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table:number-columns-spanned="16" table:number-rows-spanned="1">
            <text:p>Procedure Call Overhead</text:p>
          </table:table-cell>
          <table:covered-table-cell table:number-columns-repeated="15"/>
          <table:table-cell table:number-columns-repeated="1004"/>
        </table:table-row>
        <table:table-row table:style-name="ro2">
          <table:table-cell table:number-columns-repeated="4"/>
          <table:table-cell table:style-name="ce2" office:value-type="string" table:number-columns-spanned="8" table:number-rows-spanned="1">
            <text:p>Floating Point Arguments</text:p>
          </table:table-cell>
          <table:covered-table-cell table:number-columns-repeated="7"/>
          <table:table-cell table:style-name="ce2" office:value-type="string" table:number-columns-spanned="8" table:number-rows-spanned="1">
            <text:p>Double Precision Floating Point Arguments</text:p>
          </table:table-cell>
          <table:covered-table-cell table:number-columns-repeated="7"/>
          <table:table-cell table:style-name="ce2" office:value-type="string" table:number-columns-spanned="3" table:number-rows-spanned="1">
            <text:p>System Call Overhead</text:p>
          </table:table-cell>
          <table:covered-table-cell table:number-columns-repeated="2"/>
          <table:table-cell table:style-name="ce2" office:value-type="string" table:number-columns-spanned="2" table:number-rows-spanned="1">
            <text:p>Task Creation</text:p>
            <text:p>Time</text:p>
          </table:table-cell>
          <table:covered-table-cell/>
          <table:table-cell table:style-name="ce2" office:value-type="string" table:number-columns-spanned="2" table:number-rows-spanned="1">
            <text:p>Context Switch Time</text:p>
          </table:table-cell>
          <table:covered-table-cell/>
          <table:table-cell table:style-name="ce1" table:number-columns-repeated="997"/>
        </table:table-row>
        <table:table-row table:style-name="ro2">
          <table:table-cell table:number-columns-repeated="2"/>
          <table:table-cell table:style-name="ce1" office:value-type="string">
            <text:p>Loop</text:p>
            <text:p>Overhead</text:p>
          </table:table-cell>
          <table:table-cell table:style-name="ce1" office:value-type="string">
            <text:p>Read Time</text:p>
            <text:p>Overhead</text:p>
          </table:table-cell>
          <table:table-cell table:style-name="ce1" office:value-type="string">
            <text:p>Args = 0</text:p>
          </table:table-cell>
          <table:table-cell table:style-name="ce1" office:value-type="string">
            <text:p>Args = 1</text:p>
          </table:table-cell>
          <table:table-cell table:style-name="ce1" office:value-type="string">
            <text:p>Args = 2</text:p>
          </table:table-cell>
          <table:table-cell table:style-name="ce1" office:value-type="string">
            <text:p>Args = 3</text:p>
          </table:table-cell>
          <table:table-cell table:style-name="ce1" office:value-type="string">
            <text:p>Args = 4</text:p>
          </table:table-cell>
          <table:table-cell table:style-name="ce1" office:value-type="string">
            <text:p>Args = 5</text:p>
          </table:table-cell>
          <table:table-cell table:style-name="ce1" office:value-type="string">
            <text:p>Args = 6</text:p>
          </table:table-cell>
          <table:table-cell table:style-name="ce1" office:value-type="string">
            <text:p>Args = 7</text:p>
          </table:table-cell>
          <table:table-cell table:style-name="ce1" office:value-type="string">
            <text:p>Args = 0</text:p>
          </table:table-cell>
          <table:table-cell table:style-name="ce1" office:value-type="string">
            <text:p>Args = 1</text:p>
          </table:table-cell>
          <table:table-cell table:style-name="ce1" office:value-type="string">
            <text:p>Args = 2</text:p>
          </table:table-cell>
          <table:table-cell table:style-name="ce1" office:value-type="string">
            <text:p>Args = 3</text:p>
          </table:table-cell>
          <table:table-cell table:style-name="ce1" office:value-type="string">
            <text:p>Args = 4</text:p>
          </table:table-cell>
          <table:table-cell table:style-name="ce1" office:value-type="string">
            <text:p>Args = 5</text:p>
          </table:table-cell>
          <table:table-cell table:style-name="ce1" office:value-type="string">
            <text:p>Args = 6</text:p>
          </table:table-cell>
          <table:table-cell table:style-name="ce1" office:value-type="string">
            <text:p>Args = 7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getPid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Process</text:p>
          </table:table-cell>
          <table:table-cell table:style-name="ce1" office:value-type="string">
            <text:p>Kernel</text:p>
            <text:p>Thread</text:p>
          </table:table-cell>
          <table:table-cell table:style-name="ce1" office:value-type="string">
            <text:p>Process</text:p>
          </table:table-cell>
          <table:table-cell table:style-name="ce1" office:value-type="string">
            <text:p>Kernel</text:p>
            <text:p>Thread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886666666666667">
            <text:p>0.0886666667</text:p>
          </table:table-cell>
          <table:table-cell office:value-type="float" office:value="0.001723">
            <text:p>0.001723</text:p>
          </table:table-cell>
          <table:table-cell office:value-type="float" office:value="0.001864">
            <text:p>0.001864</text:p>
          </table:table-cell>
          <table:table-cell office:value-type="float" office:value="0.002073">
            <text:p>0.002073</text:p>
          </table:table-cell>
          <table:table-cell office:value-type="float" office:value="0.002174">
            <text:p>0.002174</text:p>
          </table:table-cell>
          <table:table-cell office:value-type="float" office:value="0.002515">
            <text:p>0.002515</text:p>
          </table:table-cell>
          <table:table-cell office:value-type="float" office:value="0.002545">
            <text:p>0.002545</text:p>
          </table:table-cell>
          <table:table-cell office:value-type="float" office:value="0.00277">
            <text:p>0.00277</text:p>
          </table:table-cell>
          <table:table-cell office:value-type="float" office:value="0.003036">
            <text:p>0.003036</text:p>
          </table:table-cell>
          <table:table-cell office:value-type="float" office:value="0.001819">
            <text:p>0.001819</text:p>
          </table:table-cell>
          <table:table-cell office:value-type="float" office:value="0.001887">
            <text:p>0.001887</text:p>
          </table:table-cell>
          <table:table-cell office:value-type="float" office:value="0.002076">
            <text:p>0.002076</text:p>
          </table:table-cell>
          <table:table-cell office:value-type="float" office:value="0.002181">
            <text:p>0.002181</text:p>
          </table:table-cell>
          <table:table-cell office:value-type="float" office:value="0.002439">
            <text:p>0.002439</text:p>
          </table:table-cell>
          <table:table-cell office:value-type="float" office:value="0.002492">
            <text:p>0.002492</text:p>
          </table:table-cell>
          <table:table-cell office:value-type="float" office:value="0.002758">
            <text:p>0.002758</text:p>
          </table:table-cell>
          <table:table-cell office:value-type="float" office:value="0.002998">
            <text:p>0.002998</text:p>
          </table:table-cell>
          <table:table-cell office:value-type="float" office:value="0.003201">
            <text:p>0.003201</text:p>
          </table:table-cell>
          <table:table-cell office:value-type="float" office:value="0.003449">
            <text:p>0.003449</text:p>
          </table:table-cell>
          <table:table-cell office:value-type="float" office:value="0.401194">
            <text:p>0.401194</text:p>
          </table:table-cell>
          <table:table-cell office:value-type="float" office:value="17.798946">
            <text:p>17.798946</text:p>
          </table:table-cell>
          <table:table-cell office:value-type="float" office:value="7.232141">
            <text:p>7.232141</text:p>
          </table:table-cell>
          <table:table-cell office:value-type="float" office:value="4.498771">
            <text:p>4.498771</text:p>
          </table:table-cell>
          <table:table-cell office:value-type="float" office:value="2.377229">
            <text:p>2.3772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8">
            <text:p>0.001858</text:p>
          </table:table-cell>
          <table:table-cell office:value-type="float" office:value="0.0886666666666667">
            <text:p>0.0886666667</text:p>
          </table:table-cell>
          <table:table-cell office:value-type="float" office:value="0.001701">
            <text:p>0.001701</text:p>
          </table:table-cell>
          <table:table-cell office:value-type="float" office:value="0.001865">
            <text:p>0.001865</text:p>
          </table:table-cell>
          <table:table-cell office:value-type="float" office:value="0.002069">
            <text:p>0.002069</text:p>
          </table:table-cell>
          <table:table-cell office:value-type="float" office:value="0.002176">
            <text:p>0.002176</text:p>
          </table:table-cell>
          <table:table-cell office:value-type="float" office:value="0.002514">
            <text:p>0.002514</text:p>
          </table:table-cell>
          <table:table-cell office:value-type="float" office:value="0.002544">
            <text:p>0.002544</text:p>
          </table:table-cell>
          <table:table-cell office:value-type="float" office:value="0.002767">
            <text:p>0.002767</text:p>
          </table:table-cell>
          <table:table-cell office:value-type="float" office:value="0.003039">
            <text:p>0.003039</text:p>
          </table:table-cell>
          <table:table-cell office:value-type="float" office:value="0.001828">
            <text:p>0.001828</text:p>
          </table:table-cell>
          <table:table-cell office:value-type="float" office:value="0.001874">
            <text:p>0.001874</text:p>
          </table:table-cell>
          <table:table-cell office:value-type="float" office:value="0.002076">
            <text:p>0.002076</text:p>
          </table:table-cell>
          <table:table-cell office:value-type="float" office:value="0.002187">
            <text:p>0.002187</text:p>
          </table:table-cell>
          <table:table-cell office:value-type="float" office:value="0.002432">
            <text:p>0.002432</text:p>
          </table:table-cell>
          <table:table-cell office:value-type="float" office:value="0.002495">
            <text:p>0.002495</text:p>
          </table:table-cell>
          <table:table-cell office:value-type="float" office:value="0.002754">
            <text:p>0.002754</text:p>
          </table:table-cell>
          <table:table-cell office:value-type="float" office:value="0.002996">
            <text:p>0.002996</text:p>
          </table:table-cell>
          <table:table-cell office:value-type="float" office:value="0.003181">
            <text:p>0.003181</text:p>
          </table:table-cell>
          <table:table-cell office:value-type="float" office:value="0.003451">
            <text:p>0.003451</text:p>
          </table:table-cell>
          <table:table-cell office:value-type="float" office:value="0.416115">
            <text:p>0.416115</text:p>
          </table:table-cell>
          <table:table-cell office:value-type="float" office:value="16.597723">
            <text:p>16.597723</text:p>
          </table:table-cell>
          <table:table-cell office:value-type="float" office:value="7.27052">
            <text:p>7.27052</text:p>
          </table:table-cell>
          <table:table-cell office:value-type="float" office:value="4.579914">
            <text:p>4.579914</text:p>
          </table:table-cell>
          <table:table-cell office:value-type="float" office:value="2.4406">
            <text:p>2.440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7">
            <text:p>0.001867</text:p>
          </table:table-cell>
          <table:table-cell office:value-type="float" office:value="0.088381">
            <text:p>0.088381</text:p>
          </table:table-cell>
          <table:table-cell office:value-type="float" office:value="0.001703">
            <text:p>0.001703</text:p>
          </table:table-cell>
          <table:table-cell office:value-type="float" office:value="0.001865">
            <text:p>0.001865</text:p>
          </table:table-cell>
          <table:table-cell office:value-type="float" office:value="0.002072">
            <text:p>0.002072</text:p>
          </table:table-cell>
          <table:table-cell office:value-type="float" office:value="0.002175">
            <text:p>0.002175</text:p>
          </table:table-cell>
          <table:table-cell office:value-type="float" office:value="0.002511">
            <text:p>0.002511</text:p>
          </table:table-cell>
          <table:table-cell office:value-type="float" office:value="0.00254">
            <text:p>0.00254</text:p>
          </table:table-cell>
          <table:table-cell office:value-type="float" office:value="0.002765">
            <text:p>0.002765</text:p>
          </table:table-cell>
          <table:table-cell office:value-type="float" office:value="0.003037">
            <text:p>0.003037</text:p>
          </table:table-cell>
          <table:table-cell office:value-type="float" office:value="0.001863">
            <text:p>0.001863</text:p>
          </table:table-cell>
          <table:table-cell office:value-type="float" office:value="0.001864">
            <text:p>0.001864</text:p>
          </table:table-cell>
          <table:table-cell office:value-type="float" office:value="0.002079">
            <text:p>0.002079</text:p>
          </table:table-cell>
          <table:table-cell office:value-type="float" office:value="0.002173">
            <text:p>0.002173</text:p>
          </table:table-cell>
          <table:table-cell office:value-type="float" office:value="0.002452">
            <text:p>0.002452</text:p>
          </table:table-cell>
          <table:table-cell office:value-type="float" office:value="0.002485">
            <text:p>0.002485</text:p>
          </table:table-cell>
          <table:table-cell office:value-type="float" office:value="0.002759">
            <text:p>0.002759</text:p>
          </table:table-cell>
          <table:table-cell office:value-type="float" office:value="0.003013">
            <text:p>0.003013</text:p>
          </table:table-cell>
          <table:table-cell office:value-type="float" office:value="0.003188">
            <text:p>0.003188</text:p>
          </table:table-cell>
          <table:table-cell office:value-type="float" office:value="0.003444">
            <text:p>0.003444</text:p>
          </table:table-cell>
          <table:table-cell office:value-type="float" office:value="0.400333">
            <text:p>0.400333</text:p>
          </table:table-cell>
          <table:table-cell office:value-type="float" office:value="16.520417">
            <text:p>16.520417</text:p>
          </table:table-cell>
          <table:table-cell office:value-type="float" office:value="7.224804">
            <text:p>7.224804</text:p>
          </table:table-cell>
          <table:table-cell office:value-type="float" office:value="4.542143">
            <text:p>4.542143</text:p>
          </table:table-cell>
          <table:table-cell office:value-type="float" office:value="2.350229">
            <text:p>2.3502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8381">
            <text:p>0.088381</text:p>
          </table:table-cell>
          <table:table-cell office:value-type="float" office:value="0.001698">
            <text:p>0.001698</text:p>
          </table:table-cell>
          <table:table-cell office:value-type="float" office:value="0.00186">
            <text:p>0.00186</text:p>
          </table:table-cell>
          <table:table-cell office:value-type="float" office:value="0.002068">
            <text:p>0.002068</text:p>
          </table:table-cell>
          <table:table-cell office:value-type="float" office:value="0.002177">
            <text:p>0.002177</text:p>
          </table:table-cell>
          <table:table-cell office:value-type="float" office:value="0.002514">
            <text:p>0.002514</text:p>
          </table:table-cell>
          <table:table-cell office:value-type="float" office:value="0.002551">
            <text:p>0.002551</text:p>
          </table:table-cell>
          <table:table-cell office:value-type="float" office:value="0.002768">
            <text:p>0.002768</text:p>
          </table:table-cell>
          <table:table-cell office:value-type="float" office:value="0.003038">
            <text:p>0.003038</text:p>
          </table:table-cell>
          <table:table-cell office:value-type="float" office:value="0.00183">
            <text:p>0.00183</text:p>
          </table:table-cell>
          <table:table-cell office:value-type="float" office:value="0.001886">
            <text:p>0.001886</text:p>
          </table:table-cell>
          <table:table-cell office:value-type="float" office:value="0.002079">
            <text:p>0.002079</text:p>
          </table:table-cell>
          <table:table-cell office:value-type="float" office:value="0.002156">
            <text:p>0.002156</text:p>
          </table:table-cell>
          <table:table-cell office:value-type="float" office:value="0.002462">
            <text:p>0.002462</text:p>
          </table:table-cell>
          <table:table-cell office:value-type="float" office:value="0.002508">
            <text:p>0.002508</text:p>
          </table:table-cell>
          <table:table-cell office:value-type="float" office:value="0.002765">
            <text:p>0.002765</text:p>
          </table:table-cell>
          <table:table-cell office:value-type="float" office:value="0.002986">
            <text:p>0.002986</text:p>
          </table:table-cell>
          <table:table-cell office:value-type="float" office:value="0.003196">
            <text:p>0.003196</text:p>
          </table:table-cell>
          <table:table-cell office:value-type="float" office:value="0.003445">
            <text:p>0.003445</text:p>
          </table:table-cell>
          <table:table-cell office:value-type="float" office:value="0.402622">
            <text:p>0.402622</text:p>
          </table:table-cell>
          <table:table-cell office:value-type="float" office:value="16.44912">
            <text:p>16.44912</text:p>
          </table:table-cell>
          <table:table-cell office:value-type="float" office:value="7.339111">
            <text:p>7.339111</text:p>
          </table:table-cell>
          <table:table-cell office:value-type="float" office:value="4.536429">
            <text:p>4.536429</text:p>
          </table:table-cell>
          <table:table-cell office:value-type="float" office:value="2.356771">
            <text:p>2.3567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9619">
            <text:p>0.089619</text:p>
          </table:table-cell>
          <table:table-cell office:value-type="float" office:value="0.001697">
            <text:p>0.001697</text:p>
          </table:table-cell>
          <table:table-cell office:value-type="float" office:value="0.001864">
            <text:p>0.001864</text:p>
          </table:table-cell>
          <table:table-cell office:value-type="float" office:value="0.002072">
            <text:p>0.002072</text:p>
          </table:table-cell>
          <table:table-cell office:value-type="float" office:value="0.002175">
            <text:p>0.002175</text:p>
          </table:table-cell>
          <table:table-cell office:value-type="float" office:value="0.002513">
            <text:p>0.002513</text:p>
          </table:table-cell>
          <table:table-cell office:value-type="float" office:value="0.002549">
            <text:p>0.002549</text:p>
          </table:table-cell>
          <table:table-cell office:value-type="float" office:value="0.002769">
            <text:p>0.002769</text:p>
          </table:table-cell>
          <table:table-cell office:value-type="float" office:value="0.003041">
            <text:p>0.003041</text:p>
          </table:table-cell>
          <table:table-cell office:value-type="float" office:value="0.001832">
            <text:p>0.001832</text:p>
          </table:table-cell>
          <table:table-cell office:value-type="float" office:value="0.001879">
            <text:p>0.001879</text:p>
          </table:table-cell>
          <table:table-cell office:value-type="float" office:value="0.00208">
            <text:p>0.00208</text:p>
          </table:table-cell>
          <table:table-cell office:value-type="float" office:value="0.002167">
            <text:p>0.002167</text:p>
          </table:table-cell>
          <table:table-cell office:value-type="float" office:value="0.002441">
            <text:p>0.002441</text:p>
          </table:table-cell>
          <table:table-cell office:value-type="float" office:value="0.002494">
            <text:p>0.002494</text:p>
          </table:table-cell>
          <table:table-cell office:value-type="float" office:value="0.002768">
            <text:p>0.002768</text:p>
          </table:table-cell>
          <table:table-cell office:value-type="float" office:value="0.002993">
            <text:p>0.002993</text:p>
          </table:table-cell>
          <table:table-cell office:value-type="float" office:value="0.003193">
            <text:p>0.003193</text:p>
          </table:table-cell>
          <table:table-cell office:value-type="float" office:value="0.003434">
            <text:p>0.003434</text:p>
          </table:table-cell>
          <table:table-cell office:value-type="float" office:value="0.400744">
            <text:p>0.400744</text:p>
          </table:table-cell>
          <table:table-cell office:value-type="float" office:value="16.673286">
            <text:p>16.673286</text:p>
          </table:table-cell>
          <table:table-cell office:value-type="float" office:value="7.394737">
            <text:p>7.394737</text:p>
          </table:table-cell>
          <table:table-cell office:value-type="float" office:value="4.5394">
            <text:p>4.5394</text:p>
          </table:table-cell>
          <table:table-cell office:value-type="float" office:value="2.385886">
            <text:p>2.3858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75236666666667">
            <text:p>0.0875236667</text:p>
          </table:table-cell>
          <table:table-cell office:value-type="float" office:value="0.001697">
            <text:p>0.001697</text:p>
          </table:table-cell>
          <table:table-cell office:value-type="float" office:value="0.001865">
            <text:p>0.001865</text:p>
          </table:table-cell>
          <table:table-cell office:value-type="float" office:value="0.002074">
            <text:p>0.002074</text:p>
          </table:table-cell>
          <table:table-cell office:value-type="float" office:value="0.002177">
            <text:p>0.002177</text:p>
          </table:table-cell>
          <table:table-cell office:value-type="float" office:value="0.002515">
            <text:p>0.002515</text:p>
          </table:table-cell>
          <table:table-cell office:value-type="float" office:value="0.002547">
            <text:p>0.002547</text:p>
          </table:table-cell>
          <table:table-cell office:value-type="float" office:value="0.002764">
            <text:p>0.002764</text:p>
          </table:table-cell>
          <table:table-cell office:value-type="float" office:value="0.003038">
            <text:p>0.003038</text:p>
          </table:table-cell>
          <table:table-cell office:value-type="float" office:value="0.001831">
            <text:p>0.001831</text:p>
          </table:table-cell>
          <table:table-cell office:value-type="float" office:value="0.001897">
            <text:p>0.001897</text:p>
          </table:table-cell>
          <table:table-cell office:value-type="float" office:value="0.002075">
            <text:p>0.002075</text:p>
          </table:table-cell>
          <table:table-cell office:value-type="float" office:value="0.002185">
            <text:p>0.002185</text:p>
          </table:table-cell>
          <table:table-cell office:value-type="float" office:value="0.002443">
            <text:p>0.002443</text:p>
          </table:table-cell>
          <table:table-cell office:value-type="float" office:value="0.002494">
            <text:p>0.002494</text:p>
          </table:table-cell>
          <table:table-cell office:value-type="float" office:value="0.002763">
            <text:p>0.002763</text:p>
          </table:table-cell>
          <table:table-cell office:value-type="float" office:value="0.003033">
            <text:p>0.003033</text:p>
          </table:table-cell>
          <table:table-cell office:value-type="float" office:value="0.00319">
            <text:p>0.00319</text:p>
          </table:table-cell>
          <table:table-cell office:value-type="float" office:value="0.003451">
            <text:p>0.003451</text:p>
          </table:table-cell>
          <table:table-cell office:value-type="float" office:value="0.403585">
            <text:p>0.403585</text:p>
          </table:table-cell>
          <table:table-cell office:value-type="float" office:value="16.129123">
            <text:p>16.129123</text:p>
          </table:table-cell>
          <table:table-cell office:value-type="float" office:value="7.23641">
            <text:p>7.23641</text:p>
          </table:table-cell>
          <table:table-cell office:value-type="float" office:value="4.381686">
            <text:p>4.381686</text:p>
          </table:table-cell>
          <table:table-cell office:value-type="float" office:value="2.356429">
            <text:p>2.3564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3">
            <text:p>0.001853</text:p>
          </table:table-cell>
          <table:table-cell office:value-type="float" office:value="0.088381">
            <text:p>0.088381</text:p>
          </table:table-cell>
          <table:table-cell office:value-type="float" office:value="0.001697">
            <text:p>0.001697</text:p>
          </table:table-cell>
          <table:table-cell office:value-type="float" office:value="0.001864">
            <text:p>0.001864</text:p>
          </table:table-cell>
          <table:table-cell office:value-type="float" office:value="0.002074">
            <text:p>0.002074</text:p>
          </table:table-cell>
          <table:table-cell office:value-type="float" office:value="0.00218">
            <text:p>0.00218</text:p>
          </table:table-cell>
          <table:table-cell office:value-type="float" office:value="0.002511">
            <text:p>0.002511</text:p>
          </table:table-cell>
          <table:table-cell office:value-type="float" office:value="0.002548">
            <text:p>0.002548</text:p>
          </table:table-cell>
          <table:table-cell office:value-type="float" office:value="0.002797">
            <text:p>0.002797</text:p>
          </table:table-cell>
          <table:table-cell office:value-type="float" office:value="0.003038">
            <text:p>0.003038</text:p>
          </table:table-cell>
          <table:table-cell office:value-type="float" office:value="0.00183">
            <text:p>0.00183</text:p>
          </table:table-cell>
          <table:table-cell office:value-type="float" office:value="0.001904">
            <text:p>0.001904</text:p>
          </table:table-cell>
          <table:table-cell office:value-type="float" office:value="0.002073">
            <text:p>0.002073</text:p>
          </table:table-cell>
          <table:table-cell office:value-type="float" office:value="0.002189">
            <text:p>0.002189</text:p>
          </table:table-cell>
          <table:table-cell office:value-type="float" office:value="0.002422">
            <text:p>0.002422</text:p>
          </table:table-cell>
          <table:table-cell office:value-type="float" office:value="0.002486">
            <text:p>0.002486</text:p>
          </table:table-cell>
          <table:table-cell office:value-type="float" office:value="0.002793">
            <text:p>0.002793</text:p>
          </table:table-cell>
          <table:table-cell office:value-type="float" office:value="0.003005">
            <text:p>0.003005</text:p>
          </table:table-cell>
          <table:table-cell office:value-type="float" office:value="0.003176">
            <text:p>0.003176</text:p>
          </table:table-cell>
          <table:table-cell office:value-type="float" office:value="0.003446">
            <text:p>0.003446</text:p>
          </table:table-cell>
          <table:table-cell office:value-type="float" office:value="0.400626">
            <text:p>0.400626</text:p>
          </table:table-cell>
          <table:table-cell office:value-type="float" office:value="16.703869">
            <text:p>16.703869</text:p>
          </table:table-cell>
          <table:table-cell office:value-type="float" office:value="7.511008">
            <text:p>7.511008</text:p>
          </table:table-cell>
          <table:table-cell office:value-type="float" office:value="4.395143">
            <text:p>4.395143</text:p>
          </table:table-cell>
          <table:table-cell office:value-type="float" office:value="2.353371">
            <text:p>2.3533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8381">
            <text:p>0.088381</text:p>
          </table:table-cell>
          <table:table-cell office:value-type="float" office:value="0.001698">
            <text:p>0.001698</text:p>
          </table:table-cell>
          <table:table-cell office:value-type="float" office:value="0.001862">
            <text:p>0.001862</text:p>
          </table:table-cell>
          <table:table-cell office:value-type="float" office:value="0.002071">
            <text:p>0.002071</text:p>
          </table:table-cell>
          <table:table-cell office:value-type="float" office:value="0.002177">
            <text:p>0.002177</text:p>
          </table:table-cell>
          <table:table-cell office:value-type="float" office:value="0.00251">
            <text:p>0.00251</text:p>
          </table:table-cell>
          <table:table-cell office:value-type="float" office:value="0.002542">
            <text:p>0.002542</text:p>
          </table:table-cell>
          <table:table-cell office:value-type="float" office:value="0.00282">
            <text:p>0.00282</text:p>
          </table:table-cell>
          <table:table-cell office:value-type="float" office:value="0.003039">
            <text:p>0.003039</text:p>
          </table:table-cell>
          <table:table-cell office:value-type="float" office:value="0.001829">
            <text:p>0.001829</text:p>
          </table:table-cell>
          <table:table-cell office:value-type="float" office:value="0.001881">
            <text:p>0.001881</text:p>
          </table:table-cell>
          <table:table-cell office:value-type="float" office:value="0.002076">
            <text:p>0.002076</text:p>
          </table:table-cell>
          <table:table-cell office:value-type="float" office:value="0.00219">
            <text:p>0.00219</text:p>
          </table:table-cell>
          <table:table-cell office:value-type="float" office:value="0.002422">
            <text:p>0.002422</text:p>
          </table:table-cell>
          <table:table-cell office:value-type="float" office:value="0.00249">
            <text:p>0.00249</text:p>
          </table:table-cell>
          <table:table-cell office:value-type="float" office:value="0.002801">
            <text:p>0.002801</text:p>
          </table:table-cell>
          <table:table-cell office:value-type="float" office:value="0.002987">
            <text:p>0.002987</text:p>
          </table:table-cell>
          <table:table-cell office:value-type="float" office:value="0.003193">
            <text:p>0.003193</text:p>
          </table:table-cell>
          <table:table-cell office:value-type="float" office:value="0.003433">
            <text:p>0.003433</text:p>
          </table:table-cell>
          <table:table-cell office:value-type="float" office:value="0.405758">
            <text:p>0.405758</text:p>
          </table:table-cell>
          <table:table-cell office:value-type="float" office:value="19.207523">
            <text:p>19.207523</text:p>
          </table:table-cell>
          <table:table-cell office:value-type="float" office:value="7.497518">
            <text:p>7.497518</text:p>
          </table:table-cell>
          <table:table-cell office:value-type="float" office:value="4.362286">
            <text:p>4.362286</text:p>
          </table:table-cell>
          <table:table-cell office:value-type="float" office:value="2.288086">
            <text:p>2.2880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4">
            <text:p>0.001864</text:p>
          </table:table-cell>
          <table:table-cell office:value-type="float" office:value="0.088381">
            <text:p>0.088381</text:p>
          </table:table-cell>
          <table:table-cell office:value-type="float" office:value="0.001701">
            <text:p>0.001701</text:p>
          </table:table-cell>
          <table:table-cell office:value-type="float" office:value="0.001865">
            <text:p>0.001865</text:p>
          </table:table-cell>
          <table:table-cell office:value-type="float" office:value="0.002075">
            <text:p>0.002075</text:p>
          </table:table-cell>
          <table:table-cell office:value-type="float" office:value="0.002178">
            <text:p>0.002178</text:p>
          </table:table-cell>
          <table:table-cell office:value-type="float" office:value="0.002508">
            <text:p>0.002508</text:p>
          </table:table-cell>
          <table:table-cell office:value-type="float" office:value="0.002567">
            <text:p>0.002567</text:p>
          </table:table-cell>
          <table:table-cell office:value-type="float" office:value="0.002818">
            <text:p>0.002818</text:p>
          </table:table-cell>
          <table:table-cell office:value-type="float" office:value="0.003046">
            <text:p>0.003046</text:p>
          </table:table-cell>
          <table:table-cell office:value-type="float" office:value="0.00182">
            <text:p>0.00182</text:p>
          </table:table-cell>
          <table:table-cell office:value-type="float" office:value="0.001871">
            <text:p>0.001871</text:p>
          </table:table-cell>
          <table:table-cell office:value-type="float" office:value="0.002078">
            <text:p>0.002078</text:p>
          </table:table-cell>
          <table:table-cell office:value-type="float" office:value="0.00218">
            <text:p>0.00218</text:p>
          </table:table-cell>
          <table:table-cell office:value-type="float" office:value="0.002424">
            <text:p>0.002424</text:p>
          </table:table-cell>
          <table:table-cell office:value-type="float" office:value="0.002481">
            <text:p>0.002481</text:p>
          </table:table-cell>
          <table:table-cell office:value-type="float" office:value="0.002767">
            <text:p>0.002767</text:p>
          </table:table-cell>
          <table:table-cell office:value-type="float" office:value="0.003019">
            <text:p>0.003019</text:p>
          </table:table-cell>
          <table:table-cell office:value-type="float" office:value="0.003191">
            <text:p>0.003191</text:p>
          </table:table-cell>
          <table:table-cell office:value-type="float" office:value="0.003451">
            <text:p>0.003451</text:p>
          </table:table-cell>
          <table:table-cell office:value-type="float" office:value="0.418055">
            <text:p>0.418055</text:p>
          </table:table-cell>
          <table:table-cell office:value-type="float" office:value="16.710931">
            <text:p>16.710931</text:p>
          </table:table-cell>
          <table:table-cell office:value-type="float" office:value="7.241529">
            <text:p>7.241529</text:p>
          </table:table-cell>
          <table:table-cell office:value-type="float" office:value="4.394714">
            <text:p>4.394714</text:p>
          </table:table-cell>
          <table:table-cell office:value-type="float" office:value="2.422886">
            <text:p>2.4228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8381">
            <text:p>0.088381</text:p>
          </table:table-cell>
          <table:table-cell office:value-type="float" office:value="0.0017">
            <text:p>0.0017</text:p>
          </table:table-cell>
          <table:table-cell office:value-type="float" office:value="0.001863">
            <text:p>0.001863</text:p>
          </table:table-cell>
          <table:table-cell office:value-type="float" office:value="0.002103">
            <text:p>0.002103</text:p>
          </table:table-cell>
          <table:table-cell office:value-type="float" office:value="0.00217">
            <text:p>0.00217</text:p>
          </table:table-cell>
          <table:table-cell office:value-type="float" office:value="0.002511">
            <text:p>0.002511</text:p>
          </table:table-cell>
          <table:table-cell office:value-type="float" office:value="0.002559">
            <text:p>0.002559</text:p>
          </table:table-cell>
          <table:table-cell office:value-type="float" office:value="0.002831">
            <text:p>0.002831</text:p>
          </table:table-cell>
          <table:table-cell office:value-type="float" office:value="0.003038">
            <text:p>0.003038</text:p>
          </table:table-cell>
          <table:table-cell office:value-type="float" office:value="0.001819">
            <text:p>0.001819</text:p>
          </table:table-cell>
          <table:table-cell office:value-type="float" office:value="0.001897">
            <text:p>0.001897</text:p>
          </table:table-cell>
          <table:table-cell office:value-type="float" office:value="0.002082">
            <text:p>0.002082</text:p>
          </table:table-cell>
          <table:table-cell office:value-type="float" office:value="0.00219">
            <text:p>0.00219</text:p>
          </table:table-cell>
          <table:table-cell office:value-type="float" office:value="0.002429">
            <text:p>0.002429</text:p>
          </table:table-cell>
          <table:table-cell office:value-type="float" office:value="0.002482">
            <text:p>0.002482</text:p>
          </table:table-cell>
          <table:table-cell office:value-type="float" office:value="0.002809">
            <text:p>0.002809</text:p>
          </table:table-cell>
          <table:table-cell office:value-type="float" office:value="0.003024">
            <text:p>0.003024</text:p>
          </table:table-cell>
          <table:table-cell office:value-type="float" office:value="0.003191">
            <text:p>0.003191</text:p>
          </table:table-cell>
          <table:table-cell office:value-type="float" office:value="0.003452">
            <text:p>0.003452</text:p>
          </table:table-cell>
          <table:table-cell office:value-type="float" office:value="0.406182">
            <text:p>0.406182</text:p>
          </table:table-cell>
          <table:table-cell office:value-type="float" office:value="20.289697">
            <text:p>20.289697</text:p>
          </table:table-cell>
          <table:table-cell office:value-type="float" office:value="7.426309">
            <text:p>7.426309</text:p>
          </table:table-cell>
          <table:table-cell office:value-type="float" office:value="4.418114">
            <text:p>4.418114</text:p>
          </table:table-cell>
          <table:table-cell office:value-type="float" office:value="2.423743">
            <text:p>2.4237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9619">
            <text:p>0.089619</text:p>
          </table:table-cell>
          <table:table-cell office:value-type="float" office:value="0.0017">
            <text:p>0.0017</text:p>
          </table:table-cell>
          <table:table-cell office:value-type="float" office:value="0.001868">
            <text:p>0.001868</text:p>
          </table:table-cell>
          <table:table-cell office:value-type="float" office:value="0.002097">
            <text:p>0.002097</text:p>
          </table:table-cell>
          <table:table-cell office:value-type="float" office:value="0.002173">
            <text:p>0.002173</text:p>
          </table:table-cell>
          <table:table-cell office:value-type="float" office:value="0.002507">
            <text:p>0.002507</text:p>
          </table:table-cell>
          <table:table-cell office:value-type="float" office:value="0.002552">
            <text:p>0.002552</text:p>
          </table:table-cell>
          <table:table-cell office:value-type="float" office:value="0.002821">
            <text:p>0.002821</text:p>
          </table:table-cell>
          <table:table-cell office:value-type="float" office:value="0.003037">
            <text:p>0.003037</text:p>
          </table:table-cell>
          <table:table-cell office:value-type="float" office:value="0.001818">
            <text:p>0.001818</text:p>
          </table:table-cell>
          <table:table-cell office:value-type="float" office:value="0.001889">
            <text:p>0.001889</text:p>
          </table:table-cell>
          <table:table-cell office:value-type="float" office:value="0.002082">
            <text:p>0.002082</text:p>
          </table:table-cell>
          <table:table-cell office:value-type="float" office:value="0.002181">
            <text:p>0.002181</text:p>
          </table:table-cell>
          <table:table-cell office:value-type="float" office:value="0.002426">
            <text:p>0.002426</text:p>
          </table:table-cell>
          <table:table-cell office:value-type="float" office:value="0.002484">
            <text:p>0.002484</text:p>
          </table:table-cell>
          <table:table-cell office:value-type="float" office:value="0.002798">
            <text:p>0.002798</text:p>
          </table:table-cell>
          <table:table-cell office:value-type="float" office:value="0.002993">
            <text:p>0.002993</text:p>
          </table:table-cell>
          <table:table-cell office:value-type="float" office:value="0.003182">
            <text:p>0.003182</text:p>
          </table:table-cell>
          <table:table-cell office:value-type="float" office:value="0.003436">
            <text:p>0.003436</text:p>
          </table:table-cell>
          <table:table-cell office:value-type="float" office:value="0.402869">
            <text:p>0.402869</text:p>
          </table:table-cell>
          <table:table-cell office:value-type="float" office:value="16.660689">
            <text:p>16.660689</text:p>
          </table:table-cell>
          <table:table-cell office:value-type="float" office:value="7.550096">
            <text:p>7.550096</text:p>
          </table:table-cell>
          <table:table-cell office:value-type="float" office:value="4.346971">
            <text:p>4.346971</text:p>
          </table:table-cell>
          <table:table-cell office:value-type="float" office:value="2.377286">
            <text:p>2.3772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78096666666667">
            <text:p>0.0878096667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102">
            <text:p>0.002102</text:p>
          </table:table-cell>
          <table:table-cell office:value-type="float" office:value="0.002178">
            <text:p>0.002178</text:p>
          </table:table-cell>
          <table:table-cell office:value-type="float" office:value="0.002511">
            <text:p>0.002511</text:p>
          </table:table-cell>
          <table:table-cell office:value-type="float" office:value="0.002547">
            <text:p>0.002547</text:p>
          </table:table-cell>
          <table:table-cell office:value-type="float" office:value="0.002816">
            <text:p>0.002816</text:p>
          </table:table-cell>
          <table:table-cell office:value-type="float" office:value="0.003039">
            <text:p>0.003039</text:p>
          </table:table-cell>
          <table:table-cell office:value-type="float" office:value="0.001817">
            <text:p>0.001817</text:p>
          </table:table-cell>
          <table:table-cell office:value-type="float" office:value="0.001878">
            <text:p>0.001878</text:p>
          </table:table-cell>
          <table:table-cell office:value-type="float" office:value="0.002079">
            <text:p>0.002079</text:p>
          </table:table-cell>
          <table:table-cell office:value-type="float" office:value="0.002176">
            <text:p>0.002176</text:p>
          </table:table-cell>
          <table:table-cell office:value-type="float" office:value="0.002437">
            <text:p>0.002437</text:p>
          </table:table-cell>
          <table:table-cell office:value-type="float" office:value="0.002491">
            <text:p>0.002491</text:p>
          </table:table-cell>
          <table:table-cell office:value-type="float" office:value="0.002764">
            <text:p>0.002764</text:p>
          </table:table-cell>
          <table:table-cell office:value-type="float" office:value="0.003028">
            <text:p>0.003028</text:p>
          </table:table-cell>
          <table:table-cell office:value-type="float" office:value="0.003198">
            <text:p>0.003198</text:p>
          </table:table-cell>
          <table:table-cell office:value-type="float" office:value="0.003436">
            <text:p>0.003436</text:p>
          </table:table-cell>
          <table:table-cell office:value-type="float" office:value="0.403287">
            <text:p>0.403287</text:p>
          </table:table-cell>
          <table:table-cell office:value-type="float" office:value="17.035251">
            <text:p>17.035251</text:p>
          </table:table-cell>
          <table:table-cell office:value-type="float" office:value="7.378352">
            <text:p>7.378352</text:p>
          </table:table-cell>
          <table:table-cell office:value-type="float" office:value="4.489371">
            <text:p>4.489371</text:p>
          </table:table-cell>
          <table:table-cell office:value-type="float" office:value="2.338457">
            <text:p>2.3384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8857">
            <text:p>0.088857</text:p>
          </table:table-cell>
          <table:table-cell office:value-type="float" office:value="0.001698">
            <text:p>0.001698</text:p>
          </table:table-cell>
          <table:table-cell office:value-type="float" office:value="0.001864">
            <text:p>0.001864</text:p>
          </table:table-cell>
          <table:table-cell office:value-type="float" office:value="0.002096">
            <text:p>0.002096</text:p>
          </table:table-cell>
          <table:table-cell office:value-type="float" office:value="0.002174">
            <text:p>0.002174</text:p>
          </table:table-cell>
          <table:table-cell office:value-type="float" office:value="0.00251">
            <text:p>0.00251</text:p>
          </table:table-cell>
          <table:table-cell office:value-type="float" office:value="0.002557">
            <text:p>0.002557</text:p>
          </table:table-cell>
          <table:table-cell office:value-type="float" office:value="0.002815">
            <text:p>0.002815</text:p>
          </table:table-cell>
          <table:table-cell office:value-type="float" office:value="0.00304">
            <text:p>0.00304</text:p>
          </table:table-cell>
          <table:table-cell office:value-type="float" office:value="0.001815">
            <text:p>0.001815</text:p>
          </table:table-cell>
          <table:table-cell office:value-type="float" office:value="0.001879">
            <text:p>0.001879</text:p>
          </table:table-cell>
          <table:table-cell office:value-type="float" office:value="0.002075">
            <text:p>0.002075</text:p>
          </table:table-cell>
          <table:table-cell office:value-type="float" office:value="0.002184">
            <text:p>0.002184</text:p>
          </table:table-cell>
          <table:table-cell office:value-type="float" office:value="0.002423">
            <text:p>0.002423</text:p>
          </table:table-cell>
          <table:table-cell office:value-type="float" office:value="0.00249">
            <text:p>0.00249</text:p>
          </table:table-cell>
          <table:table-cell office:value-type="float" office:value="0.002784">
            <text:p>0.002784</text:p>
          </table:table-cell>
          <table:table-cell office:value-type="float" office:value="0.002992">
            <text:p>0.002992</text:p>
          </table:table-cell>
          <table:table-cell office:value-type="float" office:value="0.003179">
            <text:p>0.003179</text:p>
          </table:table-cell>
          <table:table-cell office:value-type="float" office:value="0.00345">
            <text:p>0.00345</text:p>
          </table:table-cell>
          <table:table-cell office:value-type="float" office:value="0.400375">
            <text:p>0.400375</text:p>
          </table:table-cell>
          <table:table-cell office:value-type="float" office:value="17.576443">
            <text:p>17.576443</text:p>
          </table:table-cell>
          <table:table-cell office:value-type="float" office:value="7.200522">
            <text:p>7.200522</text:p>
          </table:table-cell>
          <table:table-cell office:value-type="float" office:value="4.498743">
            <text:p>4.498743</text:p>
          </table:table-cell>
          <table:table-cell office:value-type="float" office:value="2.447057">
            <text:p>2.4470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93333333333333">
            <text:p>0.0893333333</text:p>
          </table:table-cell>
          <table:table-cell office:value-type="float" office:value="0.001698">
            <text:p>0.001698</text:p>
          </table:table-cell>
          <table:table-cell office:value-type="float" office:value="0.001866">
            <text:p>0.001866</text:p>
          </table:table-cell>
          <table:table-cell office:value-type="float" office:value="0.002094">
            <text:p>0.002094</text:p>
          </table:table-cell>
          <table:table-cell office:value-type="float" office:value="0.002174">
            <text:p>0.002174</text:p>
          </table:table-cell>
          <table:table-cell office:value-type="float" office:value="0.002511">
            <text:p>0.002511</text:p>
          </table:table-cell>
          <table:table-cell office:value-type="float" office:value="0.002553">
            <text:p>0.002553</text:p>
          </table:table-cell>
          <table:table-cell office:value-type="float" office:value="0.00282">
            <text:p>0.00282</text:p>
          </table:table-cell>
          <table:table-cell office:value-type="float" office:value="0.00304">
            <text:p>0.00304</text:p>
          </table:table-cell>
          <table:table-cell office:value-type="float" office:value="0.001827">
            <text:p>0.001827</text:p>
          </table:table-cell>
          <table:table-cell office:value-type="float" office:value="0.001886">
            <text:p>0.001886</text:p>
          </table:table-cell>
          <table:table-cell office:value-type="float" office:value="0.002078">
            <text:p>0.002078</text:p>
          </table:table-cell>
          <table:table-cell office:value-type="float" office:value="0.002191">
            <text:p>0.002191</text:p>
          </table:table-cell>
          <table:table-cell office:value-type="float" office:value="0.002424">
            <text:p>0.002424</text:p>
          </table:table-cell>
          <table:table-cell office:value-type="float" office:value="0.002485">
            <text:p>0.002485</text:p>
          </table:table-cell>
          <table:table-cell office:value-type="float" office:value="0.002805">
            <text:p>0.002805</text:p>
          </table:table-cell>
          <table:table-cell office:value-type="float" office:value="0.00297">
            <text:p>0.00297</text:p>
          </table:table-cell>
          <table:table-cell office:value-type="float" office:value="0.003187">
            <text:p>0.003187</text:p>
          </table:table-cell>
          <table:table-cell office:value-type="float" office:value="0.003459">
            <text:p>0.003459</text:p>
          </table:table-cell>
          <table:table-cell office:value-type="float" office:value="0.400115">
            <text:p>0.400115</text:p>
          </table:table-cell>
          <table:table-cell office:value-type="float" office:value="19.691443">
            <text:p>19.691443</text:p>
          </table:table-cell>
          <table:table-cell office:value-type="float" office:value="7.363544">
            <text:p>7.363544</text:p>
          </table:table-cell>
          <table:table-cell office:value-type="float" office:value="4.244171">
            <text:p>4.244171</text:p>
          </table:table-cell>
          <table:table-cell office:value-type="float" office:value="2.368943">
            <text:p>2.3689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8">
            <text:p>0.001858</text:p>
          </table:table-cell>
          <table:table-cell office:value-type="float" office:value="0.088381">
            <text:p>0.088381</text:p>
          </table:table-cell>
          <table:table-cell office:value-type="float" office:value="0.001697">
            <text:p>0.001697</text:p>
          </table:table-cell>
          <table:table-cell office:value-type="float" office:value="0.001859">
            <text:p>0.001859</text:p>
          </table:table-cell>
          <table:table-cell office:value-type="float" office:value="0.002148">
            <text:p>0.002148</text:p>
          </table:table-cell>
          <table:table-cell office:value-type="float" office:value="0.002174">
            <text:p>0.002174</text:p>
          </table:table-cell>
          <table:table-cell office:value-type="float" office:value="0.002513">
            <text:p>0.002513</text:p>
          </table:table-cell>
          <table:table-cell office:value-type="float" office:value="0.002544">
            <text:p>0.002544</text:p>
          </table:table-cell>
          <table:table-cell office:value-type="float" office:value="0.002818">
            <text:p>0.002818</text:p>
          </table:table-cell>
          <table:table-cell office:value-type="float" office:value="0.003042">
            <text:p>0.003042</text:p>
          </table:table-cell>
          <table:table-cell office:value-type="float" office:value="0.001822">
            <text:p>0.001822</text:p>
          </table:table-cell>
          <table:table-cell office:value-type="float" office:value="0.001918">
            <text:p>0.001918</text:p>
          </table:table-cell>
          <table:table-cell office:value-type="float" office:value="0.002077">
            <text:p>0.002077</text:p>
          </table:table-cell>
          <table:table-cell office:value-type="float" office:value="0.002211">
            <text:p>0.002211</text:p>
          </table:table-cell>
          <table:table-cell office:value-type="float" office:value="0.002426">
            <text:p>0.002426</text:p>
          </table:table-cell>
          <table:table-cell office:value-type="float" office:value="0.002486">
            <text:p>0.002486</text:p>
          </table:table-cell>
          <table:table-cell office:value-type="float" office:value="0.00277">
            <text:p>0.00277</text:p>
          </table:table-cell>
          <table:table-cell office:value-type="float" office:value="0.002975">
            <text:p>0.002975</text:p>
          </table:table-cell>
          <table:table-cell office:value-type="float" office:value="0.003174">
            <text:p>0.003174</text:p>
          </table:table-cell>
          <table:table-cell office:value-type="float" office:value="0.003444">
            <text:p>0.003444</text:p>
          </table:table-cell>
          <table:table-cell office:value-type="float" office:value="0.400596">
            <text:p>0.400596</text:p>
          </table:table-cell>
          <table:table-cell office:value-type="float" office:value="16.824251">
            <text:p>16.824251</text:p>
          </table:table-cell>
          <table:table-cell office:value-type="float" office:value="7.444157">
            <text:p>7.444157</text:p>
          </table:table-cell>
          <table:table-cell office:value-type="float" office:value="4.306171">
            <text:p>4.306171</text:p>
          </table:table-cell>
          <table:table-cell office:value-type="float" office:value="2.3346">
            <text:p>2.334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3">
            <text:p>0.001853</text:p>
          </table:table-cell>
          <table:table-cell office:value-type="float" office:value="0.088762">
            <text:p>0.088762</text:p>
          </table:table-cell>
          <table:table-cell office:value-type="float" office:value="0.001699">
            <text:p>0.001699</text:p>
          </table:table-cell>
          <table:table-cell office:value-type="float" office:value="0.001866">
            <text:p>0.001866</text:p>
          </table:table-cell>
          <table:table-cell office:value-type="float" office:value="0.002083">
            <text:p>0.002083</text:p>
          </table:table-cell>
          <table:table-cell office:value-type="float" office:value="0.002176">
            <text:p>0.002176</text:p>
          </table:table-cell>
          <table:table-cell office:value-type="float" office:value="0.002509">
            <text:p>0.002509</text:p>
          </table:table-cell>
          <table:table-cell office:value-type="float" office:value="0.002547">
            <text:p>0.002547</text:p>
          </table:table-cell>
          <table:table-cell office:value-type="float" office:value="0.002818">
            <text:p>0.002818</text:p>
          </table:table-cell>
          <table:table-cell office:value-type="float" office:value="0.003039">
            <text:p>0.003039</text:p>
          </table:table-cell>
          <table:table-cell office:value-type="float" office:value="0.001827">
            <text:p>0.001827</text:p>
          </table:table-cell>
          <table:table-cell office:value-type="float" office:value="0.001938">
            <text:p>0.001938</text:p>
          </table:table-cell>
          <table:table-cell office:value-type="float" office:value="0.002079">
            <text:p>0.002079</text:p>
          </table:table-cell>
          <table:table-cell office:value-type="float" office:value="0.002162">
            <text:p>0.002162</text:p>
          </table:table-cell>
          <table:table-cell office:value-type="float" office:value="0.002414">
            <text:p>0.002414</text:p>
          </table:table-cell>
          <table:table-cell office:value-type="float" office:value="0.002484">
            <text:p>0.002484</text:p>
          </table:table-cell>
          <table:table-cell office:value-type="float" office:value="0.002763">
            <text:p>0.002763</text:p>
          </table:table-cell>
          <table:table-cell office:value-type="float" office:value="0.00299">
            <text:p>0.00299</text:p>
          </table:table-cell>
          <table:table-cell office:value-type="float" office:value="0.003181">
            <text:p>0.003181</text:p>
          </table:table-cell>
          <table:table-cell office:value-type="float" office:value="0.003446">
            <text:p>0.003446</text:p>
          </table:table-cell>
          <table:table-cell office:value-type="float" office:value="0.398323">
            <text:p>0.398323</text:p>
          </table:table-cell>
          <table:table-cell office:value-type="float" office:value="17.37812">
            <text:p>17.37812</text:p>
          </table:table-cell>
          <table:table-cell office:value-type="float" office:value="7.459283">
            <text:p>7.459283</text:p>
          </table:table-cell>
          <table:table-cell office:value-type="float" office:value="4.268686">
            <text:p>4.268686</text:p>
          </table:table-cell>
          <table:table-cell office:value-type="float" office:value="2.277057">
            <text:p>2.2770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">
            <text:p>0.00185</text:p>
          </table:table-cell>
          <table:table-cell office:value-type="float" office:value="0.089619">
            <text:p>0.089619</text:p>
          </table:table-cell>
          <table:table-cell office:value-type="float" office:value="0.001697">
            <text:p>0.001697</text:p>
          </table:table-cell>
          <table:table-cell office:value-type="float" office:value="0.001862">
            <text:p>0.001862</text:p>
          </table:table-cell>
          <table:table-cell office:value-type="float" office:value="0.002074">
            <text:p>0.002074</text:p>
          </table:table-cell>
          <table:table-cell office:value-type="float" office:value="0.002172">
            <text:p>0.002172</text:p>
          </table:table-cell>
          <table:table-cell office:value-type="float" office:value="0.00251">
            <text:p>0.00251</text:p>
          </table:table-cell>
          <table:table-cell office:value-type="float" office:value="0.002541">
            <text:p>0.002541</text:p>
          </table:table-cell>
          <table:table-cell office:value-type="float" office:value="0.002818">
            <text:p>0.002818</text:p>
          </table:table-cell>
          <table:table-cell office:value-type="float" office:value="0.003046">
            <text:p>0.003046</text:p>
          </table:table-cell>
          <table:table-cell office:value-type="float" office:value="0.001821">
            <text:p>0.001821</text:p>
          </table:table-cell>
          <table:table-cell office:value-type="float" office:value="0.001892">
            <text:p>0.001892</text:p>
          </table:table-cell>
          <table:table-cell office:value-type="float" office:value="0.002113">
            <text:p>0.002113</text:p>
          </table:table-cell>
          <table:table-cell office:value-type="float" office:value="0.002179">
            <text:p>0.002179</text:p>
          </table:table-cell>
          <table:table-cell office:value-type="float" office:value="0.002415">
            <text:p>0.002415</text:p>
          </table:table-cell>
          <table:table-cell office:value-type="float" office:value="0.002483">
            <text:p>0.002483</text:p>
          </table:table-cell>
          <table:table-cell office:value-type="float" office:value="0.002802">
            <text:p>0.002802</text:p>
          </table:table-cell>
          <table:table-cell office:value-type="float" office:value="0.002992">
            <text:p>0.002992</text:p>
          </table:table-cell>
          <table:table-cell office:value-type="float" office:value="0.003185">
            <text:p>0.003185</text:p>
          </table:table-cell>
          <table:table-cell office:value-type="float" office:value="0.003437">
            <text:p>0.003437</text:p>
          </table:table-cell>
          <table:table-cell office:value-type="float" office:value="0.400013">
            <text:p>0.400013</text:p>
          </table:table-cell>
          <table:table-cell office:value-type="float" office:value="17.774594">
            <text:p>17.774594</text:p>
          </table:table-cell>
          <table:table-cell office:value-type="float" office:value="7.415806">
            <text:p>7.415806</text:p>
          </table:table-cell>
          <table:table-cell office:value-type="float" office:value="4.419229">
            <text:p>4.419229</text:p>
          </table:table-cell>
          <table:table-cell office:value-type="float" office:value="2.302514">
            <text:p>2.3025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2">
            <text:p>0.001852</text:p>
          </table:table-cell>
          <table:table-cell office:value-type="float" office:value="0.0875236666666667">
            <text:p>0.0875236667</text:p>
          </table:table-cell>
          <table:table-cell office:value-type="float" office:value="0.001698">
            <text:p>0.001698</text:p>
          </table:table-cell>
          <table:table-cell office:value-type="float" office:value="0.001861">
            <text:p>0.001861</text:p>
          </table:table-cell>
          <table:table-cell office:value-type="float" office:value="0.002073">
            <text:p>0.002073</text:p>
          </table:table-cell>
          <table:table-cell office:value-type="float" office:value="0.00217">
            <text:p>0.00217</text:p>
          </table:table-cell>
          <table:table-cell office:value-type="float" office:value="0.002506">
            <text:p>0.002506</text:p>
          </table:table-cell>
          <table:table-cell office:value-type="float" office:value="0.002541">
            <text:p>0.002541</text:p>
          </table:table-cell>
          <table:table-cell office:value-type="float" office:value="0.002798">
            <text:p>0.002798</text:p>
          </table:table-cell>
          <table:table-cell office:value-type="float" office:value="0.00305">
            <text:p>0.00305</text:p>
          </table:table-cell>
          <table:table-cell office:value-type="float" office:value="0.001824">
            <text:p>0.001824</text:p>
          </table:table-cell>
          <table:table-cell office:value-type="float" office:value="0.001899">
            <text:p>0.001899</text:p>
          </table:table-cell>
          <table:table-cell office:value-type="float" office:value="0.002123">
            <text:p>0.002123</text:p>
          </table:table-cell>
          <table:table-cell office:value-type="float" office:value="0.00218">
            <text:p>0.00218</text:p>
          </table:table-cell>
          <table:table-cell office:value-type="float" office:value="0.002435">
            <text:p>0.002435</text:p>
          </table:table-cell>
          <table:table-cell office:value-type="float" office:value="0.002494">
            <text:p>0.002494</text:p>
          </table:table-cell>
          <table:table-cell office:value-type="float" office:value="0.002785">
            <text:p>0.002785</text:p>
          </table:table-cell>
          <table:table-cell office:value-type="float" office:value="0.002988">
            <text:p>0.002988</text:p>
          </table:table-cell>
          <table:table-cell office:value-type="float" office:value="0.003182">
            <text:p>0.003182</text:p>
          </table:table-cell>
          <table:table-cell office:value-type="float" office:value="0.003451">
            <text:p>0.003451</text:p>
          </table:table-cell>
          <table:table-cell office:value-type="float" office:value="0.396214">
            <text:p>0.396214</text:p>
          </table:table-cell>
          <table:table-cell office:value-type="float" office:value="17.643591">
            <text:p>17.643591</text:p>
          </table:table-cell>
          <table:table-cell office:value-type="float" office:value="7.331762">
            <text:p>7.331762</text:p>
          </table:table-cell>
          <table:table-cell office:value-type="float" office:value="4.559486">
            <text:p>4.559486</text:p>
          </table:table-cell>
          <table:table-cell office:value-type="float" office:value="2.293029">
            <text:p>2.2930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46">
            <text:p>0.001846</text:p>
          </table:table-cell>
          <table:table-cell office:value-type="float" office:value="0.0890476666666667">
            <text:p>0.0890476667</text:p>
          </table:table-cell>
          <table:table-cell office:value-type="float" office:value="0.001698">
            <text:p>0.001698</text:p>
          </table:table-cell>
          <table:table-cell office:value-type="float" office:value="0.001859">
            <text:p>0.001859</text:p>
          </table:table-cell>
          <table:table-cell office:value-type="float" office:value="0.002135">
            <text:p>0.002135</text:p>
          </table:table-cell>
          <table:table-cell office:value-type="float" office:value="0.002174">
            <text:p>0.002174</text:p>
          </table:table-cell>
          <table:table-cell office:value-type="float" office:value="0.00251">
            <text:p>0.00251</text:p>
          </table:table-cell>
          <table:table-cell office:value-type="float" office:value="0.002548">
            <text:p>0.002548</text:p>
          </table:table-cell>
          <table:table-cell office:value-type="float" office:value="0.002782">
            <text:p>0.002782</text:p>
          </table:table-cell>
          <table:table-cell office:value-type="float" office:value="0.003042">
            <text:p>0.003042</text:p>
          </table:table-cell>
          <table:table-cell office:value-type="float" office:value="0.001835">
            <text:p>0.001835</text:p>
          </table:table-cell>
          <table:table-cell office:value-type="float" office:value="0.001884">
            <text:p>0.001884</text:p>
          </table:table-cell>
          <table:table-cell office:value-type="float" office:value="0.002108">
            <text:p>0.002108</text:p>
          </table:table-cell>
          <table:table-cell office:value-type="float" office:value="0.002159">
            <text:p>0.002159</text:p>
          </table:table-cell>
          <table:table-cell office:value-type="float" office:value="0.002468">
            <text:p>0.002468</text:p>
          </table:table-cell>
          <table:table-cell office:value-type="float" office:value="0.002541">
            <text:p>0.002541</text:p>
          </table:table-cell>
          <table:table-cell office:value-type="float" office:value="0.002765">
            <text:p>0.002765</text:p>
          </table:table-cell>
          <table:table-cell office:value-type="float" office:value="0.002995">
            <text:p>0.002995</text:p>
          </table:table-cell>
          <table:table-cell office:value-type="float" office:value="0.003186">
            <text:p>0.003186</text:p>
          </table:table-cell>
          <table:table-cell office:value-type="float" office:value="0.003454">
            <text:p>0.003454</text:p>
          </table:table-cell>
          <table:table-cell office:value-type="float" office:value="0.395898">
            <text:p>0.395898</text:p>
          </table:table-cell>
          <table:table-cell office:value-type="float" office:value="18.327271">
            <text:p>18.327271</text:p>
          </table:table-cell>
          <table:table-cell office:value-type="float" office:value="7.079286">
            <text:p>7.079286</text:p>
          </table:table-cell>
          <table:table-cell office:value-type="float" office:value="4.547229">
            <text:p>4.547229</text:p>
          </table:table-cell>
          <table:table-cell office:value-type="float" office:value="2.263571">
            <text:p>2.2635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8">
            <text:p>0.001858</text:p>
          </table:table-cell>
          <table:table-cell office:value-type="float" office:value="0.0893333333333333">
            <text:p>0.0893333333</text:p>
          </table:table-cell>
          <table:table-cell office:value-type="float" office:value="0.001698">
            <text:p>0.001698</text:p>
          </table:table-cell>
          <table:table-cell office:value-type="float" office:value="0.001863">
            <text:p>0.001863</text:p>
          </table:table-cell>
          <table:table-cell office:value-type="float" office:value="0.002142">
            <text:p>0.002142</text:p>
          </table:table-cell>
          <table:table-cell office:value-type="float" office:value="0.002173">
            <text:p>0.002173</text:p>
          </table:table-cell>
          <table:table-cell office:value-type="float" office:value="0.00251">
            <text:p>0.00251</text:p>
          </table:table-cell>
          <table:table-cell office:value-type="float" office:value="0.002545">
            <text:p>0.002545</text:p>
          </table:table-cell>
          <table:table-cell office:value-type="float" office:value="0.002763">
            <text:p>0.002763</text:p>
          </table:table-cell>
          <table:table-cell office:value-type="float" office:value="0.003044">
            <text:p>0.003044</text:p>
          </table:table-cell>
          <table:table-cell office:value-type="float" office:value="0.001851">
            <text:p>0.001851</text:p>
          </table:table-cell>
          <table:table-cell office:value-type="float" office:value="0.001914">
            <text:p>0.001914</text:p>
          </table:table-cell>
          <table:table-cell office:value-type="float" office:value="0.002096">
            <text:p>0.002096</text:p>
          </table:table-cell>
          <table:table-cell office:value-type="float" office:value="0.002166">
            <text:p>0.002166</text:p>
          </table:table-cell>
          <table:table-cell office:value-type="float" office:value="0.002438">
            <text:p>0.002438</text:p>
          </table:table-cell>
          <table:table-cell office:value-type="float" office:value="0.00252">
            <text:p>0.00252</text:p>
          </table:table-cell>
          <table:table-cell office:value-type="float" office:value="0.002804">
            <text:p>0.002804</text:p>
          </table:table-cell>
          <table:table-cell office:value-type="float" office:value="0.002973">
            <text:p>0.002973</text:p>
          </table:table-cell>
          <table:table-cell office:value-type="float" office:value="0.003189">
            <text:p>0.003189</text:p>
          </table:table-cell>
          <table:table-cell office:value-type="float" office:value="0.003446">
            <text:p>0.003446</text:p>
          </table:table-cell>
          <table:table-cell office:value-type="float" office:value="0.39744">
            <text:p>0.39744</text:p>
          </table:table-cell>
          <table:table-cell office:value-type="float" office:value="18.787634">
            <text:p>18.787634</text:p>
          </table:table-cell>
          <table:table-cell office:value-type="float" office:value="7.49913">
            <text:p>7.49913</text:p>
          </table:table-cell>
          <table:table-cell office:value-type="float" office:value="4.348429">
            <text:p>4.348429</text:p>
          </table:table-cell>
          <table:table-cell office:value-type="float" office:value="2.367314">
            <text:p>2.3673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8381">
            <text:p>0.088381</text:p>
          </table:table-cell>
          <table:table-cell office:value-type="float" office:value="0.001696">
            <text:p>0.001696</text:p>
          </table:table-cell>
          <table:table-cell office:value-type="float" office:value="0.001863">
            <text:p>0.001863</text:p>
          </table:table-cell>
          <table:table-cell office:value-type="float" office:value="0.002123">
            <text:p>0.002123</text:p>
          </table:table-cell>
          <table:table-cell office:value-type="float" office:value="0.002174">
            <text:p>0.002174</text:p>
          </table:table-cell>
          <table:table-cell office:value-type="float" office:value="0.002507">
            <text:p>0.002507</text:p>
          </table:table-cell>
          <table:table-cell office:value-type="float" office:value="0.002545">
            <text:p>0.002545</text:p>
          </table:table-cell>
          <table:table-cell office:value-type="float" office:value="0.002751">
            <text:p>0.002751</text:p>
          </table:table-cell>
          <table:table-cell office:value-type="float" office:value="0.00305">
            <text:p>0.00305</text:p>
          </table:table-cell>
          <table:table-cell office:value-type="float" office:value="0.001829">
            <text:p>0.001829</text:p>
          </table:table-cell>
          <table:table-cell office:value-type="float" office:value="0.00191">
            <text:p>0.00191</text:p>
          </table:table-cell>
          <table:table-cell office:value-type="float" office:value="0.002095">
            <text:p>0.002095</text:p>
          </table:table-cell>
          <table:table-cell office:value-type="float" office:value="0.00218">
            <text:p>0.00218</text:p>
          </table:table-cell>
          <table:table-cell office:value-type="float" office:value="0.002444">
            <text:p>0.002444</text:p>
          </table:table-cell>
          <table:table-cell office:value-type="float" office:value="0.002549">
            <text:p>0.002549</text:p>
          </table:table-cell>
          <table:table-cell office:value-type="float" office:value="0.002788">
            <text:p>0.002788</text:p>
          </table:table-cell>
          <table:table-cell office:value-type="float" office:value="0.002969">
            <text:p>0.002969</text:p>
          </table:table-cell>
          <table:table-cell office:value-type="float" office:value="0.003191">
            <text:p>0.003191</text:p>
          </table:table-cell>
          <table:table-cell office:value-type="float" office:value="0.003447">
            <text:p>0.003447</text:p>
          </table:table-cell>
          <table:table-cell office:value-type="float" office:value="0.39632">
            <text:p>0.39632</text:p>
          </table:table-cell>
          <table:table-cell office:value-type="float" office:value="19.67106">
            <text:p>19.67106</text:p>
          </table:table-cell>
          <table:table-cell office:value-type="float" office:value="7.366462">
            <text:p>7.366462</text:p>
          </table:table-cell>
          <table:table-cell office:value-type="float" office:value="4.4126">
            <text:p>4.4126</text:p>
          </table:table-cell>
          <table:table-cell office:value-type="float" office:value="2.333114">
            <text:p>2.3331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3">
            <text:p>0.001853</text:p>
          </table:table-cell>
          <table:table-cell office:value-type="float" office:value="0.089619">
            <text:p>0.089619</text:p>
          </table:table-cell>
          <table:table-cell office:value-type="float" office:value="0.001696">
            <text:p>0.001696</text:p>
          </table:table-cell>
          <table:table-cell office:value-type="float" office:value="0.001863">
            <text:p>0.001863</text:p>
          </table:table-cell>
          <table:table-cell office:value-type="float" office:value="0.002136">
            <text:p>0.002136</text:p>
          </table:table-cell>
          <table:table-cell office:value-type="float" office:value="0.002172">
            <text:p>0.002172</text:p>
          </table:table-cell>
          <table:table-cell office:value-type="float" office:value="0.002515">
            <text:p>0.002515</text:p>
          </table:table-cell>
          <table:table-cell office:value-type="float" office:value="0.002562">
            <text:p>0.002562</text:p>
          </table:table-cell>
          <table:table-cell office:value-type="float" office:value="0.00276">
            <text:p>0.00276</text:p>
          </table:table-cell>
          <table:table-cell office:value-type="float" office:value="0.003043">
            <text:p>0.003043</text:p>
          </table:table-cell>
          <table:table-cell office:value-type="float" office:value="0.001858">
            <text:p>0.001858</text:p>
          </table:table-cell>
          <table:table-cell office:value-type="float" office:value="0.001896">
            <text:p>0.001896</text:p>
          </table:table-cell>
          <table:table-cell office:value-type="float" office:value="0.00209">
            <text:p>0.00209</text:p>
          </table:table-cell>
          <table:table-cell office:value-type="float" office:value="0.002166">
            <text:p>0.002166</text:p>
          </table:table-cell>
          <table:table-cell office:value-type="float" office:value="0.002447">
            <text:p>0.002447</text:p>
          </table:table-cell>
          <table:table-cell office:value-type="float" office:value="0.002519">
            <text:p>0.002519</text:p>
          </table:table-cell>
          <table:table-cell office:value-type="float" office:value="0.0028">
            <text:p>0.0028</text:p>
          </table:table-cell>
          <table:table-cell office:value-type="float" office:value="0.002967">
            <text:p>0.002967</text:p>
          </table:table-cell>
          <table:table-cell office:value-type="float" office:value="0.003181">
            <text:p>0.003181</text:p>
          </table:table-cell>
          <table:table-cell office:value-type="float" office:value="0.003444">
            <text:p>0.003444</text:p>
          </table:table-cell>
          <table:table-cell office:value-type="float" office:value="0.398088">
            <text:p>0.398088</text:p>
          </table:table-cell>
          <table:table-cell office:value-type="float" office:value="19.307951">
            <text:p>19.307951</text:p>
          </table:table-cell>
          <table:table-cell office:value-type="float" office:value="7.438671">
            <text:p>7.438671</text:p>
          </table:table-cell>
          <table:table-cell office:value-type="float" office:value="5.200743">
            <text:p>5.200743</text:p>
          </table:table-cell>
          <table:table-cell office:value-type="float" office:value="2.353286">
            <text:p>2.3532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93333333333333">
            <text:p>0.0893333333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office:value-type="float" office:value="0.002104">
            <text:p>0.002104</text:p>
          </table:table-cell>
          <table:table-cell office:value-type="float" office:value="0.002171">
            <text:p>0.002171</text:p>
          </table:table-cell>
          <table:table-cell office:value-type="float" office:value="0.002513">
            <text:p>0.002513</text:p>
          </table:table-cell>
          <table:table-cell office:value-type="float" office:value="0.002557">
            <text:p>0.002557</text:p>
          </table:table-cell>
          <table:table-cell office:value-type="float" office:value="0.002757">
            <text:p>0.002757</text:p>
          </table:table-cell>
          <table:table-cell office:value-type="float" office:value="0.003041">
            <text:p>0.003041</text:p>
          </table:table-cell>
          <table:table-cell office:value-type="float" office:value="0.001856">
            <text:p>0.001856</text:p>
          </table:table-cell>
          <table:table-cell office:value-type="float" office:value="0.001894">
            <text:p>0.001894</text:p>
          </table:table-cell>
          <table:table-cell office:value-type="float" office:value="0.002139">
            <text:p>0.002139</text:p>
          </table:table-cell>
          <table:table-cell office:value-type="float" office:value="0.002179">
            <text:p>0.002179</text:p>
          </table:table-cell>
          <table:table-cell office:value-type="float" office:value="0.002472">
            <text:p>0.002472</text:p>
          </table:table-cell>
          <table:table-cell office:value-type="float" office:value="0.002494">
            <text:p>0.002494</text:p>
          </table:table-cell>
          <table:table-cell office:value-type="float" office:value="0.002768">
            <text:p>0.002768</text:p>
          </table:table-cell>
          <table:table-cell office:value-type="float" office:value="0.002963">
            <text:p>0.002963</text:p>
          </table:table-cell>
          <table:table-cell office:value-type="float" office:value="0.003192">
            <text:p>0.003192</text:p>
          </table:table-cell>
          <table:table-cell office:value-type="float" office:value="0.003439">
            <text:p>0.003439</text:p>
          </table:table-cell>
          <table:table-cell office:value-type="float" office:value="0.391857">
            <text:p>0.391857</text:p>
          </table:table-cell>
          <table:table-cell office:value-type="float" office:value="18.808043">
            <text:p>18.808043</text:p>
          </table:table-cell>
          <table:table-cell office:value-type="float" office:value="7.274211">
            <text:p>7.274211</text:p>
          </table:table-cell>
          <table:table-cell office:value-type="float" office:value="4.230971">
            <text:p>4.230971</text:p>
          </table:table-cell>
          <table:table-cell office:value-type="float" office:value="2.313029">
            <text:p>2.3130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9">
            <text:p>0.001869</text:p>
          </table:table-cell>
          <table:table-cell office:value-type="float" office:value="0.0875236666666667">
            <text:p>0.0875236667</text:p>
          </table:table-cell>
          <table:table-cell office:value-type="float" office:value="0.001695">
            <text:p>0.001695</text:p>
          </table:table-cell>
          <table:table-cell office:value-type="float" office:value="0.001861">
            <text:p>0.001861</text:p>
          </table:table-cell>
          <table:table-cell office:value-type="float" office:value="0.002093">
            <text:p>0.002093</text:p>
          </table:table-cell>
          <table:table-cell office:value-type="float" office:value="0.002182">
            <text:p>0.002182</text:p>
          </table:table-cell>
          <table:table-cell office:value-type="float" office:value="0.002511">
            <text:p>0.002511</text:p>
          </table:table-cell>
          <table:table-cell office:value-type="float" office:value="0.002552">
            <text:p>0.002552</text:p>
          </table:table-cell>
          <table:table-cell office:value-type="float" office:value="0.002792">
            <text:p>0.002792</text:p>
          </table:table-cell>
          <table:table-cell office:value-type="float" office:value="0.003041">
            <text:p>0.003041</text:p>
          </table:table-cell>
          <table:table-cell office:value-type="float" office:value="0.001845">
            <text:p>0.001845</text:p>
          </table:table-cell>
          <table:table-cell office:value-type="float" office:value="0.00189">
            <text:p>0.00189</text:p>
          </table:table-cell>
          <table:table-cell office:value-type="float" office:value="0.002108">
            <text:p>0.002108</text:p>
          </table:table-cell>
          <table:table-cell office:value-type="float" office:value="0.002165">
            <text:p>0.002165</text:p>
          </table:table-cell>
          <table:table-cell office:value-type="float" office:value="0.002477">
            <text:p>0.002477</text:p>
          </table:table-cell>
          <table:table-cell office:value-type="float" office:value="0.002496">
            <text:p>0.002496</text:p>
          </table:table-cell>
          <table:table-cell office:value-type="float" office:value="0.002801">
            <text:p>0.002801</text:p>
          </table:table-cell>
          <table:table-cell office:value-type="float" office:value="0.002982">
            <text:p>0.002982</text:p>
          </table:table-cell>
          <table:table-cell office:value-type="float" office:value="0.003174">
            <text:p>0.003174</text:p>
          </table:table-cell>
          <table:table-cell office:value-type="float" office:value="0.003437">
            <text:p>0.003437</text:p>
          </table:table-cell>
          <table:table-cell office:value-type="float" office:value="0.39767">
            <text:p>0.39767</text:p>
          </table:table-cell>
          <table:table-cell office:value-type="float" office:value="18.957746">
            <text:p>18.957746</text:p>
          </table:table-cell>
          <table:table-cell office:value-type="float" office:value="7.463279">
            <text:p>7.463279</text:p>
          </table:table-cell>
          <table:table-cell office:value-type="float" office:value="4.205143">
            <text:p>4.205143</text:p>
          </table:table-cell>
          <table:table-cell office:value-type="float" office:value="2.339914">
            <text:p>2.3399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8381">
            <text:p>0.088381</text:p>
          </table:table-cell>
          <table:table-cell office:value-type="float" office:value="0.001698">
            <text:p>0.001698</text:p>
          </table:table-cell>
          <table:table-cell office:value-type="float" office:value="0.001862">
            <text:p>0.001862</text:p>
          </table:table-cell>
          <table:table-cell office:value-type="float" office:value="0.002093">
            <text:p>0.002093</text:p>
          </table:table-cell>
          <table:table-cell office:value-type="float" office:value="0.002178">
            <text:p>0.002178</text:p>
          </table:table-cell>
          <table:table-cell office:value-type="float" office:value="0.002509">
            <text:p>0.002509</text:p>
          </table:table-cell>
          <table:table-cell office:value-type="float" office:value="0.002562">
            <text:p>0.002562</text:p>
          </table:table-cell>
          <table:table-cell office:value-type="float" office:value="0.002816">
            <text:p>0.002816</text:p>
          </table:table-cell>
          <table:table-cell office:value-type="float" office:value="0.003041">
            <text:p>0.003041</text:p>
          </table:table-cell>
          <table:table-cell office:value-type="float" office:value="0.001849">
            <text:p>0.001849</text:p>
          </table:table-cell>
          <table:table-cell office:value-type="float" office:value="0.001874">
            <text:p>0.001874</text:p>
          </table:table-cell>
          <table:table-cell office:value-type="float" office:value="0.002098">
            <text:p>0.002098</text:p>
          </table:table-cell>
          <table:table-cell office:value-type="float" office:value="0.002192">
            <text:p>0.002192</text:p>
          </table:table-cell>
          <table:table-cell office:value-type="float" office:value="0.002429">
            <text:p>0.002429</text:p>
          </table:table-cell>
          <table:table-cell office:value-type="float" office:value="0.002494">
            <text:p>0.002494</text:p>
          </table:table-cell>
          <table:table-cell office:value-type="float" office:value="0.002759">
            <text:p>0.002759</text:p>
          </table:table-cell>
          <table:table-cell office:value-type="float" office:value="0.002966">
            <text:p>0.002966</text:p>
          </table:table-cell>
          <table:table-cell office:value-type="float" office:value="0.003186">
            <text:p>0.003186</text:p>
          </table:table-cell>
          <table:table-cell office:value-type="float" office:value="0.00345">
            <text:p>0.00345</text:p>
          </table:table-cell>
          <table:table-cell office:value-type="float" office:value="0.397104">
            <text:p>0.397104</text:p>
          </table:table-cell>
          <table:table-cell office:value-type="float" office:value="19.637294">
            <text:p>19.637294</text:p>
          </table:table-cell>
          <table:table-cell office:value-type="float" office:value="7.423203">
            <text:p>7.423203</text:p>
          </table:table-cell>
          <table:table-cell office:value-type="float" office:value="4.393829">
            <text:p>4.393829</text:p>
          </table:table-cell>
          <table:table-cell office:value-type="float" office:value="2.345457">
            <text:p>2.3454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8">
            <text:p>0.001858</text:p>
          </table:table-cell>
          <table:table-cell office:value-type="float" office:value="0.088381">
            <text:p>0.088381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154">
            <text:p>0.002154</text:p>
          </table:table-cell>
          <table:table-cell office:value-type="float" office:value="0.002178">
            <text:p>0.002178</text:p>
          </table:table-cell>
          <table:table-cell office:value-type="float" office:value="0.002511">
            <text:p>0.002511</text:p>
          </table:table-cell>
          <table:table-cell office:value-type="float" office:value="0.002555">
            <text:p>0.002555</text:p>
          </table:table-cell>
          <table:table-cell office:value-type="float" office:value="0.002819">
            <text:p>0.002819</text:p>
          </table:table-cell>
          <table:table-cell office:value-type="float" office:value="0.003039">
            <text:p>0.003039</text:p>
          </table:table-cell>
          <table:table-cell office:value-type="float" office:value="0.001831">
            <text:p>0.001831</text:p>
          </table:table-cell>
          <table:table-cell office:value-type="float" office:value="0.001882">
            <text:p>0.001882</text:p>
          </table:table-cell>
          <table:table-cell office:value-type="float" office:value="0.002092">
            <text:p>0.002092</text:p>
          </table:table-cell>
          <table:table-cell office:value-type="float" office:value="0.00216">
            <text:p>0.00216</text:p>
          </table:table-cell>
          <table:table-cell office:value-type="float" office:value="0.002415">
            <text:p>0.002415</text:p>
          </table:table-cell>
          <table:table-cell office:value-type="float" office:value="0.002493">
            <text:p>0.002493</text:p>
          </table:table-cell>
          <table:table-cell office:value-type="float" office:value="0.002756">
            <text:p>0.002756</text:p>
          </table:table-cell>
          <table:table-cell office:value-type="float" office:value="0.002981">
            <text:p>0.002981</text:p>
          </table:table-cell>
          <table:table-cell office:value-type="float" office:value="0.003187">
            <text:p>0.003187</text:p>
          </table:table-cell>
          <table:table-cell office:value-type="float" office:value="0.003447">
            <text:p>0.003447</text:p>
          </table:table-cell>
          <table:table-cell office:value-type="float" office:value="0.395855">
            <text:p>0.395855</text:p>
          </table:table-cell>
          <table:table-cell office:value-type="float" office:value="19.958757">
            <text:p>19.958757</text:p>
          </table:table-cell>
          <table:table-cell office:value-type="float" office:value="7.375142">
            <text:p>7.375142</text:p>
          </table:table-cell>
          <table:table-cell office:value-type="float" office:value="4.238086">
            <text:p>4.238086</text:p>
          </table:table-cell>
          <table:table-cell office:value-type="float" office:value="2.956857">
            <text:p>2.9568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9619">
            <text:p>0.089619</text:p>
          </table:table-cell>
          <table:table-cell office:value-type="float" office:value="0.001697">
            <text:p>0.001697</text:p>
          </table:table-cell>
          <table:table-cell office:value-type="float" office:value="0.00186">
            <text:p>0.00186</text:p>
          </table:table-cell>
          <table:table-cell office:value-type="float" office:value="0.002164">
            <text:p>0.002164</text:p>
          </table:table-cell>
          <table:table-cell office:value-type="float" office:value="0.002174">
            <text:p>0.002174</text:p>
          </table:table-cell>
          <table:table-cell office:value-type="float" office:value="0.002508">
            <text:p>0.002508</text:p>
          </table:table-cell>
          <table:table-cell office:value-type="float" office:value="0.002553">
            <text:p>0.002553</text:p>
          </table:table-cell>
          <table:table-cell office:value-type="float" office:value="0.002817">
            <text:p>0.002817</text:p>
          </table:table-cell>
          <table:table-cell office:value-type="float" office:value="0.003043">
            <text:p>0.003043</text:p>
          </table:table-cell>
          <table:table-cell office:value-type="float" office:value="0.001831">
            <text:p>0.001831</text:p>
          </table:table-cell>
          <table:table-cell office:value-type="float" office:value="0.001869">
            <text:p>0.001869</text:p>
          </table:table-cell>
          <table:table-cell office:value-type="float" office:value="0.002089">
            <text:p>0.002089</text:p>
          </table:table-cell>
          <table:table-cell office:value-type="float" office:value="0.002166">
            <text:p>0.002166</text:p>
          </table:table-cell>
          <table:table-cell office:value-type="float" office:value="0.002414">
            <text:p>0.002414</text:p>
          </table:table-cell>
          <table:table-cell office:value-type="float" office:value="0.00249">
            <text:p>0.00249</text:p>
          </table:table-cell>
          <table:table-cell office:value-type="float" office:value="0.002759">
            <text:p>0.002759</text:p>
          </table:table-cell>
          <table:table-cell office:value-type="float" office:value="0.002964">
            <text:p>0.002964</text:p>
          </table:table-cell>
          <table:table-cell office:value-type="float" office:value="0.003177">
            <text:p>0.003177</text:p>
          </table:table-cell>
          <table:table-cell office:value-type="float" office:value="0.003453">
            <text:p>0.003453</text:p>
          </table:table-cell>
          <table:table-cell office:value-type="float" office:value="0.396441">
            <text:p>0.396441</text:p>
          </table:table-cell>
          <table:table-cell office:value-type="float" office:value="19.697643">
            <text:p>19.697643</text:p>
          </table:table-cell>
          <table:table-cell office:value-type="float" office:value="7.254363">
            <text:p>7.254363</text:p>
          </table:table-cell>
          <table:table-cell office:value-type="float" office:value="4.206514">
            <text:p>4.206514</text:p>
          </table:table-cell>
          <table:table-cell office:value-type="float" office:value="2.349857">
            <text:p>2.3498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73">
            <text:p>0.001873</text:p>
          </table:table-cell>
          <table:table-cell office:value-type="float" office:value="0.0884763333333333">
            <text:p>0.0884763333</text:p>
          </table:table-cell>
          <table:table-cell office:value-type="float" office:value="0.001693">
            <text:p>0.001693</text:p>
          </table:table-cell>
          <table:table-cell office:value-type="float" office:value="0.001865">
            <text:p>0.001865</text:p>
          </table:table-cell>
          <table:table-cell office:value-type="float" office:value="0.002165">
            <text:p>0.002165</text:p>
          </table:table-cell>
          <table:table-cell office:value-type="float" office:value="0.002178">
            <text:p>0.002178</text:p>
          </table:table-cell>
          <table:table-cell office:value-type="float" office:value="0.002508">
            <text:p>0.002508</text:p>
          </table:table-cell>
          <table:table-cell office:value-type="float" office:value="0.002666">
            <text:p>0.002666</text:p>
          </table:table-cell>
          <table:table-cell office:value-type="float" office:value="0.002817">
            <text:p>0.002817</text:p>
          </table:table-cell>
          <table:table-cell office:value-type="float" office:value="0.003042">
            <text:p>0.003042</text:p>
          </table:table-cell>
          <table:table-cell office:value-type="float" office:value="0.001828">
            <text:p>0.001828</text:p>
          </table:table-cell>
          <table:table-cell office:value-type="float" office:value="0.001869">
            <text:p>0.001869</text:p>
          </table:table-cell>
          <table:table-cell office:value-type="float" office:value="0.002098">
            <text:p>0.002098</text:p>
          </table:table-cell>
          <table:table-cell office:value-type="float" office:value="0.002166">
            <text:p>0.002166</text:p>
          </table:table-cell>
          <table:table-cell office:value-type="float" office:value="0.00242">
            <text:p>0.00242</text:p>
          </table:table-cell>
          <table:table-cell office:value-type="float" office:value="0.002491">
            <text:p>0.002491</text:p>
          </table:table-cell>
          <table:table-cell office:value-type="float" office:value="0.002766">
            <text:p>0.002766</text:p>
          </table:table-cell>
          <table:table-cell office:value-type="float" office:value="0.002967">
            <text:p>0.002967</text:p>
          </table:table-cell>
          <table:table-cell office:value-type="float" office:value="0.00319">
            <text:p>0.00319</text:p>
          </table:table-cell>
          <table:table-cell office:value-type="float" office:value="0.003441">
            <text:p>0.003441</text:p>
          </table:table-cell>
          <table:table-cell office:value-type="float" office:value="0.393213">
            <text:p>0.393213</text:p>
          </table:table-cell>
          <table:table-cell office:value-type="float" office:value="19.763983">
            <text:p>19.763983</text:p>
          </table:table-cell>
          <table:table-cell office:value-type="float" office:value="7.535229">
            <text:p>7.535229</text:p>
          </table:table-cell>
          <table:table-cell office:value-type="float" office:value="4.3582">
            <text:p>4.3582</text:p>
          </table:table-cell>
          <table:table-cell office:value-type="float" office:value="2.350457">
            <text:p>2.3504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86666666666667">
            <text:p>0.0886666667</text:p>
          </table:table-cell>
          <table:table-cell office:value-type="float" office:value="0.001695">
            <text:p>0.001695</text:p>
          </table:table-cell>
          <table:table-cell office:value-type="float" office:value="0.00186">
            <text:p>0.00186</text:p>
          </table:table-cell>
          <table:table-cell office:value-type="float" office:value="0.002155">
            <text:p>0.002155</text:p>
          </table:table-cell>
          <table:table-cell office:value-type="float" office:value="0.002176">
            <text:p>0.002176</text:p>
          </table:table-cell>
          <table:table-cell office:value-type="float" office:value="0.002509">
            <text:p>0.002509</text:p>
          </table:table-cell>
          <table:table-cell office:value-type="float" office:value="0.002585">
            <text:p>0.002585</text:p>
          </table:table-cell>
          <table:table-cell office:value-type="float" office:value="0.002816">
            <text:p>0.002816</text:p>
          </table:table-cell>
          <table:table-cell office:value-type="float" office:value="0.003042">
            <text:p>0.003042</text:p>
          </table:table-cell>
          <table:table-cell office:value-type="float" office:value="0.001824">
            <text:p>0.001824</text:p>
          </table:table-cell>
          <table:table-cell office:value-type="float" office:value="0.00187">
            <text:p>0.00187</text:p>
          </table:table-cell>
          <table:table-cell office:value-type="float" office:value="0.002119">
            <text:p>0.002119</text:p>
          </table:table-cell>
          <table:table-cell office:value-type="float" office:value="0.002185">
            <text:p>0.002185</text:p>
          </table:table-cell>
          <table:table-cell office:value-type="float" office:value="0.002408">
            <text:p>0.002408</text:p>
          </table:table-cell>
          <table:table-cell office:value-type="float" office:value="0.002492">
            <text:p>0.002492</text:p>
          </table:table-cell>
          <table:table-cell office:value-type="float" office:value="0.002763">
            <text:p>0.002763</text:p>
          </table:table-cell>
          <table:table-cell office:value-type="float" office:value="0.002974">
            <text:p>0.002974</text:p>
          </table:table-cell>
          <table:table-cell office:value-type="float" office:value="0.003233">
            <text:p>0.003233</text:p>
          </table:table-cell>
          <table:table-cell office:value-type="float" office:value="0.00345">
            <text:p>0.00345</text:p>
          </table:table-cell>
          <table:table-cell office:value-type="float" office:value="0.396915">
            <text:p>0.396915</text:p>
          </table:table-cell>
          <table:table-cell office:value-type="float" office:value="19.387557">
            <text:p>19.387557</text:p>
          </table:table-cell>
          <table:table-cell office:value-type="float" office:value="7.386408">
            <text:p>7.386408</text:p>
          </table:table-cell>
          <table:table-cell office:value-type="float" office:value="4.536857">
            <text:p>4.536857</text:p>
          </table:table-cell>
          <table:table-cell office:value-type="float" office:value="2.335829">
            <text:p>2.3358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8">
            <text:p>0.001858</text:p>
          </table:table-cell>
          <table:table-cell office:value-type="float" office:value="0.0875236666666667">
            <text:p>0.0875236667</text:p>
          </table:table-cell>
          <table:table-cell office:value-type="float" office:value="0.001696">
            <text:p>0.001696</text:p>
          </table:table-cell>
          <table:table-cell office:value-type="float" office:value="0.001863">
            <text:p>0.001863</text:p>
          </table:table-cell>
          <table:table-cell office:value-type="float" office:value="0.002164">
            <text:p>0.002164</text:p>
          </table:table-cell>
          <table:table-cell office:value-type="float" office:value="0.00218">
            <text:p>0.00218</text:p>
          </table:table-cell>
          <table:table-cell office:value-type="float" office:value="0.002512">
            <text:p>0.002512</text:p>
          </table:table-cell>
          <table:table-cell office:value-type="float" office:value="0.002546">
            <text:p>0.002546</text:p>
          </table:table-cell>
          <table:table-cell office:value-type="float" office:value="0.002818">
            <text:p>0.002818</text:p>
          </table:table-cell>
          <table:table-cell office:value-type="float" office:value="0.00304">
            <text:p>0.00304</text:p>
          </table:table-cell>
          <table:table-cell office:value-type="float" office:value="0.00182">
            <text:p>0.00182</text:p>
          </table:table-cell>
          <table:table-cell office:value-type="float" office:value="0.001872">
            <text:p>0.001872</text:p>
          </table:table-cell>
          <table:table-cell office:value-type="float" office:value="0.002085">
            <text:p>0.002085</text:p>
          </table:table-cell>
          <table:table-cell office:value-type="float" office:value="0.002168">
            <text:p>0.002168</text:p>
          </table:table-cell>
          <table:table-cell office:value-type="float" office:value="0.002405">
            <text:p>0.002405</text:p>
          </table:table-cell>
          <table:table-cell office:value-type="float" office:value="0.002493">
            <text:p>0.002493</text:p>
          </table:table-cell>
          <table:table-cell office:value-type="float" office:value="0.002757">
            <text:p>0.002757</text:p>
          </table:table-cell>
          <table:table-cell office:value-type="float" office:value="0.002969">
            <text:p>0.002969</text:p>
          </table:table-cell>
          <table:table-cell office:value-type="float" office:value="0.003251">
            <text:p>0.003251</text:p>
          </table:table-cell>
          <table:table-cell office:value-type="float" office:value="0.003451">
            <text:p>0.003451</text:p>
          </table:table-cell>
          <table:table-cell office:value-type="float" office:value="0.394822">
            <text:p>0.394822</text:p>
          </table:table-cell>
          <table:table-cell office:value-type="float" office:value="19.615834">
            <text:p>19.615834</text:p>
          </table:table-cell>
          <table:table-cell office:value-type="float" office:value="7.458045">
            <text:p>7.458045</text:p>
          </table:table-cell>
          <table:table-cell office:value-type="float" office:value="4.317114">
            <text:p>4.317114</text:p>
          </table:table-cell>
          <table:table-cell office:value-type="float" office:value="2.320086">
            <text:p>2.3200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2">
            <text:p>0.001852</text:p>
          </table:table-cell>
          <table:table-cell office:value-type="float" office:value="0.089619">
            <text:p>0.089619</text:p>
          </table:table-cell>
          <table:table-cell office:value-type="float" office:value="0.001695">
            <text:p>0.001695</text:p>
          </table:table-cell>
          <table:table-cell office:value-type="float" office:value="0.001861">
            <text:p>0.001861</text:p>
          </table:table-cell>
          <table:table-cell office:value-type="float" office:value="0.002142">
            <text:p>0.002142</text:p>
          </table:table-cell>
          <table:table-cell office:value-type="float" office:value="0.002181">
            <text:p>0.002181</text:p>
          </table:table-cell>
          <table:table-cell office:value-type="float" office:value="0.002511">
            <text:p>0.002511</text:p>
          </table:table-cell>
          <table:table-cell office:value-type="float" office:value="0.00255">
            <text:p>0.00255</text:p>
          </table:table-cell>
          <table:table-cell office:value-type="float" office:value="0.002819">
            <text:p>0.002819</text:p>
          </table:table-cell>
          <table:table-cell office:value-type="float" office:value="0.003059">
            <text:p>0.003059</text:p>
          </table:table-cell>
          <table:table-cell office:value-type="float" office:value="0.00182">
            <text:p>0.00182</text:p>
          </table:table-cell>
          <table:table-cell office:value-type="float" office:value="0.001869">
            <text:p>0.001869</text:p>
          </table:table-cell>
          <table:table-cell office:value-type="float" office:value="0.002094">
            <text:p>0.002094</text:p>
          </table:table-cell>
          <table:table-cell office:value-type="float" office:value="0.002187">
            <text:p>0.002187</text:p>
          </table:table-cell>
          <table:table-cell office:value-type="float" office:value="0.002412">
            <text:p>0.002412</text:p>
          </table:table-cell>
          <table:table-cell office:value-type="float" office:value="0.002521">
            <text:p>0.002521</text:p>
          </table:table-cell>
          <table:table-cell office:value-type="float" office:value="0.002754">
            <text:p>0.002754</text:p>
          </table:table-cell>
          <table:table-cell office:value-type="float" office:value="0.002985">
            <text:p>0.002985</text:p>
          </table:table-cell>
          <table:table-cell office:value-type="float" office:value="0.003269">
            <text:p>0.003269</text:p>
          </table:table-cell>
          <table:table-cell office:value-type="float" office:value="0.003438">
            <text:p>0.003438</text:p>
          </table:table-cell>
          <table:table-cell office:value-type="float" office:value="0.395801">
            <text:p>0.395801</text:p>
          </table:table-cell>
          <table:table-cell office:value-type="float" office:value="19.867583">
            <text:p>19.867583</text:p>
          </table:table-cell>
          <table:table-cell office:value-type="float" office:value="7.319568">
            <text:p>7.319568</text:p>
          </table:table-cell>
          <table:table-cell office:value-type="float" office:value="4.371486">
            <text:p>4.371486</text:p>
          </table:table-cell>
          <table:table-cell office:value-type="float" office:value="2.351314">
            <text:p>2.3513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99046666666667">
            <text:p>0.0899046667</text:p>
          </table:table-cell>
          <table:table-cell office:value-type="float" office:value="0.001697">
            <text:p>0.001697</text:p>
          </table:table-cell>
          <table:table-cell office:value-type="float" office:value="0.001859">
            <text:p>0.001859</text:p>
          </table:table-cell>
          <table:table-cell office:value-type="float" office:value="0.002104">
            <text:p>0.002104</text:p>
          </table:table-cell>
          <table:table-cell office:value-type="float" office:value="0.002176">
            <text:p>0.002176</text:p>
          </table:table-cell>
          <table:table-cell office:value-type="float" office:value="0.002512">
            <text:p>0.002512</text:p>
          </table:table-cell>
          <table:table-cell office:value-type="float" office:value="0.002547">
            <text:p>0.002547</text:p>
          </table:table-cell>
          <table:table-cell office:value-type="float" office:value="0.00282">
            <text:p>0.00282</text:p>
          </table:table-cell>
          <table:table-cell office:value-type="float" office:value="0.003032">
            <text:p>0.003032</text:p>
          </table:table-cell>
          <table:table-cell office:value-type="float" office:value="0.001826">
            <text:p>0.001826</text:p>
          </table:table-cell>
          <table:table-cell office:value-type="float" office:value="0.001872">
            <text:p>0.001872</text:p>
          </table:table-cell>
          <table:table-cell office:value-type="float" office:value="0.002092">
            <text:p>0.002092</text:p>
          </table:table-cell>
          <table:table-cell office:value-type="float" office:value="0.002185">
            <text:p>0.002185</text:p>
          </table:table-cell>
          <table:table-cell office:value-type="float" office:value="0.002416">
            <text:p>0.002416</text:p>
          </table:table-cell>
          <table:table-cell office:value-type="float" office:value="0.00254">
            <text:p>0.00254</text:p>
          </table:table-cell>
          <table:table-cell office:value-type="float" office:value="0.002785">
            <text:p>0.002785</text:p>
          </table:table-cell>
          <table:table-cell office:value-type="float" office:value="0.002968">
            <text:p>0.002968</text:p>
          </table:table-cell>
          <table:table-cell office:value-type="float" office:value="0.003203">
            <text:p>0.003203</text:p>
          </table:table-cell>
          <table:table-cell office:value-type="float" office:value="0.003439">
            <text:p>0.003439</text:p>
          </table:table-cell>
          <table:table-cell office:value-type="float" office:value="0.392978">
            <text:p>0.392978</text:p>
          </table:table-cell>
          <table:table-cell office:value-type="float" office:value="19.990809">
            <text:p>19.990809</text:p>
          </table:table-cell>
          <table:table-cell office:value-type="float" office:value="7.229671">
            <text:p>7.229671</text:p>
          </table:table-cell>
          <table:table-cell office:value-type="float" office:value="4.371486">
            <text:p>4.371486</text:p>
          </table:table-cell>
          <table:table-cell office:value-type="float" office:value="2.4246">
            <text:p>2.424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89619">
            <text:p>0.089619</text:p>
          </table:table-cell>
          <table:table-cell office:value-type="float" office:value="0.001692">
            <text:p>0.001692</text:p>
          </table:table-cell>
          <table:table-cell office:value-type="float" office:value="0.001863">
            <text:p>0.001863</text:p>
          </table:table-cell>
          <table:table-cell office:value-type="float" office:value="0.0021">
            <text:p>0.0021</text:p>
          </table:table-cell>
          <table:table-cell office:value-type="float" office:value="0.002181">
            <text:p>0.002181</text:p>
          </table:table-cell>
          <table:table-cell office:value-type="float" office:value="0.002511">
            <text:p>0.002511</text:p>
          </table:table-cell>
          <table:table-cell office:value-type="float" office:value="0.002561">
            <text:p>0.002561</text:p>
          </table:table-cell>
          <table:table-cell office:value-type="float" office:value="0.002814">
            <text:p>0.002814</text:p>
          </table:table-cell>
          <table:table-cell office:value-type="float" office:value="0.003033">
            <text:p>0.003033</text:p>
          </table:table-cell>
          <table:table-cell office:value-type="float" office:value="0.001858">
            <text:p>0.001858</text:p>
          </table:table-cell>
          <table:table-cell office:value-type="float" office:value="0.001868">
            <text:p>0.001868</text:p>
          </table:table-cell>
          <table:table-cell office:value-type="float" office:value="0.002111">
            <text:p>0.002111</text:p>
          </table:table-cell>
          <table:table-cell office:value-type="float" office:value="0.002185">
            <text:p>0.002185</text:p>
          </table:table-cell>
          <table:table-cell office:value-type="float" office:value="0.002412">
            <text:p>0.002412</text:p>
          </table:table-cell>
          <table:table-cell office:value-type="float" office:value="0.002516">
            <text:p>0.002516</text:p>
          </table:table-cell>
          <table:table-cell office:value-type="float" office:value="0.002796">
            <text:p>0.002796</text:p>
          </table:table-cell>
          <table:table-cell office:value-type="float" office:value="0.002975">
            <text:p>0.002975</text:p>
          </table:table-cell>
          <table:table-cell office:value-type="float" office:value="0.003198">
            <text:p>0.003198</text:p>
          </table:table-cell>
          <table:table-cell office:value-type="float" office:value="0.003448">
            <text:p>0.003448</text:p>
          </table:table-cell>
          <table:table-cell office:value-type="float" office:value="0.395484">
            <text:p>0.395484</text:p>
          </table:table-cell>
          <table:table-cell office:value-type="float" office:value="20.023446">
            <text:p>20.023446</text:p>
          </table:table-cell>
          <table:table-cell office:value-type="float" office:value="7.590017">
            <text:p>7.590017</text:p>
          </table:table-cell>
          <table:table-cell office:value-type="float" office:value="4.379657">
            <text:p>4.379657</text:p>
          </table:table-cell>
          <table:table-cell office:value-type="float" office:value="2.439486">
            <text:p>2.4394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1">
            <text:p>0.001851</text:p>
          </table:table-cell>
          <table:table-cell office:value-type="float" office:value="0.088381">
            <text:p>0.088381</text:p>
          </table:table-cell>
          <table:table-cell office:value-type="float" office:value="0.001694">
            <text:p>0.001694</text:p>
          </table:table-cell>
          <table:table-cell office:value-type="float" office:value="0.001862">
            <text:p>0.001862</text:p>
          </table:table-cell>
          <table:table-cell office:value-type="float" office:value="0.002083">
            <text:p>0.002083</text:p>
          </table:table-cell>
          <table:table-cell office:value-type="float" office:value="0.002183">
            <text:p>0.002183</text:p>
          </table:table-cell>
          <table:table-cell office:value-type="float" office:value="0.002513">
            <text:p>0.002513</text:p>
          </table:table-cell>
          <table:table-cell office:value-type="float" office:value="0.002544">
            <text:p>0.002544</text:p>
          </table:table-cell>
          <table:table-cell office:value-type="float" office:value="0.00282">
            <text:p>0.00282</text:p>
          </table:table-cell>
          <table:table-cell office:value-type="float" office:value="0.003033">
            <text:p>0.003033</text:p>
          </table:table-cell>
          <table:table-cell office:value-type="float" office:value="0.001821">
            <text:p>0.001821</text:p>
          </table:table-cell>
          <table:table-cell office:value-type="float" office:value="0.001869">
            <text:p>0.001869</text:p>
          </table:table-cell>
          <table:table-cell office:value-type="float" office:value="0.002096">
            <text:p>0.002096</text:p>
          </table:table-cell>
          <table:table-cell office:value-type="float" office:value="0.002174">
            <text:p>0.002174</text:p>
          </table:table-cell>
          <table:table-cell office:value-type="float" office:value="0.002409">
            <text:p>0.002409</text:p>
          </table:table-cell>
          <table:table-cell office:value-type="float" office:value="0.002505">
            <text:p>0.002505</text:p>
          </table:table-cell>
          <table:table-cell office:value-type="float" office:value="0.002767">
            <text:p>0.002767</text:p>
          </table:table-cell>
          <table:table-cell office:value-type="float" office:value="0.002992">
            <text:p>0.002992</text:p>
          </table:table-cell>
          <table:table-cell office:value-type="float" office:value="0.003194">
            <text:p>0.003194</text:p>
          </table:table-cell>
          <table:table-cell office:value-type="float" office:value="0.003449">
            <text:p>0.003449</text:p>
          </table:table-cell>
          <table:table-cell office:value-type="float" office:value="0.393069">
            <text:p>0.393069</text:p>
          </table:table-cell>
          <table:table-cell office:value-type="float" office:value="20.481971">
            <text:p>20.481971</text:p>
          </table:table-cell>
          <table:table-cell office:value-type="float" office:value="7.312815">
            <text:p>7.312815</text:p>
          </table:table-cell>
          <table:table-cell office:value-type="float" office:value="10.450457">
            <text:p>10.450457</text:p>
          </table:table-cell>
          <table:table-cell office:value-type="float" office:value="2.3754">
            <text:p>2.375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48">
            <text:p>0.001848</text:p>
          </table:table-cell>
          <table:table-cell office:value-type="float" office:value="0.090381">
            <text:p>0.090381</text:p>
          </table:table-cell>
          <table:table-cell office:value-type="float" office:value="0.001693">
            <text:p>0.001693</text:p>
          </table:table-cell>
          <table:table-cell office:value-type="float" office:value="0.001864">
            <text:p>0.001864</text:p>
          </table:table-cell>
          <table:table-cell office:value-type="float" office:value="0.002108">
            <text:p>0.002108</text:p>
          </table:table-cell>
          <table:table-cell office:value-type="float" office:value="0.002176">
            <text:p>0.002176</text:p>
          </table:table-cell>
          <table:table-cell office:value-type="float" office:value="0.002514">
            <text:p>0.002514</text:p>
          </table:table-cell>
          <table:table-cell office:value-type="float" office:value="0.002561">
            <text:p>0.002561</text:p>
          </table:table-cell>
          <table:table-cell office:value-type="float" office:value="0.00282">
            <text:p>0.00282</text:p>
          </table:table-cell>
          <table:table-cell office:value-type="float" office:value="0.003032">
            <text:p>0.003032</text:p>
          </table:table-cell>
          <table:table-cell office:value-type="float" office:value="0.001812">
            <text:p>0.001812</text:p>
          </table:table-cell>
          <table:table-cell office:value-type="float" office:value="0.00187">
            <text:p>0.00187</text:p>
          </table:table-cell>
          <table:table-cell office:value-type="float" office:value="0.002093">
            <text:p>0.002093</text:p>
          </table:table-cell>
          <table:table-cell office:value-type="float" office:value="0.00217">
            <text:p>0.00217</text:p>
          </table:table-cell>
          <table:table-cell office:value-type="float" office:value="0.002417">
            <text:p>0.002417</text:p>
          </table:table-cell>
          <table:table-cell office:value-type="float" office:value="0.002523">
            <text:p>0.002523</text:p>
          </table:table-cell>
          <table:table-cell office:value-type="float" office:value="0.002781">
            <text:p>0.002781</text:p>
          </table:table-cell>
          <table:table-cell office:value-type="float" office:value="0.003006">
            <text:p>0.003006</text:p>
          </table:table-cell>
          <table:table-cell office:value-type="float" office:value="0.003198">
            <text:p>0.003198</text:p>
          </table:table-cell>
          <table:table-cell office:value-type="float" office:value="0.003437">
            <text:p>0.003437</text:p>
          </table:table-cell>
          <table:table-cell office:value-type="float" office:value="0.393361">
            <text:p>0.393361</text:p>
          </table:table-cell>
          <table:table-cell office:value-type="float" office:value="22.453151">
            <text:p>22.453151</text:p>
          </table:table-cell>
          <table:table-cell office:value-type="float" office:value="7.124282">
            <text:p>7.124282</text:p>
          </table:table-cell>
          <table:table-cell office:value-type="float" office:value="4.398029">
            <text:p>4.398029</text:p>
          </table:table-cell>
          <table:table-cell office:value-type="float" office:value="2.413371">
            <text:p>2.4133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91619">
            <text:p>0.091619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office:value-type="float" office:value="0.002095">
            <text:p>0.002095</text:p>
          </table:table-cell>
          <table:table-cell office:value-type="float" office:value="0.002178">
            <text:p>0.002178</text:p>
          </table:table-cell>
          <table:table-cell office:value-type="float" office:value="0.002508">
            <text:p>0.002508</text:p>
          </table:table-cell>
          <table:table-cell office:value-type="float" office:value="0.002557">
            <text:p>0.002557</text:p>
          </table:table-cell>
          <table:table-cell office:value-type="float" office:value="0.002797">
            <text:p>0.002797</text:p>
          </table:table-cell>
          <table:table-cell office:value-type="float" office:value="0.003033">
            <text:p>0.003033</text:p>
          </table:table-cell>
          <table:table-cell office:value-type="float" office:value="0.001811">
            <text:p>0.001811</text:p>
          </table:table-cell>
          <table:table-cell office:value-type="float" office:value="0.001867">
            <text:p>0.001867</text:p>
          </table:table-cell>
          <table:table-cell office:value-type="float" office:value="0.002095">
            <text:p>0.002095</text:p>
          </table:table-cell>
          <table:table-cell office:value-type="float" office:value="0.002185">
            <text:p>0.002185</text:p>
          </table:table-cell>
          <table:table-cell office:value-type="float" office:value="0.002432">
            <text:p>0.002432</text:p>
          </table:table-cell>
          <table:table-cell office:value-type="float" office:value="0.002486">
            <text:p>0.002486</text:p>
          </table:table-cell>
          <table:table-cell office:value-type="float" office:value="0.00277">
            <text:p>0.00277</text:p>
          </table:table-cell>
          <table:table-cell office:value-type="float" office:value="0.00299">
            <text:p>0.00299</text:p>
          </table:table-cell>
          <table:table-cell office:value-type="float" office:value="0.003186">
            <text:p>0.003186</text:p>
          </table:table-cell>
          <table:table-cell office:value-type="float" office:value="0.00345">
            <text:p>0.00345</text:p>
          </table:table-cell>
          <table:table-cell office:value-type="float" office:value="0.394161">
            <text:p>0.394161</text:p>
          </table:table-cell>
          <table:table-cell office:value-type="float" office:value="20.43012">
            <text:p>20.43012</text:p>
          </table:table-cell>
          <table:table-cell office:value-type="float" office:value="7.338987">
            <text:p>7.338987</text:p>
          </table:table-cell>
          <table:table-cell office:value-type="float" office:value="4.685514">
            <text:p>4.685514</text:p>
          </table:table-cell>
          <table:table-cell office:value-type="float" office:value="3.520943">
            <text:p>3.5209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2">
            <text:p>0.001852</text:p>
          </table:table-cell>
          <table:table-cell office:value-type="float" office:value="0.088857">
            <text:p>0.088857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095">
            <text:p>0.002095</text:p>
          </table:table-cell>
          <table:table-cell office:value-type="float" office:value="0.002175">
            <text:p>0.002175</text:p>
          </table:table-cell>
          <table:table-cell office:value-type="float" office:value="0.002509">
            <text:p>0.002509</text:p>
          </table:table-cell>
          <table:table-cell office:value-type="float" office:value="0.002554">
            <text:p>0.002554</text:p>
          </table:table-cell>
          <table:table-cell office:value-type="float" office:value="0.002755">
            <text:p>0.002755</text:p>
          </table:table-cell>
          <table:table-cell office:value-type="float" office:value="0.003033">
            <text:p>0.003033</text:p>
          </table:table-cell>
          <table:table-cell office:value-type="float" office:value="0.001819">
            <text:p>0.001819</text:p>
          </table:table-cell>
          <table:table-cell office:value-type="float" office:value="0.001867">
            <text:p>0.001867</text:p>
          </table:table-cell>
          <table:table-cell office:value-type="float" office:value="0.002095">
            <text:p>0.002095</text:p>
          </table:table-cell>
          <table:table-cell office:value-type="float" office:value="0.002211">
            <text:p>0.002211</text:p>
          </table:table-cell>
          <table:table-cell office:value-type="float" office:value="0.002414">
            <text:p>0.002414</text:p>
          </table:table-cell>
          <table:table-cell office:value-type="float" office:value="0.002489">
            <text:p>0.002489</text:p>
          </table:table-cell>
          <table:table-cell office:value-type="float" office:value="0.002759">
            <text:p>0.002759</text:p>
          </table:table-cell>
          <table:table-cell office:value-type="float" office:value="0.002965">
            <text:p>0.002965</text:p>
          </table:table-cell>
          <table:table-cell office:value-type="float" office:value="0.003189">
            <text:p>0.003189</text:p>
          </table:table-cell>
          <table:table-cell office:value-type="float" office:value="0.003437">
            <text:p>0.003437</text:p>
          </table:table-cell>
          <table:table-cell office:value-type="float" office:value="0.393722">
            <text:p>0.393722</text:p>
          </table:table-cell>
          <table:table-cell office:value-type="float" office:value="21.140869">
            <text:p>21.140869</text:p>
          </table:table-cell>
          <table:table-cell office:value-type="float" office:value="7.287015">
            <text:p>7.287015</text:p>
          </table:table-cell>
          <table:table-cell office:value-type="float" office:value="4.5028">
            <text:p>4.5028</text:p>
          </table:table-cell>
          <table:table-cell office:value-type="float" office:value="2.310857">
            <text:p>2.3108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4">
            <text:p>0.001854</text:p>
          </table:table-cell>
          <table:table-cell office:value-type="float" office:value="0.0913333333333333">
            <text:p>0.0913333333</text:p>
          </table:table-cell>
          <table:table-cell office:value-type="float" office:value="0.0017">
            <text:p>0.0017</text:p>
          </table:table-cell>
          <table:table-cell office:value-type="float" office:value="0.001865">
            <text:p>0.001865</text:p>
          </table:table-cell>
          <table:table-cell office:value-type="float" office:value="0.002107">
            <text:p>0.002107</text:p>
          </table:table-cell>
          <table:table-cell office:value-type="float" office:value="0.002176">
            <text:p>0.002176</text:p>
          </table:table-cell>
          <table:table-cell office:value-type="float" office:value="0.00251">
            <text:p>0.00251</text:p>
          </table:table-cell>
          <table:table-cell office:value-type="float" office:value="0.00255">
            <text:p>0.00255</text:p>
          </table:table-cell>
          <table:table-cell office:value-type="float" office:value="0.002769">
            <text:p>0.002769</text:p>
          </table:table-cell>
          <table:table-cell office:value-type="float" office:value="0.003031">
            <text:p>0.003031</text:p>
          </table:table-cell>
          <table:table-cell office:value-type="float" office:value="0.001814">
            <text:p>0.001814</text:p>
          </table:table-cell>
          <table:table-cell office:value-type="float" office:value="0.001868">
            <text:p>0.001868</text:p>
          </table:table-cell>
          <table:table-cell office:value-type="float" office:value="0.002099">
            <text:p>0.002099</text:p>
          </table:table-cell>
          <table:table-cell office:value-type="float" office:value="0.002189">
            <text:p>0.002189</text:p>
          </table:table-cell>
          <table:table-cell office:value-type="float" office:value="0.002416">
            <text:p>0.002416</text:p>
          </table:table-cell>
          <table:table-cell office:value-type="float" office:value="0.002497">
            <text:p>0.002497</text:p>
          </table:table-cell>
          <table:table-cell office:value-type="float" office:value="0.002803">
            <text:p>0.002803</text:p>
          </table:table-cell>
          <table:table-cell office:value-type="float" office:value="0.002962">
            <text:p>0.002962</text:p>
          </table:table-cell>
          <table:table-cell office:value-type="float" office:value="0.003178">
            <text:p>0.003178</text:p>
          </table:table-cell>
          <table:table-cell office:value-type="float" office:value="0.003454">
            <text:p>0.003454</text:p>
          </table:table-cell>
          <table:table-cell office:value-type="float" office:value="0.393798">
            <text:p>0.393798</text:p>
          </table:table-cell>
          <table:table-cell office:value-type="float" office:value="20.28174">
            <text:p>20.28174</text:p>
          </table:table-cell>
          <table:table-cell office:value-type="float" office:value="7.167047">
            <text:p>7.167047</text:p>
          </table:table-cell>
          <table:table-cell office:value-type="float" office:value="4.420429">
            <text:p>4.420429</text:p>
          </table:table-cell>
          <table:table-cell office:value-type="float" office:value="2.3192">
            <text:p>2.3192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4">
            <text:p>0.001854</text:p>
          </table:table-cell>
          <table:table-cell office:value-type="float" office:value="0.091619">
            <text:p>0.091619</text:p>
          </table:table-cell>
          <table:table-cell office:value-type="float" office:value="0.001694">
            <text:p>0.001694</text:p>
          </table:table-cell>
          <table:table-cell office:value-type="float" office:value="0.001859">
            <text:p>0.001859</text:p>
          </table:table-cell>
          <table:table-cell office:value-type="float" office:value="0.002098">
            <text:p>0.002098</text:p>
          </table:table-cell>
          <table:table-cell office:value-type="float" office:value="0.002177">
            <text:p>0.002177</text:p>
          </table:table-cell>
          <table:table-cell office:value-type="float" office:value="0.002512">
            <text:p>0.002512</text:p>
          </table:table-cell>
          <table:table-cell office:value-type="float" office:value="0.002548">
            <text:p>0.002548</text:p>
          </table:table-cell>
          <table:table-cell office:value-type="float" office:value="0.002759">
            <text:p>0.002759</text:p>
          </table:table-cell>
          <table:table-cell office:value-type="float" office:value="0.003033">
            <text:p>0.003033</text:p>
          </table:table-cell>
          <table:table-cell office:value-type="float" office:value="0.001826">
            <text:p>0.001826</text:p>
          </table:table-cell>
          <table:table-cell office:value-type="float" office:value="0.001869">
            <text:p>0.001869</text:p>
          </table:table-cell>
          <table:table-cell office:value-type="float" office:value="0.002099">
            <text:p>0.002099</text:p>
          </table:table-cell>
          <table:table-cell office:value-type="float" office:value="0.002159">
            <text:p>0.002159</text:p>
          </table:table-cell>
          <table:table-cell office:value-type="float" office:value="0.002421">
            <text:p>0.002421</text:p>
          </table:table-cell>
          <table:table-cell office:value-type="float" office:value="0.002525">
            <text:p>0.002525</text:p>
          </table:table-cell>
          <table:table-cell office:value-type="float" office:value="0.00279">
            <text:p>0.00279</text:p>
          </table:table-cell>
          <table:table-cell office:value-type="float" office:value="0.002976">
            <text:p>0.002976</text:p>
          </table:table-cell>
          <table:table-cell office:value-type="float" office:value="0.003185">
            <text:p>0.003185</text:p>
          </table:table-cell>
          <table:table-cell office:value-type="float" office:value="0.00345">
            <text:p>0.00345</text:p>
          </table:table-cell>
          <table:table-cell office:value-type="float" office:value="0.393807">
            <text:p>0.393807</text:p>
          </table:table-cell>
          <table:table-cell office:value-type="float" office:value="21.254886">
            <text:p>21.254886</text:p>
          </table:table-cell>
          <table:table-cell office:value-type="float" office:value="7.340806">
            <text:p>7.340806</text:p>
          </table:table-cell>
          <table:table-cell office:value-type="float" office:value="4.430714">
            <text:p>4.430714</text:p>
          </table:table-cell>
          <table:table-cell office:value-type="float" office:value="2.249914">
            <text:p>2.2499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3">
            <text:p>0.001853</text:p>
          </table:table-cell>
          <table:table-cell office:value-type="float" office:value="0.091619">
            <text:p>0.091619</text:p>
          </table:table-cell>
          <table:table-cell office:value-type="float" office:value="0.001705">
            <text:p>0.001705</text:p>
          </table:table-cell>
          <table:table-cell office:value-type="float" office:value="0.001863">
            <text:p>0.001863</text:p>
          </table:table-cell>
          <table:table-cell office:value-type="float" office:value="0.00211">
            <text:p>0.00211</text:p>
          </table:table-cell>
          <table:table-cell office:value-type="float" office:value="0.002173">
            <text:p>0.002173</text:p>
          </table:table-cell>
          <table:table-cell office:value-type="float" office:value="0.002511">
            <text:p>0.002511</text:p>
          </table:table-cell>
          <table:table-cell office:value-type="float" office:value="0.00255">
            <text:p>0.00255</text:p>
          </table:table-cell>
          <table:table-cell office:value-type="float" office:value="0.002764">
            <text:p>0.002764</text:p>
          </table:table-cell>
          <table:table-cell office:value-type="float" office:value="0.003033">
            <text:p>0.003033</text:p>
          </table:table-cell>
          <table:table-cell office:value-type="float" office:value="0.001816">
            <text:p>0.001816</text:p>
          </table:table-cell>
          <table:table-cell office:value-type="float" office:value="0.001868">
            <text:p>0.001868</text:p>
          </table:table-cell>
          <table:table-cell office:value-type="float" office:value="0.002091">
            <text:p>0.002091</text:p>
          </table:table-cell>
          <table:table-cell office:value-type="float" office:value="0.002177">
            <text:p>0.002177</text:p>
          </table:table-cell>
          <table:table-cell office:value-type="float" office:value="0.002415">
            <text:p>0.002415</text:p>
          </table:table-cell>
          <table:table-cell office:value-type="float" office:value="0.002513">
            <text:p>0.002513</text:p>
          </table:table-cell>
          <table:table-cell office:value-type="float" office:value="0.002766">
            <text:p>0.002766</text:p>
          </table:table-cell>
          <table:table-cell office:value-type="float" office:value="0.002969">
            <text:p>0.002969</text:p>
          </table:table-cell>
          <table:table-cell office:value-type="float" office:value="0.003181">
            <text:p>0.003181</text:p>
          </table:table-cell>
          <table:table-cell office:value-type="float" office:value="0.003441">
            <text:p>0.003441</text:p>
          </table:table-cell>
          <table:table-cell office:value-type="float" office:value="0.39608">
            <text:p>0.39608</text:p>
          </table:table-cell>
          <table:table-cell office:value-type="float" office:value="21.352906">
            <text:p>21.352906</text:p>
          </table:table-cell>
          <table:table-cell office:value-type="float" office:value="7.242597">
            <text:p>7.242597</text:p>
          </table:table-cell>
          <table:table-cell office:value-type="float" office:value="4.435743">
            <text:p>4.435743</text:p>
          </table:table-cell>
          <table:table-cell office:value-type="float" office:value="3.602">
            <text:p>3.602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3">
            <text:p>0.001863</text:p>
          </table:table-cell>
          <table:table-cell office:value-type="float" office:value="0.088381">
            <text:p>0.088381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office:value-type="float" office:value="0.002093">
            <text:p>0.002093</text:p>
          </table:table-cell>
          <table:table-cell office:value-type="float" office:value="0.002181">
            <text:p>0.002181</text:p>
          </table:table-cell>
          <table:table-cell office:value-type="float" office:value="0.002511">
            <text:p>0.002511</text:p>
          </table:table-cell>
          <table:table-cell office:value-type="float" office:value="0.00259">
            <text:p>0.00259</text:p>
          </table:table-cell>
          <table:table-cell office:value-type="float" office:value="0.002755">
            <text:p>0.002755</text:p>
          </table:table-cell>
          <table:table-cell office:value-type="float" office:value="0.003033">
            <text:p>0.003033</text:p>
          </table:table-cell>
          <table:table-cell office:value-type="float" office:value="0.001878">
            <text:p>0.001878</text:p>
          </table:table-cell>
          <table:table-cell office:value-type="float" office:value="0.001867">
            <text:p>0.001867</text:p>
          </table:table-cell>
          <table:table-cell office:value-type="float" office:value="0.002091">
            <text:p>0.002091</text:p>
          </table:table-cell>
          <table:table-cell office:value-type="float" office:value="0.00217">
            <text:p>0.00217</text:p>
          </table:table-cell>
          <table:table-cell office:value-type="float" office:value="0.002433">
            <text:p>0.002433</text:p>
          </table:table-cell>
          <table:table-cell office:value-type="float" office:value="0.002515">
            <text:p>0.002515</text:p>
          </table:table-cell>
          <table:table-cell office:value-type="float" office:value="0.002763">
            <text:p>0.002763</text:p>
          </table:table-cell>
          <table:table-cell office:value-type="float" office:value="0.002965">
            <text:p>0.002965</text:p>
          </table:table-cell>
          <table:table-cell office:value-type="float" office:value="0.003177">
            <text:p>0.003177</text:p>
          </table:table-cell>
          <table:table-cell office:value-type="float" office:value="0.003441">
            <text:p>0.003441</text:p>
          </table:table-cell>
          <table:table-cell office:value-type="float" office:value="0.395983">
            <text:p>0.395983</text:p>
          </table:table-cell>
          <table:table-cell office:value-type="float" office:value="22.256703">
            <text:p>22.256703</text:p>
          </table:table-cell>
          <table:table-cell office:value-type="float" office:value="7.348836">
            <text:p>7.348836</text:p>
          </table:table-cell>
          <table:table-cell office:value-type="float" office:value="4.381029">
            <text:p>4.381029</text:p>
          </table:table-cell>
          <table:table-cell office:value-type="float" office:value="2.340343">
            <text:p>2.3403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3">
            <text:p>0.001853</text:p>
          </table:table-cell>
          <table:table-cell office:value-type="float" office:value="0.091619">
            <text:p>0.091619</text:p>
          </table:table-cell>
          <table:table-cell office:value-type="float" office:value="0.001697">
            <text:p>0.001697</text:p>
          </table:table-cell>
          <table:table-cell office:value-type="float" office:value="0.00186">
            <text:p>0.00186</text:p>
          </table:table-cell>
          <table:table-cell office:value-type="float" office:value="0.002097">
            <text:p>0.002097</text:p>
          </table:table-cell>
          <table:table-cell office:value-type="float" office:value="0.002174">
            <text:p>0.002174</text:p>
          </table:table-cell>
          <table:table-cell office:value-type="float" office:value="0.002505">
            <text:p>0.002505</text:p>
          </table:table-cell>
          <table:table-cell office:value-type="float" office:value="0.002546">
            <text:p>0.002546</text:p>
          </table:table-cell>
          <table:table-cell office:value-type="float" office:value="0.002779">
            <text:p>0.002779</text:p>
          </table:table-cell>
          <table:table-cell office:value-type="float" office:value="0.003033">
            <text:p>0.003033</text:p>
          </table:table-cell>
          <table:table-cell office:value-type="float" office:value="0.001831">
            <text:p>0.001831</text:p>
          </table:table-cell>
          <table:table-cell office:value-type="float" office:value="0.00187">
            <text:p>0.00187</text:p>
          </table:table-cell>
          <table:table-cell office:value-type="float" office:value="0.002108">
            <text:p>0.002108</text:p>
          </table:table-cell>
          <table:table-cell office:value-type="float" office:value="0.002172">
            <text:p>0.002172</text:p>
          </table:table-cell>
          <table:table-cell office:value-type="float" office:value="0.002421">
            <text:p>0.002421</text:p>
          </table:table-cell>
          <table:table-cell office:value-type="float" office:value="0.002524">
            <text:p>0.002524</text:p>
          </table:table-cell>
          <table:table-cell office:value-type="float" office:value="0.002795">
            <text:p>0.002795</text:p>
          </table:table-cell>
          <table:table-cell office:value-type="float" office:value="0.002961">
            <text:p>0.002961</text:p>
          </table:table-cell>
          <table:table-cell office:value-type="float" office:value="0.003171">
            <text:p>0.003171</text:p>
          </table:table-cell>
          <table:table-cell office:value-type="float" office:value="0.00344">
            <text:p>0.00344</text:p>
          </table:table-cell>
          <table:table-cell office:value-type="float" office:value="0.399672">
            <text:p>0.399672</text:p>
          </table:table-cell>
          <table:table-cell office:value-type="float" office:value="21.771514">
            <text:p>21.771514</text:p>
          </table:table-cell>
          <table:table-cell office:value-type="float" office:value="7.119743">
            <text:p>7.119743</text:p>
          </table:table-cell>
          <table:table-cell office:value-type="float" office:value="4.325029">
            <text:p>4.325029</text:p>
          </table:table-cell>
          <table:table-cell office:value-type="float" office:value="2.304886">
            <text:p>2.3048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49">
            <text:p>0.001849</text:p>
          </table:table-cell>
          <table:table-cell office:value-type="float" office:value="0.0913333333333333">
            <text:p>0.0913333333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office:value-type="float" office:value="0.002122">
            <text:p>0.002122</text:p>
          </table:table-cell>
          <table:table-cell office:value-type="float" office:value="0.002176">
            <text:p>0.002176</text:p>
          </table:table-cell>
          <table:table-cell office:value-type="float" office:value="0.002509">
            <text:p>0.002509</text:p>
          </table:table-cell>
          <table:table-cell office:value-type="float" office:value="0.002558">
            <text:p>0.002558</text:p>
          </table:table-cell>
          <table:table-cell office:value-type="float" office:value="0.002831">
            <text:p>0.002831</text:p>
          </table:table-cell>
          <table:table-cell office:value-type="float" office:value="0.003034">
            <text:p>0.003034</text:p>
          </table:table-cell>
          <table:table-cell office:value-type="float" office:value="0.001829">
            <text:p>0.001829</text:p>
          </table:table-cell>
          <table:table-cell office:value-type="float" office:value="0.001868">
            <text:p>0.001868</text:p>
          </table:table-cell>
          <table:table-cell office:value-type="float" office:value="0.002121">
            <text:p>0.002121</text:p>
          </table:table-cell>
          <table:table-cell office:value-type="float" office:value="0.002168">
            <text:p>0.002168</text:p>
          </table:table-cell>
          <table:table-cell office:value-type="float" office:value="0.002412">
            <text:p>0.002412</text:p>
          </table:table-cell>
          <table:table-cell office:value-type="float" office:value="0.002505">
            <text:p>0.002505</text:p>
          </table:table-cell>
          <table:table-cell office:value-type="float" office:value="0.002798">
            <text:p>0.002798</text:p>
          </table:table-cell>
          <table:table-cell office:value-type="float" office:value="0.002962">
            <text:p>0.002962</text:p>
          </table:table-cell>
          <table:table-cell office:value-type="float" office:value="0.003186">
            <text:p>0.003186</text:p>
          </table:table-cell>
          <table:table-cell office:value-type="float" office:value="0.003439">
            <text:p>0.003439</text:p>
          </table:table-cell>
          <table:table-cell office:value-type="float" office:value="0.39368">
            <text:p>0.39368</text:p>
          </table:table-cell>
          <table:table-cell office:value-type="float" office:value="23.41228">
            <text:p>23.41228</text:p>
          </table:table-cell>
          <table:table-cell office:value-type="float" office:value="7.569721">
            <text:p>7.569721</text:p>
          </table:table-cell>
          <table:table-cell office:value-type="float" office:value="4.477486">
            <text:p>4.477486</text:p>
          </table:table-cell>
          <table:table-cell office:value-type="float" office:value="2.320343">
            <text:p>2.3203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90762">
            <text:p>0.090762</text:p>
          </table:table-cell>
          <table:table-cell office:value-type="float" office:value="0.001697">
            <text:p>0.001697</text:p>
          </table:table-cell>
          <table:table-cell office:value-type="float" office:value="0.001859">
            <text:p>0.001859</text:p>
          </table:table-cell>
          <table:table-cell office:value-type="float" office:value="0.002072">
            <text:p>0.002072</text:p>
          </table:table-cell>
          <table:table-cell office:value-type="float" office:value="0.002179">
            <text:p>0.002179</text:p>
          </table:table-cell>
          <table:table-cell office:value-type="float" office:value="0.002508">
            <text:p>0.002508</text:p>
          </table:table-cell>
          <table:table-cell office:value-type="float" office:value="0.002552">
            <text:p>0.002552</text:p>
          </table:table-cell>
          <table:table-cell office:value-type="float" office:value="0.002901">
            <text:p>0.002901</text:p>
          </table:table-cell>
          <table:table-cell office:value-type="float" office:value="0.00303">
            <text:p>0.00303</text:p>
          </table:table-cell>
          <table:table-cell office:value-type="float" office:value="0.001818">
            <text:p>0.001818</text:p>
          </table:table-cell>
          <table:table-cell office:value-type="float" office:value="0.001867">
            <text:p>0.001867</text:p>
          </table:table-cell>
          <table:table-cell office:value-type="float" office:value="0.002111">
            <text:p>0.002111</text:p>
          </table:table-cell>
          <table:table-cell office:value-type="float" office:value="0.00216">
            <text:p>0.00216</text:p>
          </table:table-cell>
          <table:table-cell office:value-type="float" office:value="0.002411">
            <text:p>0.002411</text:p>
          </table:table-cell>
          <table:table-cell office:value-type="float" office:value="0.002485">
            <text:p>0.002485</text:p>
          </table:table-cell>
          <table:table-cell office:value-type="float" office:value="0.002785">
            <text:p>0.002785</text:p>
          </table:table-cell>
          <table:table-cell office:value-type="float" office:value="0.00296">
            <text:p>0.00296</text:p>
          </table:table-cell>
          <table:table-cell office:value-type="float" office:value="0.003184">
            <text:p>0.003184</text:p>
          </table:table-cell>
          <table:table-cell office:value-type="float" office:value="0.003437">
            <text:p>0.003437</text:p>
          </table:table-cell>
          <table:table-cell office:value-type="float" office:value="0.393156">
            <text:p>0.393156</text:p>
          </table:table-cell>
          <table:table-cell office:value-type="float" office:value="22.827497">
            <text:p>22.827497</text:p>
          </table:table-cell>
          <table:table-cell office:value-type="float" office:value="7.102958">
            <text:p>7.102958</text:p>
          </table:table-cell>
          <table:table-cell office:value-type="float" office:value="4.3948">
            <text:p>4.3948</text:p>
          </table:table-cell>
          <table:table-cell office:value-type="float" office:value="2.333971">
            <text:p>2.3339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91619">
            <text:p>0.091619</text:p>
          </table:table-cell>
          <table:table-cell office:value-type="float" office:value="0.001702">
            <text:p>0.001702</text:p>
          </table:table-cell>
          <table:table-cell office:value-type="float" office:value="0.001863">
            <text:p>0.001863</text:p>
          </table:table-cell>
          <table:table-cell office:value-type="float" office:value="0.002076">
            <text:p>0.002076</text:p>
          </table:table-cell>
          <table:table-cell office:value-type="float" office:value="0.002187">
            <text:p>0.002187</text:p>
          </table:table-cell>
          <table:table-cell office:value-type="float" office:value="0.002509">
            <text:p>0.002509</text:p>
          </table:table-cell>
          <table:table-cell office:value-type="float" office:value="0.002549">
            <text:p>0.002549</text:p>
          </table:table-cell>
          <table:table-cell office:value-type="float" office:value="0.002874">
            <text:p>0.002874</text:p>
          </table:table-cell>
          <table:table-cell office:value-type="float" office:value="0.003028">
            <text:p>0.003028</text:p>
          </table:table-cell>
          <table:table-cell office:value-type="float" office:value="0.001819">
            <text:p>0.001819</text:p>
          </table:table-cell>
          <table:table-cell office:value-type="float" office:value="0.001867">
            <text:p>0.001867</text:p>
          </table:table-cell>
          <table:table-cell office:value-type="float" office:value="0.002076">
            <text:p>0.002076</text:p>
          </table:table-cell>
          <table:table-cell office:value-type="float" office:value="0.002182">
            <text:p>0.002182</text:p>
          </table:table-cell>
          <table:table-cell office:value-type="float" office:value="0.002418">
            <text:p>0.002418</text:p>
          </table:table-cell>
          <table:table-cell office:value-type="float" office:value="0.002494">
            <text:p>0.002494</text:p>
          </table:table-cell>
          <table:table-cell office:value-type="float" office:value="0.002772">
            <text:p>0.002772</text:p>
          </table:table-cell>
          <table:table-cell office:value-type="float" office:value="0.002962">
            <text:p>0.002962</text:p>
          </table:table-cell>
          <table:table-cell office:value-type="float" office:value="0.003187">
            <text:p>0.003187</text:p>
          </table:table-cell>
          <table:table-cell office:value-type="float" office:value="0.003444">
            <text:p>0.003444</text:p>
          </table:table-cell>
          <table:table-cell office:value-type="float" office:value="0.39504">
            <text:p>0.39504</text:p>
          </table:table-cell>
          <table:table-cell office:value-type="float" office:value="22.924226">
            <text:p>22.924226</text:p>
          </table:table-cell>
          <table:table-cell office:value-type="float" office:value="7.598366">
            <text:p>7.598366</text:p>
          </table:table-cell>
          <table:table-cell office:value-type="float" office:value="4.380171">
            <text:p>4.380171</text:p>
          </table:table-cell>
          <table:table-cell office:value-type="float" office:value="2.3856">
            <text:p>2.385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91619">
            <text:p>0.091619</text:p>
          </table:table-cell>
          <table:table-cell office:value-type="float" office:value="0.0017">
            <text:p>0.0017</text:p>
          </table:table-cell>
          <table:table-cell office:value-type="float" office:value="0.001862">
            <text:p>0.001862</text:p>
          </table:table-cell>
          <table:table-cell office:value-type="float" office:value="0.002068">
            <text:p>0.002068</text:p>
          </table:table-cell>
          <table:table-cell office:value-type="float" office:value="0.002175">
            <text:p>0.002175</text:p>
          </table:table-cell>
          <table:table-cell office:value-type="float" office:value="0.002509">
            <text:p>0.002509</text:p>
          </table:table-cell>
          <table:table-cell office:value-type="float" office:value="0.002549">
            <text:p>0.002549</text:p>
          </table:table-cell>
          <table:table-cell office:value-type="float" office:value="0.002861">
            <text:p>0.002861</text:p>
          </table:table-cell>
          <table:table-cell office:value-type="float" office:value="0.003029">
            <text:p>0.003029</text:p>
          </table:table-cell>
          <table:table-cell office:value-type="float" office:value="0.001819">
            <text:p>0.001819</text:p>
          </table:table-cell>
          <table:table-cell office:value-type="float" office:value="0.001868">
            <text:p>0.001868</text:p>
          </table:table-cell>
          <table:table-cell office:value-type="float" office:value="0.002123">
            <text:p>0.002123</text:p>
          </table:table-cell>
          <table:table-cell office:value-type="float" office:value="0.002183">
            <text:p>0.002183</text:p>
          </table:table-cell>
          <table:table-cell office:value-type="float" office:value="0.002416">
            <text:p>0.002416</text:p>
          </table:table-cell>
          <table:table-cell office:value-type="float" office:value="0.002524">
            <text:p>0.002524</text:p>
          </table:table-cell>
          <table:table-cell office:value-type="float" office:value="0.002765">
            <text:p>0.002765</text:p>
          </table:table-cell>
          <table:table-cell office:value-type="float" office:value="0.002958">
            <text:p>0.002958</text:p>
          </table:table-cell>
          <table:table-cell office:value-type="float" office:value="0.003167">
            <text:p>0.003167</text:p>
          </table:table-cell>
          <table:table-cell office:value-type="float" office:value="0.003443">
            <text:p>0.003443</text:p>
          </table:table-cell>
          <table:table-cell office:value-type="float" office:value="0.398754">
            <text:p>0.398754</text:p>
          </table:table-cell>
          <table:table-cell office:value-type="float" office:value="23.011409">
            <text:p>23.011409</text:p>
          </table:table-cell>
          <table:table-cell office:value-type="float" office:value="7.374552">
            <text:p>7.374552</text:p>
          </table:table-cell>
          <table:table-cell office:value-type="float" office:value="4.434286">
            <text:p>4.434286</text:p>
          </table:table-cell>
          <table:table-cell office:value-type="float" office:value="2.333686">
            <text:p>2.3336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8381">
            <text:p>0.088381</text:p>
          </table:table-cell>
          <table:table-cell office:value-type="float" office:value="0.001703">
            <text:p>0.001703</text:p>
          </table:table-cell>
          <table:table-cell office:value-type="float" office:value="0.001862">
            <text:p>0.001862</text:p>
          </table:table-cell>
          <table:table-cell office:value-type="float" office:value="0.002072">
            <text:p>0.002072</text:p>
          </table:table-cell>
          <table:table-cell office:value-type="float" office:value="0.002175">
            <text:p>0.002175</text:p>
          </table:table-cell>
          <table:table-cell office:value-type="float" office:value="0.002533">
            <text:p>0.002533</text:p>
          </table:table-cell>
          <table:table-cell office:value-type="float" office:value="0.002562">
            <text:p>0.002562</text:p>
          </table:table-cell>
          <table:table-cell office:value-type="float" office:value="0.00284">
            <text:p>0.00284</text:p>
          </table:table-cell>
          <table:table-cell office:value-type="float" office:value="0.003031">
            <text:p>0.003031</text:p>
          </table:table-cell>
          <table:table-cell office:value-type="float" office:value="0.001816">
            <text:p>0.001816</text:p>
          </table:table-cell>
          <table:table-cell office:value-type="float" office:value="0.00187">
            <text:p>0.00187</text:p>
          </table:table-cell>
          <table:table-cell office:value-type="float" office:value="0.00209">
            <text:p>0.00209</text:p>
          </table:table-cell>
          <table:table-cell office:value-type="float" office:value="0.00219">
            <text:p>0.00219</text:p>
          </table:table-cell>
          <table:table-cell office:value-type="float" office:value="0.002409">
            <text:p>0.002409</text:p>
          </table:table-cell>
          <table:table-cell office:value-type="float" office:value="0.002521">
            <text:p>0.002521</text:p>
          </table:table-cell>
          <table:table-cell office:value-type="float" office:value="0.002766">
            <text:p>0.002766</text:p>
          </table:table-cell>
          <table:table-cell office:value-type="float" office:value="0.002959">
            <text:p>0.002959</text:p>
          </table:table-cell>
          <table:table-cell office:value-type="float" office:value="0.003176">
            <text:p>0.003176</text:p>
          </table:table-cell>
          <table:table-cell office:value-type="float" office:value="0.003449">
            <text:p>0.003449</text:p>
          </table:table-cell>
          <table:table-cell office:value-type="float" office:value="0.393375">
            <text:p>0.393375</text:p>
          </table:table-cell>
          <table:table-cell office:value-type="float" office:value="22.712626">
            <text:p>22.712626</text:p>
          </table:table-cell>
          <table:table-cell office:value-type="float" office:value="7.370819">
            <text:p>7.370819</text:p>
          </table:table-cell>
          <table:table-cell office:value-type="float" office:value="4.337514">
            <text:p>4.337514</text:p>
          </table:table-cell>
          <table:table-cell office:value-type="float" office:value="2.3178">
            <text:p>2.3178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6">
            <text:p>0.001866</text:p>
          </table:table-cell>
          <table:table-cell office:value-type="float" office:value="0.089619">
            <text:p>0.089619</text:p>
          </table:table-cell>
          <table:table-cell office:value-type="float" office:value="0.0017">
            <text:p>0.0017</text:p>
          </table:table-cell>
          <table:table-cell office:value-type="float" office:value="0.001864">
            <text:p>0.001864</text:p>
          </table:table-cell>
          <table:table-cell office:value-type="float" office:value="0.002081">
            <text:p>0.002081</text:p>
          </table:table-cell>
          <table:table-cell office:value-type="float" office:value="0.002177">
            <text:p>0.002177</text:p>
          </table:table-cell>
          <table:table-cell office:value-type="float" office:value="0.00252">
            <text:p>0.00252</text:p>
          </table:table-cell>
          <table:table-cell office:value-type="float" office:value="0.002554">
            <text:p>0.002554</text:p>
          </table:table-cell>
          <table:table-cell office:value-type="float" office:value="0.002831">
            <text:p>0.002831</text:p>
          </table:table-cell>
          <table:table-cell office:value-type="float" office:value="0.003031">
            <text:p>0.003031</text:p>
          </table:table-cell>
          <table:table-cell office:value-type="float" office:value="0.00182">
            <text:p>0.00182</text:p>
          </table:table-cell>
          <table:table-cell office:value-type="float" office:value="0.00187">
            <text:p>0.00187</text:p>
          </table:table-cell>
          <table:table-cell office:value-type="float" office:value="0.002098">
            <text:p>0.002098</text:p>
          </table:table-cell>
          <table:table-cell office:value-type="float" office:value="0.002174">
            <text:p>0.002174</text:p>
          </table:table-cell>
          <table:table-cell office:value-type="float" office:value="0.002419">
            <text:p>0.002419</text:p>
          </table:table-cell>
          <table:table-cell office:value-type="float" office:value="0.002494">
            <text:p>0.002494</text:p>
          </table:table-cell>
          <table:table-cell office:value-type="float" office:value="0.002774">
            <text:p>0.002774</text:p>
          </table:table-cell>
          <table:table-cell office:value-type="float" office:value="0.002957">
            <text:p>0.002957</text:p>
          </table:table-cell>
          <table:table-cell office:value-type="float" office:value="0.00318">
            <text:p>0.00318</text:p>
          </table:table-cell>
          <table:table-cell office:value-type="float" office:value="0.00345">
            <text:p>0.00345</text:p>
          </table:table-cell>
          <table:table-cell office:value-type="float" office:value="0.395046">
            <text:p>0.395046</text:p>
          </table:table-cell>
          <table:table-cell office:value-type="float" office:value="23.011843">
            <text:p>23.011843</text:p>
          </table:table-cell>
          <table:table-cell office:value-type="float" office:value="7.255162">
            <text:p>7.255162</text:p>
          </table:table-cell>
          <table:table-cell office:value-type="float" office:value="4.435914">
            <text:p>4.435914</text:p>
          </table:table-cell>
          <table:table-cell office:value-type="float" office:value="2.324257">
            <text:p>2.3242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77">
            <text:p>0.001877</text:p>
          </table:table-cell>
          <table:table-cell office:value-type="float" office:value="0.088381">
            <text:p>0.088381</text:p>
          </table:table-cell>
          <table:table-cell office:value-type="float" office:value="0.001695">
            <text:p>0.001695</text:p>
          </table:table-cell>
          <table:table-cell office:value-type="float" office:value="0.001867">
            <text:p>0.001867</text:p>
          </table:table-cell>
          <table:table-cell office:value-type="float" office:value="0.002082">
            <text:p>0.002082</text:p>
          </table:table-cell>
          <table:table-cell office:value-type="float" office:value="0.002177">
            <text:p>0.002177</text:p>
          </table:table-cell>
          <table:table-cell office:value-type="float" office:value="0.002513">
            <text:p>0.002513</text:p>
          </table:table-cell>
          <table:table-cell office:value-type="float" office:value="0.002555">
            <text:p>0.002555</text:p>
          </table:table-cell>
          <table:table-cell office:value-type="float" office:value="0.00283">
            <text:p>0.00283</text:p>
          </table:table-cell>
          <table:table-cell office:value-type="float" office:value="0.003032">
            <text:p>0.003032</text:p>
          </table:table-cell>
          <table:table-cell office:value-type="float" office:value="0.001814">
            <text:p>0.001814</text:p>
          </table:table-cell>
          <table:table-cell office:value-type="float" office:value="0.001865">
            <text:p>0.001865</text:p>
          </table:table-cell>
          <table:table-cell office:value-type="float" office:value="0.002101">
            <text:p>0.002101</text:p>
          </table:table-cell>
          <table:table-cell office:value-type="float" office:value="0.002184">
            <text:p>0.002184</text:p>
          </table:table-cell>
          <table:table-cell office:value-type="float" office:value="0.00242">
            <text:p>0.00242</text:p>
          </table:table-cell>
          <table:table-cell office:value-type="float" office:value="0.002515">
            <text:p>0.002515</text:p>
          </table:table-cell>
          <table:table-cell office:value-type="float" office:value="0.002762">
            <text:p>0.002762</text:p>
          </table:table-cell>
          <table:table-cell office:value-type="float" office:value="0.002962">
            <text:p>0.002962</text:p>
          </table:table-cell>
          <table:table-cell office:value-type="float" office:value="0.003184">
            <text:p>0.003184</text:p>
          </table:table-cell>
          <table:table-cell office:value-type="float" office:value="0.003438">
            <text:p>0.003438</text:p>
          </table:table-cell>
          <table:table-cell office:value-type="float" office:value="0.395938">
            <text:p>0.395938</text:p>
          </table:table-cell>
          <table:table-cell office:value-type="float" office:value="23.663271">
            <text:p>23.663271</text:p>
          </table:table-cell>
          <table:table-cell office:value-type="float" office:value="7.317817">
            <text:p>7.317817</text:p>
          </table:table-cell>
          <table:table-cell office:value-type="float" office:value="4.303229">
            <text:p>4.303229</text:p>
          </table:table-cell>
          <table:table-cell office:value-type="float" office:value="2.313971">
            <text:p>2.3139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4">
            <text:p>0.001864</text:p>
          </table:table-cell>
          <table:table-cell office:value-type="float" office:value="0.0919046666666667">
            <text:p>0.0919046667</text:p>
          </table:table-cell>
          <table:table-cell office:value-type="float" office:value="0.001696">
            <text:p>0.001696</text:p>
          </table:table-cell>
          <table:table-cell office:value-type="float" office:value="0.001862">
            <text:p>0.001862</text:p>
          </table:table-cell>
          <table:table-cell office:value-type="float" office:value="0.002138">
            <text:p>0.002138</text:p>
          </table:table-cell>
          <table:table-cell office:value-type="float" office:value="0.002177">
            <text:p>0.002177</text:p>
          </table:table-cell>
          <table:table-cell office:value-type="float" office:value="0.00252">
            <text:p>0.00252</text:p>
          </table:table-cell>
          <table:table-cell office:value-type="float" office:value="0.002542">
            <text:p>0.002542</text:p>
          </table:table-cell>
          <table:table-cell office:value-type="float" office:value="0.00283">
            <text:p>0.00283</text:p>
          </table:table-cell>
          <table:table-cell office:value-type="float" office:value="0.00303">
            <text:p>0.00303</text:p>
          </table:table-cell>
          <table:table-cell office:value-type="float" office:value="0.001816">
            <text:p>0.001816</text:p>
          </table:table-cell>
          <table:table-cell office:value-type="float" office:value="0.001865">
            <text:p>0.001865</text:p>
          </table:table-cell>
          <table:table-cell office:value-type="float" office:value="0.002102">
            <text:p>0.002102</text:p>
          </table:table-cell>
          <table:table-cell office:value-type="float" office:value="0.002179">
            <text:p>0.002179</text:p>
          </table:table-cell>
          <table:table-cell office:value-type="float" office:value="0.002428">
            <text:p>0.002428</text:p>
          </table:table-cell>
          <table:table-cell office:value-type="float" office:value="0.002503">
            <text:p>0.002503</text:p>
          </table:table-cell>
          <table:table-cell office:value-type="float" office:value="0.002767">
            <text:p>0.002767</text:p>
          </table:table-cell>
          <table:table-cell office:value-type="float" office:value="0.002961">
            <text:p>0.002961</text:p>
          </table:table-cell>
          <table:table-cell office:value-type="float" office:value="0.003186">
            <text:p>0.003186</text:p>
          </table:table-cell>
          <table:table-cell office:value-type="float" office:value="0.003437">
            <text:p>0.003437</text:p>
          </table:table-cell>
          <table:table-cell office:value-type="float" office:value="0.396716">
            <text:p>0.396716</text:p>
          </table:table-cell>
          <table:table-cell office:value-type="float" office:value="23.27954">
            <text:p>23.27954</text:p>
          </table:table-cell>
          <table:table-cell office:value-type="float" office:value="7.269571">
            <text:p>7.269571</text:p>
          </table:table-cell>
          <table:table-cell office:value-type="float" office:value="4.2626">
            <text:p>4.2626</text:p>
          </table:table-cell>
          <table:table-cell office:value-type="float" office:value="2.397543">
            <text:p>2.3975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3">
            <text:p>0.001853</text:p>
          </table:table-cell>
          <table:table-cell office:value-type="float" office:value="0.091619">
            <text:p>0.091619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table:number-columns-repeated="2" office:value-type="float" office:value="0.002176">
            <text:p>0.002176</text:p>
          </table:table-cell>
          <table:table-cell office:value-type="float" office:value="0.002515">
            <text:p>0.002515</text:p>
          </table:table-cell>
          <table:table-cell office:value-type="float" office:value="0.002595">
            <text:p>0.002595</text:p>
          </table:table-cell>
          <table:table-cell office:value-type="float" office:value="0.002836">
            <text:p>0.002836</text:p>
          </table:table-cell>
          <table:table-cell office:value-type="float" office:value="0.003029">
            <text:p>0.003029</text:p>
          </table:table-cell>
          <table:table-cell office:value-type="float" office:value="0.001812">
            <text:p>0.001812</text:p>
          </table:table-cell>
          <table:table-cell office:value-type="float" office:value="0.001868">
            <text:p>0.001868</text:p>
          </table:table-cell>
          <table:table-cell office:value-type="float" office:value="0.002095">
            <text:p>0.002095</text:p>
          </table:table-cell>
          <table:table-cell office:value-type="float" office:value="0.002159">
            <text:p>0.002159</text:p>
          </table:table-cell>
          <table:table-cell office:value-type="float" office:value="0.002414">
            <text:p>0.002414</text:p>
          </table:table-cell>
          <table:table-cell office:value-type="float" office:value="0.002533">
            <text:p>0.002533</text:p>
          </table:table-cell>
          <table:table-cell office:value-type="float" office:value="0.002808">
            <text:p>0.002808</text:p>
          </table:table-cell>
          <table:table-cell office:value-type="float" office:value="0.002957">
            <text:p>0.002957</text:p>
          </table:table-cell>
          <table:table-cell office:value-type="float" office:value="0.003185">
            <text:p>0.003185</text:p>
          </table:table-cell>
          <table:table-cell office:value-type="float" office:value="0.003444">
            <text:p>0.003444</text:p>
          </table:table-cell>
          <table:table-cell office:value-type="float" office:value="0.396152">
            <text:p>0.396152</text:p>
          </table:table-cell>
          <table:table-cell office:value-type="float" office:value="23.00548">
            <text:p>23.00548</text:p>
          </table:table-cell>
          <table:table-cell office:value-type="float" office:value="7.243615">
            <text:p>7.243615</text:p>
          </table:table-cell>
          <table:table-cell office:value-type="float" office:value="4.266514">
            <text:p>4.266514</text:p>
          </table:table-cell>
          <table:table-cell office:value-type="float" office:value="2.346886">
            <text:p>2.3468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2">
            <text:p>0.001862</text:p>
          </table:table-cell>
          <table:table-cell office:value-type="float" office:value="0.088381">
            <text:p>0.088381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129">
            <text:p>0.002129</text:p>
          </table:table-cell>
          <table:table-cell office:value-type="float" office:value="0.002177">
            <text:p>0.002177</text:p>
          </table:table-cell>
          <table:table-cell office:value-type="float" office:value="0.002518">
            <text:p>0.002518</text:p>
          </table:table-cell>
          <table:table-cell office:value-type="float" office:value="0.002608">
            <text:p>0.002608</text:p>
          </table:table-cell>
          <table:table-cell office:value-type="float" office:value="0.002841">
            <text:p>0.002841</text:p>
          </table:table-cell>
          <table:table-cell office:value-type="float" office:value="0.003031">
            <text:p>0.003031</text:p>
          </table:table-cell>
          <table:table-cell office:value-type="float" office:value="0.001813">
            <text:p>0.001813</text:p>
          </table:table-cell>
          <table:table-cell office:value-type="float" office:value="0.001869">
            <text:p>0.001869</text:p>
          </table:table-cell>
          <table:table-cell office:value-type="float" office:value="0.002111">
            <text:p>0.002111</text:p>
          </table:table-cell>
          <table:table-cell office:value-type="float" office:value="0.002191">
            <text:p>0.002191</text:p>
          </table:table-cell>
          <table:table-cell office:value-type="float" office:value="0.002422">
            <text:p>0.002422</text:p>
          </table:table-cell>
          <table:table-cell office:value-type="float" office:value="0.002509">
            <text:p>0.002509</text:p>
          </table:table-cell>
          <table:table-cell office:value-type="float" office:value="0.002778">
            <text:p>0.002778</text:p>
          </table:table-cell>
          <table:table-cell office:value-type="float" office:value="0.002962">
            <text:p>0.002962</text:p>
          </table:table-cell>
          <table:table-cell office:value-type="float" office:value="0.003171">
            <text:p>0.003171</text:p>
          </table:table-cell>
          <table:table-cell office:value-type="float" office:value="0.003436">
            <text:p>0.003436</text:p>
          </table:table-cell>
          <table:table-cell office:value-type="float" office:value="0.395131">
            <text:p>0.395131</text:p>
          </table:table-cell>
          <table:table-cell office:value-type="float" office:value="23.961417">
            <text:p>23.961417</text:p>
          </table:table-cell>
          <table:table-cell office:value-type="float" office:value="7.470038">
            <text:p>7.470038</text:p>
          </table:table-cell>
          <table:table-cell office:value-type="float" office:value="5.144657">
            <text:p>5.144657</text:p>
          </table:table-cell>
          <table:table-cell office:value-type="float" office:value="2.344429">
            <text:p>2.3444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875236666666667">
            <text:p>0.0875236667</text:p>
          </table:table-cell>
          <table:table-cell office:value-type="float" office:value="0.001694">
            <text:p>0.001694</text:p>
          </table:table-cell>
          <table:table-cell office:value-type="float" office:value="0.001863">
            <text:p>0.001863</text:p>
          </table:table-cell>
          <table:table-cell office:value-type="float" office:value="0.00211">
            <text:p>0.00211</text:p>
          </table:table-cell>
          <table:table-cell office:value-type="float" office:value="0.002178">
            <text:p>0.002178</text:p>
          </table:table-cell>
          <table:table-cell office:value-type="float" office:value="0.002515">
            <text:p>0.002515</text:p>
          </table:table-cell>
          <table:table-cell office:value-type="float" office:value="0.002608">
            <text:p>0.002608</text:p>
          </table:table-cell>
          <table:table-cell office:value-type="float" office:value="0.002836">
            <text:p>0.002836</text:p>
          </table:table-cell>
          <table:table-cell office:value-type="float" office:value="0.003031">
            <text:p>0.003031</text:p>
          </table:table-cell>
          <table:table-cell office:value-type="float" office:value="0.001813">
            <text:p>0.001813</text:p>
          </table:table-cell>
          <table:table-cell office:value-type="float" office:value="0.001868">
            <text:p>0.001868</text:p>
          </table:table-cell>
          <table:table-cell office:value-type="float" office:value="0.002079">
            <text:p>0.002079</text:p>
          </table:table-cell>
          <table:table-cell office:value-type="float" office:value="0.0022">
            <text:p>0.0022</text:p>
          </table:table-cell>
          <table:table-cell office:value-type="float" office:value="0.00244">
            <text:p>0.00244</text:p>
          </table:table-cell>
          <table:table-cell office:value-type="float" office:value="0.002504">
            <text:p>0.002504</text:p>
          </table:table-cell>
          <table:table-cell office:value-type="float" office:value="0.002769">
            <text:p>0.002769</text:p>
          </table:table-cell>
          <table:table-cell office:value-type="float" office:value="0.002961">
            <text:p>0.002961</text:p>
          </table:table-cell>
          <table:table-cell office:value-type="float" office:value="0.003173">
            <text:p>0.003173</text:p>
          </table:table-cell>
          <table:table-cell office:value-type="float" office:value="0.003453">
            <text:p>0.003453</text:p>
          </table:table-cell>
          <table:table-cell office:value-type="float" office:value="0.397978">
            <text:p>0.397978</text:p>
          </table:table-cell>
          <table:table-cell office:value-type="float" office:value="23.494826">
            <text:p>23.494826</text:p>
          </table:table-cell>
          <table:table-cell office:value-type="float" office:value="7.703744">
            <text:p>7.703744</text:p>
          </table:table-cell>
          <table:table-cell office:value-type="float" office:value="4.287571">
            <text:p>4.287571</text:p>
          </table:table-cell>
          <table:table-cell office:value-type="float" office:value="3.688343">
            <text:p>3.6883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1">
            <text:p>0.001861</text:p>
          </table:table-cell>
          <table:table-cell office:value-type="float" office:value="0.0875236666666667">
            <text:p>0.0875236667</text:p>
          </table:table-cell>
          <table:table-cell office:value-type="float" office:value="0.001699">
            <text:p>0.001699</text:p>
          </table:table-cell>
          <table:table-cell office:value-type="float" office:value="0.00186">
            <text:p>0.00186</text:p>
          </table:table-cell>
          <table:table-cell office:value-type="float" office:value="0.002118">
            <text:p>0.002118</text:p>
          </table:table-cell>
          <table:table-cell office:value-type="float" office:value="0.002178">
            <text:p>0.002178</text:p>
          </table:table-cell>
          <table:table-cell office:value-type="float" office:value="0.002511">
            <text:p>0.002511</text:p>
          </table:table-cell>
          <table:table-cell office:value-type="float" office:value="0.002609">
            <text:p>0.002609</text:p>
          </table:table-cell>
          <table:table-cell office:value-type="float" office:value="0.002885">
            <text:p>0.002885</text:p>
          </table:table-cell>
          <table:table-cell office:value-type="float" office:value="0.003032">
            <text:p>0.003032</text:p>
          </table:table-cell>
          <table:table-cell office:value-type="float" office:value="0.001814">
            <text:p>0.001814</text:p>
          </table:table-cell>
          <table:table-cell office:value-type="float" office:value="0.001866">
            <text:p>0.001866</text:p>
          </table:table-cell>
          <table:table-cell office:value-type="float" office:value="0.002104">
            <text:p>0.002104</text:p>
          </table:table-cell>
          <table:table-cell office:value-type="float" office:value="0.002193">
            <text:p>0.002193</text:p>
          </table:table-cell>
          <table:table-cell office:value-type="float" office:value="0.002428">
            <text:p>0.002428</text:p>
          </table:table-cell>
          <table:table-cell office:value-type="float" office:value="0.00252">
            <text:p>0.00252</text:p>
          </table:table-cell>
          <table:table-cell office:value-type="float" office:value="0.002763">
            <text:p>0.002763</text:p>
          </table:table-cell>
          <table:table-cell office:value-type="float" office:value="0.002963">
            <text:p>0.002963</text:p>
          </table:table-cell>
          <table:table-cell office:value-type="float" office:value="0.003187">
            <text:p>0.003187</text:p>
          </table:table-cell>
          <table:table-cell office:value-type="float" office:value="0.00344">
            <text:p>0.00344</text:p>
          </table:table-cell>
          <table:table-cell office:value-type="float" office:value="0.39293">
            <text:p>0.39293</text:p>
          </table:table-cell>
          <table:table-cell office:value-type="float" office:value="23.961734">
            <text:p>23.961734</text:p>
          </table:table-cell>
          <table:table-cell office:value-type="float" office:value="7.537972">
            <text:p>7.537972</text:p>
          </table:table-cell>
          <table:table-cell office:value-type="float" office:value="6.058257">
            <text:p>6.058257</text:p>
          </table:table-cell>
          <table:table-cell office:value-type="float" office:value="3.622457">
            <text:p>3.6224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71">
            <text:p>0.001871</text:p>
          </table:table-cell>
          <table:table-cell office:value-type="float" office:value="0.0878096666666667">
            <text:p>0.0878096667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office:value-type="float" office:value="0.002129">
            <text:p>0.002129</text:p>
          </table:table-cell>
          <table:table-cell office:value-type="float" office:value="0.002177">
            <text:p>0.002177</text:p>
          </table:table-cell>
          <table:table-cell office:value-type="float" office:value="0.00251">
            <text:p>0.00251</text:p>
          </table:table-cell>
          <table:table-cell office:value-type="float" office:value="0.002608">
            <text:p>0.002608</text:p>
          </table:table-cell>
          <table:table-cell office:value-type="float" office:value="0.002883">
            <text:p>0.002883</text:p>
          </table:table-cell>
          <table:table-cell office:value-type="float" office:value="0.003032">
            <text:p>0.003032</text:p>
          </table:table-cell>
          <table:table-cell office:value-type="float" office:value="0.001813">
            <text:p>0.001813</text:p>
          </table:table-cell>
          <table:table-cell office:value-type="float" office:value="0.001869">
            <text:p>0.001869</text:p>
          </table:table-cell>
          <table:table-cell office:value-type="float" office:value="0.002086">
            <text:p>0.002086</text:p>
          </table:table-cell>
          <table:table-cell office:value-type="float" office:value="0.002189">
            <text:p>0.002189</text:p>
          </table:table-cell>
          <table:table-cell office:value-type="float" office:value="0.002419">
            <text:p>0.002419</text:p>
          </table:table-cell>
          <table:table-cell office:value-type="float" office:value="0.002513">
            <text:p>0.002513</text:p>
          </table:table-cell>
          <table:table-cell office:value-type="float" office:value="0.002762">
            <text:p>0.002762</text:p>
          </table:table-cell>
          <table:table-cell office:value-type="float" office:value="0.00296">
            <text:p>0.00296</text:p>
          </table:table-cell>
          <table:table-cell office:value-type="float" office:value="0.003169">
            <text:p>0.003169</text:p>
          </table:table-cell>
          <table:table-cell office:value-type="float" office:value="0.00345">
            <text:p>0.00345</text:p>
          </table:table-cell>
          <table:table-cell office:value-type="float" office:value="0.41375">
            <text:p>0.41375</text:p>
          </table:table-cell>
          <table:table-cell office:value-type="float" office:value="23.750583">
            <text:p>23.750583</text:p>
          </table:table-cell>
          <table:table-cell office:value-type="float" office:value="7.995815">
            <text:p>7.995815</text:p>
          </table:table-cell>
          <table:table-cell office:value-type="float" office:value="5.957829">
            <text:p>5.957829</text:p>
          </table:table-cell>
          <table:table-cell office:value-type="float" office:value="2.368771">
            <text:p>2.3687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7">
            <text:p>0.00187</text:p>
          </table:table-cell>
          <table:table-cell office:value-type="float" office:value="0.0886666666666667">
            <text:p>0.0886666667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office:value-type="float" office:value="0.002083">
            <text:p>0.002083</text:p>
          </table:table-cell>
          <table:table-cell office:value-type="float" office:value="0.002184">
            <text:p>0.002184</text:p>
          </table:table-cell>
          <table:table-cell office:value-type="float" office:value="0.002511">
            <text:p>0.002511</text:p>
          </table:table-cell>
          <table:table-cell office:value-type="float" office:value="0.002608">
            <text:p>0.002608</text:p>
          </table:table-cell>
          <table:table-cell office:value-type="float" office:value="0.002832">
            <text:p>0.002832</text:p>
          </table:table-cell>
          <table:table-cell office:value-type="float" office:value="0.003031">
            <text:p>0.003031</text:p>
          </table:table-cell>
          <table:table-cell office:value-type="float" office:value="0.001812">
            <text:p>0.001812</text:p>
          </table:table-cell>
          <table:table-cell office:value-type="float" office:value="0.001868">
            <text:p>0.001868</text:p>
          </table:table-cell>
          <table:table-cell office:value-type="float" office:value="0.002093">
            <text:p>0.002093</text:p>
          </table:table-cell>
          <table:table-cell office:value-type="float" office:value="0.0022">
            <text:p>0.0022</text:p>
          </table:table-cell>
          <table:table-cell office:value-type="float" office:value="0.002414">
            <text:p>0.002414</text:p>
          </table:table-cell>
          <table:table-cell office:value-type="float" office:value="0.002494">
            <text:p>0.002494</text:p>
          </table:table-cell>
          <table:table-cell office:value-type="float" office:value="0.002789">
            <text:p>0.002789</text:p>
          </table:table-cell>
          <table:table-cell office:value-type="float" office:value="0.002958">
            <text:p>0.002958</text:p>
          </table:table-cell>
          <table:table-cell office:value-type="float" office:value="0.003184">
            <text:p>0.003184</text:p>
          </table:table-cell>
          <table:table-cell office:value-type="float" office:value="0.003443">
            <text:p>0.003443</text:p>
          </table:table-cell>
          <table:table-cell office:value-type="float" office:value="0.400478">
            <text:p>0.400478</text:p>
          </table:table-cell>
          <table:table-cell office:value-type="float" office:value="33.33974">
            <text:p>33.33974</text:p>
          </table:table-cell>
          <table:table-cell office:value-type="float" office:value="7.647116">
            <text:p>7.647116</text:p>
          </table:table-cell>
          <table:table-cell office:value-type="float" office:value="5.784">
            <text:p>5.784</text:p>
          </table:table-cell>
          <table:table-cell office:value-type="float" office:value="2.399829">
            <text:p>2.3998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77">
            <text:p>0.001877</text:p>
          </table:table-cell>
          <table:table-cell office:value-type="float" office:value="0.091619">
            <text:p>0.091619</text:p>
          </table:table-cell>
          <table:table-cell office:value-type="float" office:value="0.001697">
            <text:p>0.001697</text:p>
          </table:table-cell>
          <table:table-cell office:value-type="float" office:value="0.001862">
            <text:p>0.001862</text:p>
          </table:table-cell>
          <table:table-cell office:value-type="float" office:value="0.002101">
            <text:p>0.002101</text:p>
          </table:table-cell>
          <table:table-cell office:value-type="float" office:value="0.002175">
            <text:p>0.002175</text:p>
          </table:table-cell>
          <table:table-cell office:value-type="float" office:value="0.002514">
            <text:p>0.002514</text:p>
          </table:table-cell>
          <table:table-cell office:value-type="float" office:value="0.002609">
            <text:p>0.002609</text:p>
          </table:table-cell>
          <table:table-cell office:value-type="float" office:value="0.002834">
            <text:p>0.002834</text:p>
          </table:table-cell>
          <table:table-cell office:value-type="float" office:value="0.003029">
            <text:p>0.003029</text:p>
          </table:table-cell>
          <table:table-cell office:value-type="float" office:value="0.001814">
            <text:p>0.001814</text:p>
          </table:table-cell>
          <table:table-cell office:value-type="float" office:value="0.00187">
            <text:p>0.00187</text:p>
          </table:table-cell>
          <table:table-cell office:value-type="float" office:value="0.002087">
            <text:p>0.002087</text:p>
          </table:table-cell>
          <table:table-cell office:value-type="float" office:value="0.002184">
            <text:p>0.002184</text:p>
          </table:table-cell>
          <table:table-cell office:value-type="float" office:value="0.00241">
            <text:p>0.00241</text:p>
          </table:table-cell>
          <table:table-cell office:value-type="float" office:value="0.002535">
            <text:p>0.002535</text:p>
          </table:table-cell>
          <table:table-cell office:value-type="float" office:value="0.002788">
            <text:p>0.002788</text:p>
          </table:table-cell>
          <table:table-cell office:value-type="float" office:value="0.002956">
            <text:p>0.002956</text:p>
          </table:table-cell>
          <table:table-cell office:value-type="float" office:value="0.003171">
            <text:p>0.003171</text:p>
          </table:table-cell>
          <table:table-cell office:value-type="float" office:value="0.003436">
            <text:p>0.003436</text:p>
          </table:table-cell>
          <table:table-cell office:value-type="float" office:value="0.401633">
            <text:p>0.401633</text:p>
          </table:table-cell>
          <table:table-cell office:value-type="float" office:value="24.327486">
            <text:p>24.327486</text:p>
          </table:table-cell>
          <table:table-cell office:value-type="float" office:value="7.20952">
            <text:p>7.20952</text:p>
          </table:table-cell>
          <table:table-cell office:value-type="float" office:value="4.354714">
            <text:p>4.354714</text:p>
          </table:table-cell>
          <table:table-cell office:value-type="float" office:value="2.314514">
            <text:p>2.3145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76">
            <text:p>0.001876</text:p>
          </table:table-cell>
          <table:table-cell office:value-type="float" office:value="0.088">
            <text:p>0.088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082">
            <text:p>0.002082</text:p>
          </table:table-cell>
          <table:table-cell office:value-type="float" office:value="0.002174">
            <text:p>0.002174</text:p>
          </table:table-cell>
          <table:table-cell office:value-type="float" office:value="0.002517">
            <text:p>0.002517</text:p>
          </table:table-cell>
          <table:table-cell office:value-type="float" office:value="0.002609">
            <text:p>0.002609</text:p>
          </table:table-cell>
          <table:table-cell office:value-type="float" office:value="0.002833">
            <text:p>0.002833</text:p>
          </table:table-cell>
          <table:table-cell office:value-type="float" office:value="0.003031">
            <text:p>0.003031</text:p>
          </table:table-cell>
          <table:table-cell office:value-type="float" office:value="0.001812">
            <text:p>0.001812</text:p>
          </table:table-cell>
          <table:table-cell office:value-type="float" office:value="0.001869">
            <text:p>0.001869</text:p>
          </table:table-cell>
          <table:table-cell office:value-type="float" office:value="0.002085">
            <text:p>0.002085</text:p>
          </table:table-cell>
          <table:table-cell office:value-type="float" office:value="0.00218">
            <text:p>0.00218</text:p>
          </table:table-cell>
          <table:table-cell office:value-type="float" office:value="0.002439">
            <text:p>0.002439</text:p>
          </table:table-cell>
          <table:table-cell office:value-type="float" office:value="0.00251">
            <text:p>0.00251</text:p>
          </table:table-cell>
          <table:table-cell office:value-type="float" office:value="0.002792">
            <text:p>0.002792</text:p>
          </table:table-cell>
          <table:table-cell office:value-type="float" office:value="0.002959">
            <text:p>0.002959</text:p>
          </table:table-cell>
          <table:table-cell office:value-type="float" office:value="0.003194">
            <text:p>0.003194</text:p>
          </table:table-cell>
          <table:table-cell office:value-type="float" office:value="0.003436">
            <text:p>0.003436</text:p>
          </table:table-cell>
          <table:table-cell office:value-type="float" office:value="0.400944">
            <text:p>0.400944</text:p>
          </table:table-cell>
          <table:table-cell office:value-type="float" office:value="24.7712">
            <text:p>24.7712</text:p>
          </table:table-cell>
          <table:table-cell office:value-type="float" office:value="7.29142">
            <text:p>7.29142</text:p>
          </table:table-cell>
          <table:table-cell office:value-type="float" office:value="4.449314">
            <text:p>4.449314</text:p>
          </table:table-cell>
          <table:table-cell office:value-type="float" office:value="2.303486">
            <text:p>2.3034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1">
            <text:p>0.001861</text:p>
          </table:table-cell>
          <table:table-cell office:value-type="float" office:value="0.090762">
            <text:p>0.090762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082">
            <text:p>0.002082</text:p>
          </table:table-cell>
          <table:table-cell office:value-type="float" office:value="0.002176">
            <text:p>0.002176</text:p>
          </table:table-cell>
          <table:table-cell office:value-type="float" office:value="0.002513">
            <text:p>0.002513</text:p>
          </table:table-cell>
          <table:table-cell office:value-type="float" office:value="0.002608">
            <text:p>0.002608</text:p>
          </table:table-cell>
          <table:table-cell office:value-type="float" office:value="0.002835">
            <text:p>0.002835</text:p>
          </table:table-cell>
          <table:table-cell office:value-type="float" office:value="0.003033">
            <text:p>0.003033</text:p>
          </table:table-cell>
          <table:table-cell office:value-type="float" office:value="0.001813">
            <text:p>0.001813</text:p>
          </table:table-cell>
          <table:table-cell office:value-type="float" office:value="0.001872">
            <text:p>0.001872</text:p>
          </table:table-cell>
          <table:table-cell office:value-type="float" office:value="0.00209">
            <text:p>0.00209</text:p>
          </table:table-cell>
          <table:table-cell office:value-type="float" office:value="0.002187">
            <text:p>0.002187</text:p>
          </table:table-cell>
          <table:table-cell office:value-type="float" office:value="0.002416">
            <text:p>0.002416</text:p>
          </table:table-cell>
          <table:table-cell office:value-type="float" office:value="0.002529">
            <text:p>0.002529</text:p>
          </table:table-cell>
          <table:table-cell office:value-type="float" office:value="0.002758">
            <text:p>0.002758</text:p>
          </table:table-cell>
          <table:table-cell office:value-type="float" office:value="0.002957">
            <text:p>0.002957</text:p>
          </table:table-cell>
          <table:table-cell office:value-type="float" office:value="0.003179">
            <text:p>0.003179</text:p>
          </table:table-cell>
          <table:table-cell office:value-type="float" office:value="0.003441">
            <text:p>0.003441</text:p>
          </table:table-cell>
          <table:table-cell office:value-type="float" office:value="0.39424">
            <text:p>0.39424</text:p>
          </table:table-cell>
          <table:table-cell office:value-type="float" office:value="25.165209">
            <text:p>25.165209</text:p>
          </table:table-cell>
          <table:table-cell office:value-type="float" office:value="7.611037">
            <text:p>7.611037</text:p>
          </table:table-cell>
          <table:table-cell office:value-type="float" office:value="4.612">
            <text:p>4.612</text:p>
          </table:table-cell>
          <table:table-cell office:value-type="float" office:value="2.330886">
            <text:p>2.3308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90762">
            <text:p>0.090762</text:p>
          </table:table-cell>
          <table:table-cell office:value-type="float" office:value="0.001697">
            <text:p>0.001697</text:p>
          </table:table-cell>
          <table:table-cell office:value-type="float" office:value="0.001869">
            <text:p>0.001869</text:p>
          </table:table-cell>
          <table:table-cell office:value-type="float" office:value="0.002074">
            <text:p>0.002074</text:p>
          </table:table-cell>
          <table:table-cell office:value-type="float" office:value="0.002176">
            <text:p>0.002176</text:p>
          </table:table-cell>
          <table:table-cell office:value-type="float" office:value="0.002519">
            <text:p>0.002519</text:p>
          </table:table-cell>
          <table:table-cell office:value-type="float" office:value="0.002607">
            <text:p>0.002607</text:p>
          </table:table-cell>
          <table:table-cell office:value-type="float" office:value="0.002829">
            <text:p>0.002829</text:p>
          </table:table-cell>
          <table:table-cell office:value-type="float" office:value="0.003032">
            <text:p>0.003032</text:p>
          </table:table-cell>
          <table:table-cell office:value-type="float" office:value="0.001813">
            <text:p>0.001813</text:p>
          </table:table-cell>
          <table:table-cell office:value-type="float" office:value="0.00187">
            <text:p>0.00187</text:p>
          </table:table-cell>
          <table:table-cell office:value-type="float" office:value="0.002094">
            <text:p>0.002094</text:p>
          </table:table-cell>
          <table:table-cell office:value-type="float" office:value="0.002173">
            <text:p>0.002173</text:p>
          </table:table-cell>
          <table:table-cell office:value-type="float" office:value="0.002414">
            <text:p>0.002414</text:p>
          </table:table-cell>
          <table:table-cell office:value-type="float" office:value="0.002526">
            <text:p>0.002526</text:p>
          </table:table-cell>
          <table:table-cell office:value-type="float" office:value="0.002775">
            <text:p>0.002775</text:p>
          </table:table-cell>
          <table:table-cell office:value-type="float" office:value="0.00296">
            <text:p>0.00296</text:p>
          </table:table-cell>
          <table:table-cell office:value-type="float" office:value="0.003185">
            <text:p>0.003185</text:p>
          </table:table-cell>
          <table:table-cell office:value-type="float" office:value="0.00344">
            <text:p>0.00344</text:p>
          </table:table-cell>
          <table:table-cell office:value-type="float" office:value="0.397028">
            <text:p>0.397028</text:p>
          </table:table-cell>
          <table:table-cell office:value-type="float" office:value="25.277617">
            <text:p>25.277617</text:p>
          </table:table-cell>
          <table:table-cell office:value-type="float" office:value="7.161938">
            <text:p>7.161938</text:p>
          </table:table-cell>
          <table:table-cell office:value-type="float" office:value="4.384086">
            <text:p>4.384086</text:p>
          </table:table-cell>
          <table:table-cell office:value-type="float" office:value="3.242257">
            <text:p>3.2422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90762">
            <text:p>0.090762</text:p>
          </table:table-cell>
          <table:table-cell office:value-type="float" office:value="0.001698">
            <text:p>0.001698</text:p>
          </table:table-cell>
          <table:table-cell office:value-type="float" office:value="0.001867">
            <text:p>0.001867</text:p>
          </table:table-cell>
          <table:table-cell office:value-type="float" office:value="0.002073">
            <text:p>0.002073</text:p>
          </table:table-cell>
          <table:table-cell office:value-type="float" office:value="0.002178">
            <text:p>0.002178</text:p>
          </table:table-cell>
          <table:table-cell office:value-type="float" office:value="0.002512">
            <text:p>0.002512</text:p>
          </table:table-cell>
          <table:table-cell office:value-type="float" office:value="0.002606">
            <text:p>0.002606</text:p>
          </table:table-cell>
          <table:table-cell office:value-type="float" office:value="0.002828">
            <text:p>0.002828</text:p>
          </table:table-cell>
          <table:table-cell office:value-type="float" office:value="0.003031">
            <text:p>0.003031</text:p>
          </table:table-cell>
          <table:table-cell office:value-type="float" office:value="0.001812">
            <text:p>0.001812</text:p>
          </table:table-cell>
          <table:table-cell office:value-type="float" office:value="0.001872">
            <text:p>0.001872</text:p>
          </table:table-cell>
          <table:table-cell office:value-type="float" office:value="0.002104">
            <text:p>0.002104</text:p>
          </table:table-cell>
          <table:table-cell office:value-type="float" office:value="0.002183">
            <text:p>0.002183</text:p>
          </table:table-cell>
          <table:table-cell office:value-type="float" office:value="0.002411">
            <text:p>0.002411</text:p>
          </table:table-cell>
          <table:table-cell office:value-type="float" office:value="0.002496">
            <text:p>0.002496</text:p>
          </table:table-cell>
          <table:table-cell office:value-type="float" office:value="0.002762">
            <text:p>0.002762</text:p>
          </table:table-cell>
          <table:table-cell office:value-type="float" office:value="0.00296">
            <text:p>0.00296</text:p>
          </table:table-cell>
          <table:table-cell office:value-type="float" office:value="0.003182">
            <text:p>0.003182</text:p>
          </table:table-cell>
          <table:table-cell office:value-type="float" office:value="0.003449">
            <text:p>0.003449</text:p>
          </table:table-cell>
          <table:table-cell office:value-type="float" office:value="0.39395">
            <text:p>0.39395</text:p>
          </table:table-cell>
          <table:table-cell office:value-type="float" office:value="24.460123">
            <text:p>24.460123</text:p>
          </table:table-cell>
          <table:table-cell office:value-type="float" office:value="7.650942">
            <text:p>7.650942</text:p>
          </table:table-cell>
          <table:table-cell office:value-type="float" office:value="4.364943">
            <text:p>4.364943</text:p>
          </table:table-cell>
          <table:table-cell office:value-type="float" office:value="2.308429">
            <text:p>2.3084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77143333333333">
            <text:p>0.0877143333</text:p>
          </table:table-cell>
          <table:table-cell office:value-type="float" office:value="0.001691">
            <text:p>0.001691</text:p>
          </table:table-cell>
          <table:table-cell office:value-type="float" office:value="0.001861">
            <text:p>0.001861</text:p>
          </table:table-cell>
          <table:table-cell office:value-type="float" office:value="0.002081">
            <text:p>0.002081</text:p>
          </table:table-cell>
          <table:table-cell office:value-type="float" office:value="0.002176">
            <text:p>0.002176</text:p>
          </table:table-cell>
          <table:table-cell office:value-type="float" office:value="0.002514">
            <text:p>0.002514</text:p>
          </table:table-cell>
          <table:table-cell office:value-type="float" office:value="0.002608">
            <text:p>0.002608</text:p>
          </table:table-cell>
          <table:table-cell office:value-type="float" office:value="0.002831">
            <text:p>0.002831</text:p>
          </table:table-cell>
          <table:table-cell office:value-type="float" office:value="0.00303">
            <text:p>0.00303</text:p>
          </table:table-cell>
          <table:table-cell office:value-type="float" office:value="0.001813">
            <text:p>0.001813</text:p>
          </table:table-cell>
          <table:table-cell office:value-type="float" office:value="0.001872">
            <text:p>0.001872</text:p>
          </table:table-cell>
          <table:table-cell office:value-type="float" office:value="0.002115">
            <text:p>0.002115</text:p>
          </table:table-cell>
          <table:table-cell office:value-type="float" office:value="0.002166">
            <text:p>0.002166</text:p>
          </table:table-cell>
          <table:table-cell office:value-type="float" office:value="0.002436">
            <text:p>0.002436</text:p>
          </table:table-cell>
          <table:table-cell office:value-type="float" office:value="0.002507">
            <text:p>0.002507</text:p>
          </table:table-cell>
          <table:table-cell office:value-type="float" office:value="0.002814">
            <text:p>0.002814</text:p>
          </table:table-cell>
          <table:table-cell office:value-type="float" office:value="0.003003">
            <text:p>0.003003</text:p>
          </table:table-cell>
          <table:table-cell office:value-type="float" office:value="0.003177">
            <text:p>0.003177</text:p>
          </table:table-cell>
          <table:table-cell office:value-type="float" office:value="0.003455">
            <text:p>0.003455</text:p>
          </table:table-cell>
          <table:table-cell office:value-type="float" office:value="0.398991">
            <text:p>0.398991</text:p>
          </table:table-cell>
          <table:table-cell office:value-type="float" office:value="25.856374">
            <text:p>25.856374</text:p>
          </table:table-cell>
          <table:table-cell office:value-type="float" office:value="7.631799">
            <text:p>7.631799</text:p>
          </table:table-cell>
          <table:table-cell office:value-type="float" office:value="4.3652">
            <text:p>4.3652</text:p>
          </table:table-cell>
          <table:table-cell office:value-type="float" office:value="2.269286">
            <text:p>2.2692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75236666666667">
            <text:p>0.0875236667</text:p>
          </table:table-cell>
          <table:table-cell office:value-type="float" office:value="0.001694">
            <text:p>0.001694</text:p>
          </table:table-cell>
          <table:table-cell office:value-type="float" office:value="0.001864">
            <text:p>0.001864</text:p>
          </table:table-cell>
          <table:table-cell office:value-type="float" office:value="0.002104">
            <text:p>0.002104</text:p>
          </table:table-cell>
          <table:table-cell office:value-type="float" office:value="0.002185">
            <text:p>0.002185</text:p>
          </table:table-cell>
          <table:table-cell office:value-type="float" office:value="0.002511">
            <text:p>0.002511</text:p>
          </table:table-cell>
          <table:table-cell office:value-type="float" office:value="0.002608">
            <text:p>0.002608</text:p>
          </table:table-cell>
          <table:table-cell office:value-type="float" office:value="0.002831">
            <text:p>0.002831</text:p>
          </table:table-cell>
          <table:table-cell office:value-type="float" office:value="0.003031">
            <text:p>0.003031</text:p>
          </table:table-cell>
          <table:table-cell office:value-type="float" office:value="0.001813">
            <text:p>0.001813</text:p>
          </table:table-cell>
          <table:table-cell office:value-type="float" office:value="0.001865">
            <text:p>0.001865</text:p>
          </table:table-cell>
          <table:table-cell office:value-type="float" office:value="0.002081">
            <text:p>0.002081</text:p>
          </table:table-cell>
          <table:table-cell office:value-type="float" office:value="0.002156">
            <text:p>0.002156</text:p>
          </table:table-cell>
          <table:table-cell office:value-type="float" office:value="0.002419">
            <text:p>0.002419</text:p>
          </table:table-cell>
          <table:table-cell office:value-type="float" office:value="0.002531">
            <text:p>0.002531</text:p>
          </table:table-cell>
          <table:table-cell office:value-type="float" office:value="0.002786">
            <text:p>0.002786</text:p>
          </table:table-cell>
          <table:table-cell office:value-type="float" office:value="0.003">
            <text:p>0.003</text:p>
          </table:table-cell>
          <table:table-cell office:value-type="float" office:value="0.003184">
            <text:p>0.003184</text:p>
          </table:table-cell>
          <table:table-cell office:value-type="float" office:value="0.003438">
            <text:p>0.003438</text:p>
          </table:table-cell>
          <table:table-cell office:value-type="float" office:value="0.395037">
            <text:p>0.395037</text:p>
          </table:table-cell>
          <table:table-cell office:value-type="float" office:value="25.72952">
            <text:p>25.72952</text:p>
          </table:table-cell>
          <table:table-cell office:value-type="float" office:value="7.306075">
            <text:p>7.306075</text:p>
          </table:table-cell>
          <table:table-cell office:value-type="float" office:value="4.399229">
            <text:p>4.399229</text:p>
          </table:table-cell>
          <table:table-cell office:value-type="float" office:value="2.360086">
            <text:p>2.3600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75236666666667">
            <text:p>0.0875236667</text:p>
          </table:table-cell>
          <table:table-cell office:value-type="float" office:value="0.001693">
            <text:p>0.001693</text:p>
          </table:table-cell>
          <table:table-cell office:value-type="float" office:value="0.001863">
            <text:p>0.001863</text:p>
          </table:table-cell>
          <table:table-cell office:value-type="float" office:value="0.002089">
            <text:p>0.002089</text:p>
          </table:table-cell>
          <table:table-cell office:value-type="float" office:value="0.002183">
            <text:p>0.002183</text:p>
          </table:table-cell>
          <table:table-cell office:value-type="float" office:value="0.002513">
            <text:p>0.002513</text:p>
          </table:table-cell>
          <table:table-cell office:value-type="float" office:value="0.002608">
            <text:p>0.002608</text:p>
          </table:table-cell>
          <table:table-cell office:value-type="float" office:value="0.002828">
            <text:p>0.002828</text:p>
          </table:table-cell>
          <table:table-cell office:value-type="float" office:value="0.003031">
            <text:p>0.003031</text:p>
          </table:table-cell>
          <table:table-cell office:value-type="float" office:value="0.001812">
            <text:p>0.001812</text:p>
          </table:table-cell>
          <table:table-cell office:value-type="float" office:value="0.001869">
            <text:p>0.001869</text:p>
          </table:table-cell>
          <table:table-cell office:value-type="float" office:value="0.002092">
            <text:p>0.002092</text:p>
          </table:table-cell>
          <table:table-cell office:value-type="float" office:value="0.002177">
            <text:p>0.002177</text:p>
          </table:table-cell>
          <table:table-cell office:value-type="float" office:value="0.00244">
            <text:p>0.00244</text:p>
          </table:table-cell>
          <table:table-cell office:value-type="float" office:value="0.002502">
            <text:p>0.002502</text:p>
          </table:table-cell>
          <table:table-cell office:value-type="float" office:value="0.002765">
            <text:p>0.002765</text:p>
          </table:table-cell>
          <table:table-cell office:value-type="float" office:value="0.003018">
            <text:p>0.003018</text:p>
          </table:table-cell>
          <table:table-cell office:value-type="float" office:value="0.003187">
            <text:p>0.003187</text:p>
          </table:table-cell>
          <table:table-cell office:value-type="float" office:value="0.003449">
            <text:p>0.003449</text:p>
          </table:table-cell>
          <table:table-cell office:value-type="float" office:value="0.394527">
            <text:p>0.394527</text:p>
          </table:table-cell>
          <table:table-cell office:value-type="float" office:value="25.844871">
            <text:p>25.844871</text:p>
          </table:table-cell>
          <table:table-cell office:value-type="float" office:value="7.360994">
            <text:p>7.360994</text:p>
          </table:table-cell>
          <table:table-cell office:value-type="float" office:value="4.579571">
            <text:p>4.579571</text:p>
          </table:table-cell>
          <table:table-cell office:value-type="float" office:value="2.304">
            <text:p>2.30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8381">
            <text:p>0.088381</text:p>
          </table:table-cell>
          <table:table-cell office:value-type="float" office:value="0.001697">
            <text:p>0.001697</text:p>
          </table:table-cell>
          <table:table-cell office:value-type="float" office:value="0.001864">
            <text:p>0.001864</text:p>
          </table:table-cell>
          <table:table-cell office:value-type="float" office:value="0.002105">
            <text:p>0.002105</text:p>
          </table:table-cell>
          <table:table-cell office:value-type="float" office:value="0.002173">
            <text:p>0.002173</text:p>
          </table:table-cell>
          <table:table-cell office:value-type="float" office:value="0.002515">
            <text:p>0.002515</text:p>
          </table:table-cell>
          <table:table-cell office:value-type="float" office:value="0.002608">
            <text:p>0.002608</text:p>
          </table:table-cell>
          <table:table-cell office:value-type="float" office:value="0.002834">
            <text:p>0.002834</text:p>
          </table:table-cell>
          <table:table-cell office:value-type="float" office:value="0.003032">
            <text:p>0.003032</text:p>
          </table:table-cell>
          <table:table-cell office:value-type="float" office:value="0.001811">
            <text:p>0.001811</text:p>
          </table:table-cell>
          <table:table-cell office:value-type="float" office:value="0.001869">
            <text:p>0.001869</text:p>
          </table:table-cell>
          <table:table-cell office:value-type="float" office:value="0.002115">
            <text:p>0.002115</text:p>
          </table:table-cell>
          <table:table-cell office:value-type="float" office:value="0.002167">
            <text:p>0.002167</text:p>
          </table:table-cell>
          <table:table-cell office:value-type="float" office:value="0.00243">
            <text:p>0.00243</text:p>
          </table:table-cell>
          <table:table-cell office:value-type="float" office:value="0.002491">
            <text:p>0.002491</text:p>
          </table:table-cell>
          <table:table-cell office:value-type="float" office:value="0.002774">
            <text:p>0.002774</text:p>
          </table:table-cell>
          <table:table-cell office:value-type="float" office:value="0.00296">
            <text:p>0.00296</text:p>
          </table:table-cell>
          <table:table-cell office:value-type="float" office:value="0.003185">
            <text:p>0.003185</text:p>
          </table:table-cell>
          <table:table-cell office:value-type="float" office:value="0.003437">
            <text:p>0.003437</text:p>
          </table:table-cell>
          <table:table-cell office:value-type="float" office:value="0.400962">
            <text:p>0.400962</text:p>
          </table:table-cell>
          <table:table-cell office:value-type="float" office:value="25.935477">
            <text:p>25.935477</text:p>
          </table:table-cell>
          <table:table-cell office:value-type="float" office:value="7.104707">
            <text:p>7.104707</text:p>
          </table:table-cell>
          <table:table-cell office:value-type="float" office:value="4.411057">
            <text:p>4.411057</text:p>
          </table:table-cell>
          <table:table-cell office:value-type="float" office:value="2.304543">
            <text:p>2.3045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4">
            <text:p>0.001854</text:p>
          </table:table-cell>
          <table:table-cell office:value-type="float" office:value="0.0854286666666667">
            <text:p>0.0854286667</text:p>
          </table:table-cell>
          <table:table-cell office:value-type="float" office:value="0.001695">
            <text:p>0.001695</text:p>
          </table:table-cell>
          <table:table-cell office:value-type="float" office:value="0.001858">
            <text:p>0.001858</text:p>
          </table:table-cell>
          <table:table-cell office:value-type="float" office:value="0.002089">
            <text:p>0.002089</text:p>
          </table:table-cell>
          <table:table-cell office:value-type="float" office:value="0.002181">
            <text:p>0.002181</text:p>
          </table:table-cell>
          <table:table-cell office:value-type="float" office:value="0.002513">
            <text:p>0.002513</text:p>
          </table:table-cell>
          <table:table-cell office:value-type="float" office:value="0.002615">
            <text:p>0.002615</text:p>
          </table:table-cell>
          <table:table-cell office:value-type="float" office:value="0.00283">
            <text:p>0.00283</text:p>
          </table:table-cell>
          <table:table-cell office:value-type="float" office:value="0.003037">
            <text:p>0.003037</text:p>
          </table:table-cell>
          <table:table-cell office:value-type="float" office:value="0.00181">
            <text:p>0.00181</text:p>
          </table:table-cell>
          <table:table-cell office:value-type="float" office:value="0.001871">
            <text:p>0.001871</text:p>
          </table:table-cell>
          <table:table-cell office:value-type="float" office:value="0.00213">
            <text:p>0.00213</text:p>
          </table:table-cell>
          <table:table-cell office:value-type="float" office:value="0.002167">
            <text:p>0.002167</text:p>
          </table:table-cell>
          <table:table-cell office:value-type="float" office:value="0.00245">
            <text:p>0.00245</text:p>
          </table:table-cell>
          <table:table-cell office:value-type="float" office:value="0.002516">
            <text:p>0.002516</text:p>
          </table:table-cell>
          <table:table-cell office:value-type="float" office:value="0.002803">
            <text:p>0.002803</text:p>
          </table:table-cell>
          <table:table-cell office:value-type="float" office:value="0.002959">
            <text:p>0.002959</text:p>
          </table:table-cell>
          <table:table-cell office:value-type="float" office:value="0.003192">
            <text:p>0.003192</text:p>
          </table:table-cell>
          <table:table-cell office:value-type="float" office:value="0.003451">
            <text:p>0.003451</text:p>
          </table:table-cell>
          <table:table-cell office:value-type="float" office:value="0.394485">
            <text:p>0.394485</text:p>
          </table:table-cell>
          <table:table-cell office:value-type="float" office:value="26.133434">
            <text:p>26.133434</text:p>
          </table:table-cell>
          <table:table-cell office:value-type="float" office:value="7.443261">
            <text:p>7.443261</text:p>
          </table:table-cell>
          <table:table-cell office:value-type="float" office:value="4.415829">
            <text:p>4.415829</text:p>
          </table:table-cell>
          <table:table-cell office:value-type="float" office:value="2.269314">
            <text:p>2.2693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85713333333333">
            <text:p>0.0885713333</text:p>
          </table:table-cell>
          <table:table-cell office:value-type="float" office:value="0.001696">
            <text:p>0.001696</text:p>
          </table:table-cell>
          <table:table-cell office:value-type="float" office:value="0.001861">
            <text:p>0.001861</text:p>
          </table:table-cell>
          <table:table-cell office:value-type="float" office:value="0.002072">
            <text:p>0.002072</text:p>
          </table:table-cell>
          <table:table-cell office:value-type="float" office:value="0.002174">
            <text:p>0.002174</text:p>
          </table:table-cell>
          <table:table-cell office:value-type="float" office:value="0.00251">
            <text:p>0.00251</text:p>
          </table:table-cell>
          <table:table-cell office:value-type="float" office:value="0.002651">
            <text:p>0.002651</text:p>
          </table:table-cell>
          <table:table-cell office:value-type="float" office:value="0.002832">
            <text:p>0.002832</text:p>
          </table:table-cell>
          <table:table-cell office:value-type="float" office:value="0.003047">
            <text:p>0.003047</text:p>
          </table:table-cell>
          <table:table-cell office:value-type="float" office:value="0.001813">
            <text:p>0.001813</text:p>
          </table:table-cell>
          <table:table-cell office:value-type="float" office:value="0.001867">
            <text:p>0.001867</text:p>
          </table:table-cell>
          <table:table-cell office:value-type="float" office:value="0.002114">
            <text:p>0.002114</text:p>
          </table:table-cell>
          <table:table-cell office:value-type="float" office:value="0.002184">
            <text:p>0.002184</text:p>
          </table:table-cell>
          <table:table-cell office:value-type="float" office:value="0.002467">
            <text:p>0.002467</text:p>
          </table:table-cell>
          <table:table-cell office:value-type="float" office:value="0.002535">
            <text:p>0.002535</text:p>
          </table:table-cell>
          <table:table-cell office:value-type="float" office:value="0.00278">
            <text:p>0.00278</text:p>
          </table:table-cell>
          <table:table-cell office:value-type="float" office:value="0.002961">
            <text:p>0.002961</text:p>
          </table:table-cell>
          <table:table-cell office:value-type="float" office:value="0.003177">
            <text:p>0.003177</text:p>
          </table:table-cell>
          <table:table-cell office:value-type="float" office:value="0.003449">
            <text:p>0.003449</text:p>
          </table:table-cell>
          <table:table-cell office:value-type="float" office:value="0.393661">
            <text:p>0.393661</text:p>
          </table:table-cell>
          <table:table-cell office:value-type="float" office:value="26.357374">
            <text:p>26.357374</text:p>
          </table:table-cell>
          <table:table-cell office:value-type="float" office:value="7.408084">
            <text:p>7.408084</text:p>
          </table:table-cell>
          <table:table-cell office:value-type="float" office:value="4.307486">
            <text:p>4.307486</text:p>
          </table:table-cell>
          <table:table-cell office:value-type="float" office:value="2.290086">
            <text:p>2.2900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90762">
            <text:p>0.090762</text:p>
          </table:table-cell>
          <table:table-cell office:value-type="float" office:value="0.001694">
            <text:p>0.001694</text:p>
          </table:table-cell>
          <table:table-cell office:value-type="float" office:value="0.001864">
            <text:p>0.001864</text:p>
          </table:table-cell>
          <table:table-cell office:value-type="float" office:value="0.002078">
            <text:p>0.002078</text:p>
          </table:table-cell>
          <table:table-cell office:value-type="float" office:value="0.002175">
            <text:p>0.002175</text:p>
          </table:table-cell>
          <table:table-cell office:value-type="float" office:value="0.00251">
            <text:p>0.00251</text:p>
          </table:table-cell>
          <table:table-cell office:value-type="float" office:value="0.002618">
            <text:p>0.002618</text:p>
          </table:table-cell>
          <table:table-cell office:value-type="float" office:value="0.002829">
            <text:p>0.002829</text:p>
          </table:table-cell>
          <table:table-cell office:value-type="float" office:value="0.003041">
            <text:p>0.003041</text:p>
          </table:table-cell>
          <table:table-cell office:value-type="float" office:value="0.001831">
            <text:p>0.001831</text:p>
          </table:table-cell>
          <table:table-cell office:value-type="float" office:value="0.001869">
            <text:p>0.001869</text:p>
          </table:table-cell>
          <table:table-cell office:value-type="float" office:value="0.002097">
            <text:p>0.002097</text:p>
          </table:table-cell>
          <table:table-cell office:value-type="float" office:value="0.002197">
            <text:p>0.002197</text:p>
          </table:table-cell>
          <table:table-cell office:value-type="float" office:value="0.002423">
            <text:p>0.002423</text:p>
          </table:table-cell>
          <table:table-cell office:value-type="float" office:value="0.002488">
            <text:p>0.002488</text:p>
          </table:table-cell>
          <table:table-cell office:value-type="float" office:value="0.002791">
            <text:p>0.002791</text:p>
          </table:table-cell>
          <table:table-cell office:value-type="float" office:value="0.002958">
            <text:p>0.002958</text:p>
          </table:table-cell>
          <table:table-cell office:value-type="float" office:value="0.003172">
            <text:p>0.003172</text:p>
          </table:table-cell>
          <table:table-cell office:value-type="float" office:value="0.003448">
            <text:p>0.003448</text:p>
          </table:table-cell>
          <table:table-cell office:value-type="float" office:value="0.39684">
            <text:p>0.39684</text:p>
          </table:table-cell>
          <table:table-cell office:value-type="float" office:value="26.389123">
            <text:p>26.389123</text:p>
          </table:table-cell>
          <table:table-cell office:value-type="float" office:value="7.152052">
            <text:p>7.152052</text:p>
          </table:table-cell>
          <table:table-cell office:value-type="float" office:value="4.423486">
            <text:p>4.423486</text:p>
          </table:table-cell>
          <table:table-cell office:value-type="float" office:value="2.310857">
            <text:p>2.3108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1">
            <text:p>0.001861</text:p>
          </table:table-cell>
          <table:table-cell office:value-type="float" office:value="0.090762">
            <text:p>0.090762</text:p>
          </table:table-cell>
          <table:table-cell office:value-type="float" office:value="0.001693">
            <text:p>0.001693</text:p>
          </table:table-cell>
          <table:table-cell office:value-type="float" office:value="0.00186">
            <text:p>0.00186</text:p>
          </table:table-cell>
          <table:table-cell office:value-type="float" office:value="0.00211">
            <text:p>0.00211</text:p>
          </table:table-cell>
          <table:table-cell office:value-type="float" office:value="0.002176">
            <text:p>0.002176</text:p>
          </table:table-cell>
          <table:table-cell office:value-type="float" office:value="0.002514">
            <text:p>0.002514</text:p>
          </table:table-cell>
          <table:table-cell office:value-type="float" office:value="0.002614">
            <text:p>0.002614</text:p>
          </table:table-cell>
          <table:table-cell office:value-type="float" office:value="0.00283">
            <text:p>0.00283</text:p>
          </table:table-cell>
          <table:table-cell office:value-type="float" office:value="0.003042">
            <text:p>0.003042</text:p>
          </table:table-cell>
          <table:table-cell office:value-type="float" office:value="0.001813">
            <text:p>0.001813</text:p>
          </table:table-cell>
          <table:table-cell office:value-type="float" office:value="0.00187">
            <text:p>0.00187</text:p>
          </table:table-cell>
          <table:table-cell office:value-type="float" office:value="0.002105">
            <text:p>0.002105</text:p>
          </table:table-cell>
          <table:table-cell office:value-type="float" office:value="0.002214">
            <text:p>0.002214</text:p>
          </table:table-cell>
          <table:table-cell office:value-type="float" office:value="0.00242">
            <text:p>0.00242</text:p>
          </table:table-cell>
          <table:table-cell office:value-type="float" office:value="0.002491">
            <text:p>0.002491</text:p>
          </table:table-cell>
          <table:table-cell office:value-type="float" office:value="0.002809">
            <text:p>0.002809</text:p>
          </table:table-cell>
          <table:table-cell office:value-type="float" office:value="0.003004">
            <text:p>0.003004</text:p>
          </table:table-cell>
          <table:table-cell office:value-type="float" office:value="0.003182">
            <text:p>0.003182</text:p>
          </table:table-cell>
          <table:table-cell office:value-type="float" office:value="0.00345">
            <text:p>0.00345</text:p>
          </table:table-cell>
          <table:table-cell office:value-type="float" office:value="0.39648">
            <text:p>0.39648</text:p>
          </table:table-cell>
          <table:table-cell office:value-type="float" office:value="12.497">
            <text:p>12.497</text:p>
          </table:table-cell>
          <table:table-cell office:value-type="float" office:value="7.286433">
            <text:p>7.286433</text:p>
          </table:table-cell>
          <table:table-cell office:value-type="float" office:value="4.4086">
            <text:p>4.4086</text:p>
          </table:table-cell>
          <table:table-cell office:value-type="float" office:value="2.297657">
            <text:p>2.2976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77143333333333">
            <text:p>0.0877143333</text:p>
          </table:table-cell>
          <table:table-cell office:value-type="float" office:value="0.001697">
            <text:p>0.001697</text:p>
          </table:table-cell>
          <table:table-cell office:value-type="float" office:value="0.001865">
            <text:p>0.001865</text:p>
          </table:table-cell>
          <table:table-cell office:value-type="float" office:value="0.002093">
            <text:p>0.002093</text:p>
          </table:table-cell>
          <table:table-cell office:value-type="float" office:value="0.002177">
            <text:p>0.002177</text:p>
          </table:table-cell>
          <table:table-cell office:value-type="float" office:value="0.002519">
            <text:p>0.002519</text:p>
          </table:table-cell>
          <table:table-cell office:value-type="float" office:value="0.002615">
            <text:p>0.002615</text:p>
          </table:table-cell>
          <table:table-cell office:value-type="float" office:value="0.002828">
            <text:p>0.002828</text:p>
          </table:table-cell>
          <table:table-cell office:value-type="float" office:value="0.003042">
            <text:p>0.003042</text:p>
          </table:table-cell>
          <table:table-cell office:value-type="float" office:value="0.001817">
            <text:p>0.001817</text:p>
          </table:table-cell>
          <table:table-cell office:value-type="float" office:value="0.001869">
            <text:p>0.001869</text:p>
          </table:table-cell>
          <table:table-cell office:value-type="float" office:value="0.002098">
            <text:p>0.002098</text:p>
          </table:table-cell>
          <table:table-cell office:value-type="float" office:value="0.002186">
            <text:p>0.002186</text:p>
          </table:table-cell>
          <table:table-cell office:value-type="float" office:value="0.002434">
            <text:p>0.002434</text:p>
          </table:table-cell>
          <table:table-cell office:value-type="float" office:value="0.00254">
            <text:p>0.00254</text:p>
          </table:table-cell>
          <table:table-cell office:value-type="float" office:value="0.002786">
            <text:p>0.002786</text:p>
          </table:table-cell>
          <table:table-cell office:value-type="float" office:value="0.002976">
            <text:p>0.002976</text:p>
          </table:table-cell>
          <table:table-cell office:value-type="float" office:value="0.003187">
            <text:p>0.003187</text:p>
          </table:table-cell>
          <table:table-cell office:value-type="float" office:value="0.00345">
            <text:p>0.00345</text:p>
          </table:table-cell>
          <table:table-cell office:value-type="float" office:value="0.400841">
            <text:p>0.400841</text:p>
          </table:table-cell>
          <table:table-cell office:value-type="float" office:value="18.911331">
            <text:p>18.911331</text:p>
          </table:table-cell>
          <table:table-cell office:value-type="float" office:value="7.321023">
            <text:p>7.321023</text:p>
          </table:table-cell>
          <table:table-cell office:value-type="float" office:value="4.311914">
            <text:p>4.311914</text:p>
          </table:table-cell>
          <table:table-cell office:value-type="float" office:value="2.287914">
            <text:p>2.2879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8857">
            <text:p>0.088857</text:p>
          </table:table-cell>
          <table:table-cell office:value-type="float" office:value="0.001698">
            <text:p>0.001698</text:p>
          </table:table-cell>
          <table:table-cell office:value-type="float" office:value="0.001863">
            <text:p>0.001863</text:p>
          </table:table-cell>
          <table:table-cell office:value-type="float" office:value="0.002079">
            <text:p>0.002079</text:p>
          </table:table-cell>
          <table:table-cell office:value-type="float" office:value="0.00218">
            <text:p>0.00218</text:p>
          </table:table-cell>
          <table:table-cell office:value-type="float" office:value="0.00252">
            <text:p>0.00252</text:p>
          </table:table-cell>
          <table:table-cell office:value-type="float" office:value="0.002615">
            <text:p>0.002615</text:p>
          </table:table-cell>
          <table:table-cell office:value-type="float" office:value="0.002829">
            <text:p>0.002829</text:p>
          </table:table-cell>
          <table:table-cell office:value-type="float" office:value="0.00304">
            <text:p>0.00304</text:p>
          </table:table-cell>
          <table:table-cell office:value-type="float" office:value="0.001832">
            <text:p>0.001832</text:p>
          </table:table-cell>
          <table:table-cell office:value-type="float" office:value="0.001868">
            <text:p>0.001868</text:p>
          </table:table-cell>
          <table:table-cell office:value-type="float" office:value="0.002102">
            <text:p>0.002102</text:p>
          </table:table-cell>
          <table:table-cell office:value-type="float" office:value="0.002155">
            <text:p>0.002155</text:p>
          </table:table-cell>
          <table:table-cell office:value-type="float" office:value="0.002463">
            <text:p>0.002463</text:p>
          </table:table-cell>
          <table:table-cell office:value-type="float" office:value="0.002515">
            <text:p>0.002515</text:p>
          </table:table-cell>
          <table:table-cell office:value-type="float" office:value="0.00277">
            <text:p>0.00277</text:p>
          </table:table-cell>
          <table:table-cell office:value-type="float" office:value="0.002968">
            <text:p>0.002968</text:p>
          </table:table-cell>
          <table:table-cell office:value-type="float" office:value="0.003174">
            <text:p>0.003174</text:p>
          </table:table-cell>
          <table:table-cell office:value-type="float" office:value="0.003437">
            <text:p>0.003437</text:p>
          </table:table-cell>
          <table:table-cell office:value-type="float" office:value="0.394049">
            <text:p>0.394049</text:p>
          </table:table-cell>
          <table:table-cell office:value-type="float" office:value="19.989763">
            <text:p>19.989763</text:p>
          </table:table-cell>
          <table:table-cell office:value-type="float" office:value="7.461027">
            <text:p>7.461027</text:p>
          </table:table-cell>
          <table:table-cell office:value-type="float" office:value="4.424343">
            <text:p>4.424343</text:p>
          </table:table-cell>
          <table:table-cell office:value-type="float" office:value="2.369829">
            <text:p>2.3698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8381">
            <text:p>0.088381</text:p>
          </table:table-cell>
          <table:table-cell office:value-type="float" office:value="0.001696">
            <text:p>0.001696</text:p>
          </table:table-cell>
          <table:table-cell office:value-type="float" office:value="0.001864">
            <text:p>0.001864</text:p>
          </table:table-cell>
          <table:table-cell office:value-type="float" office:value="0.002081">
            <text:p>0.002081</text:p>
          </table:table-cell>
          <table:table-cell office:value-type="float" office:value="0.002177">
            <text:p>0.002177</text:p>
          </table:table-cell>
          <table:table-cell office:value-type="float" office:value="0.002516">
            <text:p>0.002516</text:p>
          </table:table-cell>
          <table:table-cell office:value-type="float" office:value="0.002613">
            <text:p>0.002613</text:p>
          </table:table-cell>
          <table:table-cell office:value-type="float" office:value="0.002834">
            <text:p>0.002834</text:p>
          </table:table-cell>
          <table:table-cell office:value-type="float" office:value="0.003041">
            <text:p>0.003041</text:p>
          </table:table-cell>
          <table:table-cell office:value-type="float" office:value="0.001834">
            <text:p>0.001834</text:p>
          </table:table-cell>
          <table:table-cell office:value-type="float" office:value="0.001867">
            <text:p>0.001867</text:p>
          </table:table-cell>
          <table:table-cell office:value-type="float" office:value="0.002112">
            <text:p>0.002112</text:p>
          </table:table-cell>
          <table:table-cell office:value-type="float" office:value="0.00216">
            <text:p>0.00216</text:p>
          </table:table-cell>
          <table:table-cell office:value-type="float" office:value="0.002445">
            <text:p>0.002445</text:p>
          </table:table-cell>
          <table:table-cell office:value-type="float" office:value="0.002494">
            <text:p>0.002494</text:p>
          </table:table-cell>
          <table:table-cell office:value-type="float" office:value="0.002778">
            <text:p>0.002778</text:p>
          </table:table-cell>
          <table:table-cell office:value-type="float" office:value="0.002963">
            <text:p>0.002963</text:p>
          </table:table-cell>
          <table:table-cell office:value-type="float" office:value="0.003174">
            <text:p>0.003174</text:p>
          </table:table-cell>
          <table:table-cell office:value-type="float" office:value="0.003442">
            <text:p>0.003442</text:p>
          </table:table-cell>
          <table:table-cell office:value-type="float" office:value="0.399239">
            <text:p>0.399239</text:p>
          </table:table-cell>
          <table:table-cell office:value-type="float" office:value="19.220889">
            <text:p>19.220889</text:p>
          </table:table-cell>
          <table:table-cell office:value-type="float" office:value="7.421429">
            <text:p>7.421429</text:p>
          </table:table-cell>
          <table:table-cell office:value-type="float" office:value="4.52">
            <text:p>4.52</text:p>
          </table:table-cell>
          <table:table-cell office:value-type="float" office:value="2.347314">
            <text:p>2.3473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913333333333333">
            <text:p>0.0913333333</text:p>
          </table:table-cell>
          <table:table-cell office:value-type="float" office:value="0.001692">
            <text:p>0.001692</text:p>
          </table:table-cell>
          <table:table-cell office:value-type="float" office:value="0.001864">
            <text:p>0.001864</text:p>
          </table:table-cell>
          <table:table-cell office:value-type="float" office:value="0.002079">
            <text:p>0.002079</text:p>
          </table:table-cell>
          <table:table-cell office:value-type="float" office:value="0.002171">
            <text:p>0.002171</text:p>
          </table:table-cell>
          <table:table-cell office:value-type="float" office:value="0.002522">
            <text:p>0.002522</text:p>
          </table:table-cell>
          <table:table-cell office:value-type="float" office:value="0.002613">
            <text:p>0.002613</text:p>
          </table:table-cell>
          <table:table-cell office:value-type="float" office:value="0.002827">
            <text:p>0.002827</text:p>
          </table:table-cell>
          <table:table-cell office:value-type="float" office:value="0.003043">
            <text:p>0.003043</text:p>
          </table:table-cell>
          <table:table-cell office:value-type="float" office:value="0.001828">
            <text:p>0.001828</text:p>
          </table:table-cell>
          <table:table-cell office:value-type="float" office:value="0.001865">
            <text:p>0.001865</text:p>
          </table:table-cell>
          <table:table-cell office:value-type="float" office:value="0.002109">
            <text:p>0.002109</text:p>
          </table:table-cell>
          <table:table-cell office:value-type="float" office:value="0.002154">
            <text:p>0.002154</text:p>
          </table:table-cell>
          <table:table-cell office:value-type="float" office:value="0.002417">
            <text:p>0.002417</text:p>
          </table:table-cell>
          <table:table-cell office:value-type="float" office:value="0.002513">
            <text:p>0.002513</text:p>
          </table:table-cell>
          <table:table-cell office:value-type="float" office:value="0.002768">
            <text:p>0.002768</text:p>
          </table:table-cell>
          <table:table-cell office:value-type="float" office:value="0.002957">
            <text:p>0.002957</text:p>
          </table:table-cell>
          <table:table-cell office:value-type="float" office:value="0.003184">
            <text:p>0.003184</text:p>
          </table:table-cell>
          <table:table-cell office:value-type="float" office:value="0.003438">
            <text:p>0.003438</text:p>
          </table:table-cell>
          <table:table-cell office:value-type="float" office:value="0.396904">
            <text:p>0.396904</text:p>
          </table:table-cell>
          <table:table-cell office:value-type="float" office:value="19.5691">
            <text:p>19.5691</text:p>
          </table:table-cell>
          <table:table-cell office:value-type="float" office:value="7.294824">
            <text:p>7.294824</text:p>
          </table:table-cell>
          <table:table-cell office:value-type="float" office:value="6.204771">
            <text:p>6.204771</text:p>
          </table:table-cell>
          <table:table-cell office:value-type="float" office:value="2.371229">
            <text:p>2.3712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90762">
            <text:p>0.090762</text:p>
          </table:table-cell>
          <table:table-cell office:value-type="float" office:value="0.001695">
            <text:p>0.001695</text:p>
          </table:table-cell>
          <table:table-cell office:value-type="float" office:value="0.001865">
            <text:p>0.001865</text:p>
          </table:table-cell>
          <table:table-cell office:value-type="float" office:value="0.002072">
            <text:p>0.002072</text:p>
          </table:table-cell>
          <table:table-cell office:value-type="float" office:value="0.002176">
            <text:p>0.002176</text:p>
          </table:table-cell>
          <table:table-cell office:value-type="float" office:value="0.002514">
            <text:p>0.002514</text:p>
          </table:table-cell>
          <table:table-cell office:value-type="float" office:value="0.002612">
            <text:p>0.002612</text:p>
          </table:table-cell>
          <table:table-cell office:value-type="float" office:value="0.002829">
            <text:p>0.002829</text:p>
          </table:table-cell>
          <table:table-cell office:value-type="float" office:value="0.00304">
            <text:p>0.00304</text:p>
          </table:table-cell>
          <table:table-cell office:value-type="float" office:value="0.001823">
            <text:p>0.001823</text:p>
          </table:table-cell>
          <table:table-cell office:value-type="float" office:value="0.00187">
            <text:p>0.00187</text:p>
          </table:table-cell>
          <table:table-cell office:value-type="float" office:value="0.002087">
            <text:p>0.002087</text:p>
          </table:table-cell>
          <table:table-cell office:value-type="float" office:value="0.00216">
            <text:p>0.00216</text:p>
          </table:table-cell>
          <table:table-cell office:value-type="float" office:value="0.002449">
            <text:p>0.002449</text:p>
          </table:table-cell>
          <table:table-cell office:value-type="float" office:value="0.002519">
            <text:p>0.002519</text:p>
          </table:table-cell>
          <table:table-cell office:value-type="float" office:value="0.002757">
            <text:p>0.002757</text:p>
          </table:table-cell>
          <table:table-cell office:value-type="float" office:value="0.002965">
            <text:p>0.002965</text:p>
          </table:table-cell>
          <table:table-cell office:value-type="float" office:value="0.003185">
            <text:p>0.003185</text:p>
          </table:table-cell>
          <table:table-cell office:value-type="float" office:value="0.003438">
            <text:p>0.003438</text:p>
          </table:table-cell>
          <table:table-cell office:value-type="float" office:value="0.391627">
            <text:p>0.391627</text:p>
          </table:table-cell>
          <table:table-cell office:value-type="float" office:value="20.027751">
            <text:p>20.027751</text:p>
          </table:table-cell>
          <table:table-cell office:value-type="float" office:value="7.373025">
            <text:p>7.373025</text:p>
          </table:table-cell>
          <table:table-cell office:value-type="float" office:value="4.438543">
            <text:p>4.438543</text:p>
          </table:table-cell>
          <table:table-cell office:value-type="float" office:value="2.424171">
            <text:p>2.4241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8762">
            <text:p>0.088762</text:p>
          </table:table-cell>
          <table:table-cell office:value-type="float" office:value="0.001694">
            <text:p>0.001694</text:p>
          </table:table-cell>
          <table:table-cell office:value-type="float" office:value="0.001862">
            <text:p>0.001862</text:p>
          </table:table-cell>
          <table:table-cell office:value-type="float" office:value="0.002075">
            <text:p>0.002075</text:p>
          </table:table-cell>
          <table:table-cell office:value-type="float" office:value="0.002176">
            <text:p>0.002176</text:p>
          </table:table-cell>
          <table:table-cell office:value-type="float" office:value="0.002513">
            <text:p>0.002513</text:p>
          </table:table-cell>
          <table:table-cell office:value-type="float" office:value="0.002611">
            <text:p>0.002611</text:p>
          </table:table-cell>
          <table:table-cell office:value-type="float" office:value="0.002829">
            <text:p>0.002829</text:p>
          </table:table-cell>
          <table:table-cell office:value-type="float" office:value="0.00304">
            <text:p>0.00304</text:p>
          </table:table-cell>
          <table:table-cell office:value-type="float" office:value="0.001832">
            <text:p>0.001832</text:p>
          </table:table-cell>
          <table:table-cell office:value-type="float" office:value="0.001866">
            <text:p>0.001866</text:p>
          </table:table-cell>
          <table:table-cell office:value-type="float" office:value="0.002083">
            <text:p>0.002083</text:p>
          </table:table-cell>
          <table:table-cell office:value-type="float" office:value="0.002158">
            <text:p>0.002158</text:p>
          </table:table-cell>
          <table:table-cell office:value-type="float" office:value="0.002446">
            <text:p>0.002446</text:p>
          </table:table-cell>
          <table:table-cell office:value-type="float" office:value="0.002512">
            <text:p>0.002512</text:p>
          </table:table-cell>
          <table:table-cell office:value-type="float" office:value="0.002755">
            <text:p>0.002755</text:p>
          </table:table-cell>
          <table:table-cell office:value-type="float" office:value="0.002957">
            <text:p>0.002957</text:p>
          </table:table-cell>
          <table:table-cell office:value-type="float" office:value="0.003182">
            <text:p>0.003182</text:p>
          </table:table-cell>
          <table:table-cell office:value-type="float" office:value="0.003438">
            <text:p>0.003438</text:p>
          </table:table-cell>
          <table:table-cell office:value-type="float" office:value="0.397511">
            <text:p>0.397511</text:p>
          </table:table-cell>
          <table:table-cell office:value-type="float" office:value="20.5616">
            <text:p>20.5616</text:p>
          </table:table-cell>
          <table:table-cell office:value-type="float" office:value="7.276284">
            <text:p>7.276284</text:p>
          </table:table-cell>
          <table:table-cell office:value-type="float" office:value="4.3874">
            <text:p>4.3874</text:p>
          </table:table-cell>
          <table:table-cell office:value-type="float" office:value="2.388086">
            <text:p>2.3880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3">
            <text:p>0.001863</text:p>
          </table:table-cell>
          <table:table-cell office:value-type="float" office:value="0.0875236666666667">
            <text:p>0.0875236667</text:p>
          </table:table-cell>
          <table:table-cell office:value-type="float" office:value="0.001694">
            <text:p>0.001694</text:p>
          </table:table-cell>
          <table:table-cell office:value-type="float" office:value="0.00186">
            <text:p>0.00186</text:p>
          </table:table-cell>
          <table:table-cell office:value-type="float" office:value="0.002071">
            <text:p>0.002071</text:p>
          </table:table-cell>
          <table:table-cell office:value-type="float" office:value="0.002175">
            <text:p>0.002175</text:p>
          </table:table-cell>
          <table:table-cell office:value-type="float" office:value="0.002518">
            <text:p>0.002518</text:p>
          </table:table-cell>
          <table:table-cell office:value-type="float" office:value="0.002613">
            <text:p>0.002613</text:p>
          </table:table-cell>
          <table:table-cell office:value-type="float" office:value="0.00283">
            <text:p>0.00283</text:p>
          </table:table-cell>
          <table:table-cell office:value-type="float" office:value="0.003043">
            <text:p>0.003043</text:p>
          </table:table-cell>
          <table:table-cell office:value-type="float" office:value="0.001833">
            <text:p>0.001833</text:p>
          </table:table-cell>
          <table:table-cell office:value-type="float" office:value="0.001866">
            <text:p>0.001866</text:p>
          </table:table-cell>
          <table:table-cell office:value-type="float" office:value="0.002098">
            <text:p>0.002098</text:p>
          </table:table-cell>
          <table:table-cell office:value-type="float" office:value="0.002151">
            <text:p>0.002151</text:p>
          </table:table-cell>
          <table:table-cell office:value-type="float" office:value="0.002428">
            <text:p>0.002428</text:p>
          </table:table-cell>
          <table:table-cell office:value-type="float" office:value="0.002487">
            <text:p>0.002487</text:p>
          </table:table-cell>
          <table:table-cell office:value-type="float" office:value="0.002792">
            <text:p>0.002792</text:p>
          </table:table-cell>
          <table:table-cell office:value-type="float" office:value="0.002957">
            <text:p>0.002957</text:p>
          </table:table-cell>
          <table:table-cell office:value-type="float" office:value="0.003183">
            <text:p>0.003183</text:p>
          </table:table-cell>
          <table:table-cell office:value-type="float" office:value="0.00345">
            <text:p>0.00345</text:p>
          </table:table-cell>
          <table:table-cell office:value-type="float" office:value="0.395451">
            <text:p>0.395451</text:p>
          </table:table-cell>
          <table:table-cell office:value-type="float" office:value="18.3">
            <text:p>18.3</text:p>
          </table:table-cell>
          <table:table-cell office:value-type="float" office:value="7.580925">
            <text:p>7.580925</text:p>
          </table:table-cell>
          <table:table-cell office:value-type="float" office:value="4.479229">
            <text:p>4.479229</text:p>
          </table:table-cell>
          <table:table-cell office:value-type="float" office:value="2.348171">
            <text:p>2.3481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88381">
            <text:p>0.088381</text:p>
          </table:table-cell>
          <table:table-cell office:value-type="float" office:value="0.001698">
            <text:p>0.001698</text:p>
          </table:table-cell>
          <table:table-cell office:value-type="float" office:value="0.001863">
            <text:p>0.001863</text:p>
          </table:table-cell>
          <table:table-cell office:value-type="float" office:value="0.002073">
            <text:p>0.002073</text:p>
          </table:table-cell>
          <table:table-cell office:value-type="float" office:value="0.002177">
            <text:p>0.002177</text:p>
          </table:table-cell>
          <table:table-cell office:value-type="float" office:value="0.002516">
            <text:p>0.002516</text:p>
          </table:table-cell>
          <table:table-cell office:value-type="float" office:value="0.002609">
            <text:p>0.002609</text:p>
          </table:table-cell>
          <table:table-cell office:value-type="float" office:value="0.002829">
            <text:p>0.002829</text:p>
          </table:table-cell>
          <table:table-cell office:value-type="float" office:value="0.003014">
            <text:p>0.003014</text:p>
          </table:table-cell>
          <table:table-cell office:value-type="float" office:value="0.001843">
            <text:p>0.001843</text:p>
          </table:table-cell>
          <table:table-cell office:value-type="float" office:value="0.001869">
            <text:p>0.001869</text:p>
          </table:table-cell>
          <table:table-cell office:value-type="float" office:value="0.002079">
            <text:p>0.002079</text:p>
          </table:table-cell>
          <table:table-cell office:value-type="float" office:value="0.002151">
            <text:p>0.002151</text:p>
          </table:table-cell>
          <table:table-cell office:value-type="float" office:value="0.002432">
            <text:p>0.002432</text:p>
          </table:table-cell>
          <table:table-cell office:value-type="float" office:value="0.00249">
            <text:p>0.00249</text:p>
          </table:table-cell>
          <table:table-cell office:value-type="float" office:value="0.002758">
            <text:p>0.002758</text:p>
          </table:table-cell>
          <table:table-cell office:value-type="float" office:value="0.002961">
            <text:p>0.002961</text:p>
          </table:table-cell>
          <table:table-cell office:value-type="float" office:value="0.003182">
            <text:p>0.003182</text:p>
          </table:table-cell>
          <table:table-cell office:value-type="float" office:value="0.003436">
            <text:p>0.003436</text:p>
          </table:table-cell>
          <table:table-cell office:value-type="float" office:value="0.39589">
            <text:p>0.39589</text:p>
          </table:table-cell>
          <table:table-cell office:value-type="float" office:value="17.535669">
            <text:p>17.535669</text:p>
          </table:table-cell>
          <table:table-cell office:value-type="float" office:value="7.337637">
            <text:p>7.337637</text:p>
          </table:table-cell>
          <table:table-cell office:value-type="float" office:value="4.376343">
            <text:p>4.376343</text:p>
          </table:table-cell>
          <table:table-cell office:value-type="float" office:value="2.338629">
            <text:p>2.3386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84763333333333">
            <text:p>0.0884763333</text:p>
          </table:table-cell>
          <table:table-cell office:value-type="float" office:value="0.001694">
            <text:p>0.001694</text:p>
          </table:table-cell>
          <table:table-cell office:value-type="float" office:value="0.001863">
            <text:p>0.001863</text:p>
          </table:table-cell>
          <table:table-cell office:value-type="float" office:value="0.002077">
            <text:p>0.002077</text:p>
          </table:table-cell>
          <table:table-cell office:value-type="float" office:value="0.002172">
            <text:p>0.002172</text:p>
          </table:table-cell>
          <table:table-cell office:value-type="float" office:value="0.002513">
            <text:p>0.002513</text:p>
          </table:table-cell>
          <table:table-cell office:value-type="float" office:value="0.002611">
            <text:p>0.002611</text:p>
          </table:table-cell>
          <table:table-cell office:value-type="float" office:value="0.002829">
            <text:p>0.002829</text:p>
          </table:table-cell>
          <table:table-cell office:value-type="float" office:value="0.002962">
            <text:p>0.002962</text:p>
          </table:table-cell>
          <table:table-cell office:value-type="float" office:value="0.001831">
            <text:p>0.001831</text:p>
          </table:table-cell>
          <table:table-cell office:value-type="float" office:value="0.001864">
            <text:p>0.001864</text:p>
          </table:table-cell>
          <table:table-cell office:value-type="float" office:value="0.00208">
            <text:p>0.00208</text:p>
          </table:table-cell>
          <table:table-cell office:value-type="float" office:value="0.002149">
            <text:p>0.002149</text:p>
          </table:table-cell>
          <table:table-cell office:value-type="float" office:value="0.00242">
            <text:p>0.00242</text:p>
          </table:table-cell>
          <table:table-cell office:value-type="float" office:value="0.002486">
            <text:p>0.002486</text:p>
          </table:table-cell>
          <table:table-cell office:value-type="float" office:value="0.002756">
            <text:p>0.002756</text:p>
          </table:table-cell>
          <table:table-cell office:value-type="float" office:value="0.002958">
            <text:p>0.002958</text:p>
          </table:table-cell>
          <table:table-cell office:value-type="float" office:value="0.003175">
            <text:p>0.003175</text:p>
          </table:table-cell>
          <table:table-cell office:value-type="float" office:value="0.003435">
            <text:p>0.003435</text:p>
          </table:table-cell>
          <table:table-cell office:value-type="float" office:value="0.393213">
            <text:p>0.393213</text:p>
          </table:table-cell>
          <table:table-cell office:value-type="float" office:value="17.56206">
            <text:p>17.56206</text:p>
          </table:table-cell>
          <table:table-cell office:value-type="float" office:value="7.278392">
            <text:p>7.278392</text:p>
          </table:table-cell>
          <table:table-cell office:value-type="float" office:value="4.271057">
            <text:p>4.271057</text:p>
          </table:table-cell>
          <table:table-cell office:value-type="float" office:value="2.330371">
            <text:p>2.3303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880953333333333">
            <text:p>0.0880953333</text:p>
          </table:table-cell>
          <table:table-cell office:value-type="float" office:value="0.001697">
            <text:p>0.001697</text:p>
          </table:table-cell>
          <table:table-cell office:value-type="float" office:value="0.001861">
            <text:p>0.001861</text:p>
          </table:table-cell>
          <table:table-cell office:value-type="float" office:value="0.002075">
            <text:p>0.002075</text:p>
          </table:table-cell>
          <table:table-cell office:value-type="float" office:value="0.002174">
            <text:p>0.002174</text:p>
          </table:table-cell>
          <table:table-cell office:value-type="float" office:value="0.002517">
            <text:p>0.002517</text:p>
          </table:table-cell>
          <table:table-cell office:value-type="float" office:value="0.002613">
            <text:p>0.002613</text:p>
          </table:table-cell>
          <table:table-cell office:value-type="float" office:value="0.002831">
            <text:p>0.002831</text:p>
          </table:table-cell>
          <table:table-cell office:value-type="float" office:value="0.002961">
            <text:p>0.002961</text:p>
          </table:table-cell>
          <table:table-cell office:value-type="float" office:value="0.001844">
            <text:p>0.001844</text:p>
          </table:table-cell>
          <table:table-cell office:value-type="float" office:value="0.001867">
            <text:p>0.001867</text:p>
          </table:table-cell>
          <table:table-cell office:value-type="float" office:value="0.002078">
            <text:p>0.002078</text:p>
          </table:table-cell>
          <table:table-cell office:value-type="float" office:value="0.00215">
            <text:p>0.00215</text:p>
          </table:table-cell>
          <table:table-cell office:value-type="float" office:value="0.002424">
            <text:p>0.002424</text:p>
          </table:table-cell>
          <table:table-cell office:value-type="float" office:value="0.002489">
            <text:p>0.002489</text:p>
          </table:table-cell>
          <table:table-cell office:value-type="float" office:value="0.002785">
            <text:p>0.002785</text:p>
          </table:table-cell>
          <table:table-cell office:value-type="float" office:value="0.002956">
            <text:p>0.002956</text:p>
          </table:table-cell>
          <table:table-cell office:value-type="float" office:value="0.003171">
            <text:p>0.003171</text:p>
          </table:table-cell>
          <table:table-cell office:value-type="float" office:value="0.003443">
            <text:p>0.003443</text:p>
          </table:table-cell>
          <table:table-cell office:value-type="float" office:value="0.390754">
            <text:p>0.390754</text:p>
          </table:table-cell>
          <table:table-cell office:value-type="float" office:value="17.094657">
            <text:p>17.094657</text:p>
          </table:table-cell>
          <table:table-cell office:value-type="float" office:value="7.368686">
            <text:p>7.368686</text:p>
          </table:table-cell>
          <table:table-cell office:value-type="float" office:value="4.414971">
            <text:p>4.414971</text:p>
          </table:table-cell>
          <table:table-cell office:value-type="float" office:value="2.328343">
            <text:p>2.3283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875236666666667">
            <text:p>0.0875236667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075">
            <text:p>0.002075</text:p>
          </table:table-cell>
          <table:table-cell office:value-type="float" office:value="0.002172">
            <text:p>0.002172</text:p>
          </table:table-cell>
          <table:table-cell office:value-type="float" office:value="0.002516">
            <text:p>0.002516</text:p>
          </table:table-cell>
          <table:table-cell office:value-type="float" office:value="0.00262">
            <text:p>0.00262</text:p>
          </table:table-cell>
          <table:table-cell office:value-type="float" office:value="0.002827">
            <text:p>0.002827</text:p>
          </table:table-cell>
          <table:table-cell office:value-type="float" office:value="0.00296">
            <text:p>0.00296</text:p>
          </table:table-cell>
          <table:table-cell office:value-type="float" office:value="0.00183">
            <text:p>0.00183</text:p>
          </table:table-cell>
          <table:table-cell office:value-type="float" office:value="0.001864">
            <text:p>0.001864</text:p>
          </table:table-cell>
          <table:table-cell office:value-type="float" office:value="0.002089">
            <text:p>0.002089</text:p>
          </table:table-cell>
          <table:table-cell office:value-type="float" office:value="0.002165">
            <text:p>0.002165</text:p>
          </table:table-cell>
          <table:table-cell office:value-type="float" office:value="0.002417">
            <text:p>0.002417</text:p>
          </table:table-cell>
          <table:table-cell office:value-type="float" office:value="0.00249">
            <text:p>0.00249</text:p>
          </table:table-cell>
          <table:table-cell office:value-type="float" office:value="0.002803">
            <text:p>0.002803</text:p>
          </table:table-cell>
          <table:table-cell office:value-type="float" office:value="0.002955">
            <text:p>0.002955</text:p>
          </table:table-cell>
          <table:table-cell office:value-type="float" office:value="0.003177">
            <text:p>0.003177</text:p>
          </table:table-cell>
          <table:table-cell office:value-type="float" office:value="0.00344">
            <text:p>0.00344</text:p>
          </table:table-cell>
          <table:table-cell office:value-type="float" office:value="0.393979">
            <text:p>0.393979</text:p>
          </table:table-cell>
          <table:table-cell office:value-type="float" office:value="17.660443">
            <text:p>17.660443</text:p>
          </table:table-cell>
          <table:table-cell office:value-type="float" office:value="7.227345">
            <text:p>7.227345</text:p>
          </table:table-cell>
          <table:table-cell office:value-type="float" office:value="4.416943">
            <text:p>4.416943</text:p>
          </table:table-cell>
          <table:table-cell office:value-type="float" office:value="2.3348">
            <text:p>2.3348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8381">
            <text:p>0.088381</text:p>
          </table:table-cell>
          <table:table-cell office:value-type="float" office:value="0.001694">
            <text:p>0.001694</text:p>
          </table:table-cell>
          <table:table-cell office:value-type="float" office:value="0.001866">
            <text:p>0.001866</text:p>
          </table:table-cell>
          <table:table-cell office:value-type="float" office:value="0.002073">
            <text:p>0.002073</text:p>
          </table:table-cell>
          <table:table-cell office:value-type="float" office:value="0.002176">
            <text:p>0.002176</text:p>
          </table:table-cell>
          <table:table-cell office:value-type="float" office:value="0.002516">
            <text:p>0.002516</text:p>
          </table:table-cell>
          <table:table-cell office:value-type="float" office:value="0.002592">
            <text:p>0.002592</text:p>
          </table:table-cell>
          <table:table-cell office:value-type="float" office:value="0.002822">
            <text:p>0.002822</text:p>
          </table:table-cell>
          <table:table-cell office:value-type="float" office:value="0.002962">
            <text:p>0.002962</text:p>
          </table:table-cell>
          <table:table-cell office:value-type="float" office:value="0.001817">
            <text:p>0.001817</text:p>
          </table:table-cell>
          <table:table-cell office:value-type="float" office:value="0.001868">
            <text:p>0.001868</text:p>
          </table:table-cell>
          <table:table-cell office:value-type="float" office:value="0.002091">
            <text:p>0.002091</text:p>
          </table:table-cell>
          <table:table-cell office:value-type="float" office:value="0.002174">
            <text:p>0.002174</text:p>
          </table:table-cell>
          <table:table-cell office:value-type="float" office:value="0.002416">
            <text:p>0.002416</text:p>
          </table:table-cell>
          <table:table-cell office:value-type="float" office:value="0.002484">
            <text:p>0.002484</text:p>
          </table:table-cell>
          <table:table-cell office:value-type="float" office:value="0.002798">
            <text:p>0.002798</text:p>
          </table:table-cell>
          <table:table-cell office:value-type="float" office:value="0.00296">
            <text:p>0.00296</text:p>
          </table:table-cell>
          <table:table-cell office:value-type="float" office:value="0.003177">
            <text:p>0.003177</text:p>
          </table:table-cell>
          <table:table-cell office:value-type="float" office:value="0.003449">
            <text:p>0.003449</text:p>
          </table:table-cell>
          <table:table-cell office:value-type="float" office:value="0.393765">
            <text:p>0.393765</text:p>
          </table:table-cell>
          <table:table-cell office:value-type="float" office:value="17.269243">
            <text:p>17.269243</text:p>
          </table:table-cell>
          <table:table-cell office:value-type="float" office:value="7.269724">
            <text:p>7.269724</text:p>
          </table:table-cell>
          <table:table-cell office:value-type="float" office:value="4.259486">
            <text:p>4.259486</text:p>
          </table:table-cell>
          <table:table-cell office:value-type="float" office:value="2.259229">
            <text:p>2.2592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5">
            <text:p>0.001855</text:p>
          </table:table-cell>
          <table:table-cell office:value-type="float" office:value="0.091619">
            <text:p>0.091619</text:p>
          </table:table-cell>
          <table:table-cell office:value-type="float" office:value="0.001694">
            <text:p>0.001694</text:p>
          </table:table-cell>
          <table:table-cell office:value-type="float" office:value="0.001863">
            <text:p>0.001863</text:p>
          </table:table-cell>
          <table:table-cell office:value-type="float" office:value="0.002076">
            <text:p>0.002076</text:p>
          </table:table-cell>
          <table:table-cell office:value-type="float" office:value="0.002176">
            <text:p>0.002176</text:p>
          </table:table-cell>
          <table:table-cell office:value-type="float" office:value="0.002516">
            <text:p>0.002516</text:p>
          </table:table-cell>
          <table:table-cell office:value-type="float" office:value="0.002555">
            <text:p>0.002555</text:p>
          </table:table-cell>
          <table:table-cell office:value-type="float" office:value="0.002823">
            <text:p>0.002823</text:p>
          </table:table-cell>
          <table:table-cell office:value-type="float" office:value="0.002962">
            <text:p>0.002962</text:p>
          </table:table-cell>
          <table:table-cell office:value-type="float" office:value="0.001815">
            <text:p>0.001815</text:p>
          </table:table-cell>
          <table:table-cell office:value-type="float" office:value="0.001864">
            <text:p>0.001864</text:p>
          </table:table-cell>
          <table:table-cell office:value-type="float" office:value="0.00209">
            <text:p>0.00209</text:p>
          </table:table-cell>
          <table:table-cell office:value-type="float" office:value="0.00217">
            <text:p>0.00217</text:p>
          </table:table-cell>
          <table:table-cell office:value-type="float" office:value="0.002452">
            <text:p>0.002452</text:p>
          </table:table-cell>
          <table:table-cell office:value-type="float" office:value="0.002489">
            <text:p>0.002489</text:p>
          </table:table-cell>
          <table:table-cell office:value-type="float" office:value="0.00279">
            <text:p>0.00279</text:p>
          </table:table-cell>
          <table:table-cell office:value-type="float" office:value="0.002958">
            <text:p>0.002958</text:p>
          </table:table-cell>
          <table:table-cell office:value-type="float" office:value="0.003177">
            <text:p>0.003177</text:p>
          </table:table-cell>
          <table:table-cell office:value-type="float" office:value="0.003447">
            <text:p>0.003447</text:p>
          </table:table-cell>
          <table:table-cell office:value-type="float" office:value="0.395061">
            <text:p>0.395061</text:p>
          </table:table-cell>
          <table:table-cell office:value-type="float" office:value="17.016843">
            <text:p>17.016843</text:p>
          </table:table-cell>
          <table:table-cell office:value-type="float" office:value="7.161984">
            <text:p>7.161984</text:p>
          </table:table-cell>
          <table:table-cell office:value-type="float" office:value="4.378514">
            <text:p>4.378514</text:p>
          </table:table-cell>
          <table:table-cell office:value-type="float" office:value="2.291571">
            <text:p>2.2915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3">
            <text:p>0.001853</text:p>
          </table:table-cell>
          <table:table-cell office:value-type="float" office:value="0.088381">
            <text:p>0.088381</text:p>
          </table:table-cell>
          <table:table-cell office:value-type="float" office:value="0.001698">
            <text:p>0.001698</text:p>
          </table:table-cell>
          <table:table-cell office:value-type="float" office:value="0.001861">
            <text:p>0.001861</text:p>
          </table:table-cell>
          <table:table-cell office:value-type="float" office:value="0.002075">
            <text:p>0.002075</text:p>
          </table:table-cell>
          <table:table-cell office:value-type="float" office:value="0.00218">
            <text:p>0.00218</text:p>
          </table:table-cell>
          <table:table-cell office:value-type="float" office:value="0.00251">
            <text:p>0.00251</text:p>
          </table:table-cell>
          <table:table-cell office:value-type="float" office:value="0.002562">
            <text:p>0.002562</text:p>
          </table:table-cell>
          <table:table-cell office:value-type="float" office:value="0.002821">
            <text:p>0.002821</text:p>
          </table:table-cell>
          <table:table-cell office:value-type="float" office:value="0.002964">
            <text:p>0.002964</text:p>
          </table:table-cell>
          <table:table-cell office:value-type="float" office:value="0.001816">
            <text:p>0.001816</text:p>
          </table:table-cell>
          <table:table-cell office:value-type="float" office:value="0.001864">
            <text:p>0.001864</text:p>
          </table:table-cell>
          <table:table-cell office:value-type="float" office:value="0.002089">
            <text:p>0.002089</text:p>
          </table:table-cell>
          <table:table-cell office:value-type="float" office:value="0.002184">
            <text:p>0.002184</text:p>
          </table:table-cell>
          <table:table-cell office:value-type="float" office:value="0.002431">
            <text:p>0.002431</text:p>
          </table:table-cell>
          <table:table-cell office:value-type="float" office:value="0.002485">
            <text:p>0.002485</text:p>
          </table:table-cell>
          <table:table-cell office:value-type="float" office:value="0.002768">
            <text:p>0.002768</text:p>
          </table:table-cell>
          <table:table-cell office:value-type="float" office:value="0.002954">
            <text:p>0.002954</text:p>
          </table:table-cell>
          <table:table-cell office:value-type="float" office:value="0.003183">
            <text:p>0.003183</text:p>
          </table:table-cell>
          <table:table-cell office:value-type="float" office:value="0.003439">
            <text:p>0.003439</text:p>
          </table:table-cell>
          <table:table-cell office:value-type="float" office:value="0.394373">
            <text:p>0.394373</text:p>
          </table:table-cell>
          <table:table-cell office:value-type="float" office:value="18.29958">
            <text:p>18.29958</text:p>
          </table:table-cell>
          <table:table-cell office:value-type="float" office:value="7.184347">
            <text:p>7.184347</text:p>
          </table:table-cell>
          <table:table-cell office:value-type="float" office:value="4.288686">
            <text:p>4.288686</text:p>
          </table:table-cell>
          <table:table-cell office:value-type="float" office:value="2.326886">
            <text:p>2.3268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8762">
            <text:p>0.088762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076">
            <text:p>0.002076</text:p>
          </table:table-cell>
          <table:table-cell office:value-type="float" office:value="0.002178">
            <text:p>0.002178</text:p>
          </table:table-cell>
          <table:table-cell office:value-type="float" office:value="0.002509">
            <text:p>0.002509</text:p>
          </table:table-cell>
          <table:table-cell office:value-type="float" office:value="0.002556">
            <text:p>0.002556</text:p>
          </table:table-cell>
          <table:table-cell office:value-type="float" office:value="0.002825">
            <text:p>0.002825</text:p>
          </table:table-cell>
          <table:table-cell office:value-type="float" office:value="0.002967">
            <text:p>0.002967</text:p>
          </table:table-cell>
          <table:table-cell office:value-type="float" office:value="0.001811">
            <text:p>0.001811</text:p>
          </table:table-cell>
          <table:table-cell office:value-type="float" office:value="0.001867">
            <text:p>0.001867</text:p>
          </table:table-cell>
          <table:table-cell office:value-type="float" office:value="0.002095">
            <text:p>0.002095</text:p>
          </table:table-cell>
          <table:table-cell office:value-type="float" office:value="0.002171">
            <text:p>0.002171</text:p>
          </table:table-cell>
          <table:table-cell office:value-type="float" office:value="0.002418">
            <text:p>0.002418</text:p>
          </table:table-cell>
          <table:table-cell office:value-type="float" office:value="0.002487">
            <text:p>0.002487</text:p>
          </table:table-cell>
          <table:table-cell office:value-type="float" office:value="0.002791">
            <text:p>0.002791</text:p>
          </table:table-cell>
          <table:table-cell office:value-type="float" office:value="0.00296">
            <text:p>0.00296</text:p>
          </table:table-cell>
          <table:table-cell office:value-type="float" office:value="0.003184">
            <text:p>0.003184</text:p>
          </table:table-cell>
          <table:table-cell office:value-type="float" office:value="0.003451">
            <text:p>0.003451</text:p>
          </table:table-cell>
          <table:table-cell office:value-type="float" office:value="0.394801">
            <text:p>0.394801</text:p>
          </table:table-cell>
          <table:table-cell office:value-type="float" office:value="18.254051">
            <text:p>18.254051</text:p>
          </table:table-cell>
          <table:table-cell office:value-type="float" office:value="7.292256">
            <text:p>7.292256</text:p>
          </table:table-cell>
          <table:table-cell office:value-type="float" office:value="4.433914">
            <text:p>4.433914</text:p>
          </table:table-cell>
          <table:table-cell office:value-type="float" office:value="2.268257">
            <text:p>2.2682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875236666666667">
            <text:p>0.0875236667</text:p>
          </table:table-cell>
          <table:table-cell office:value-type="float" office:value="0.001697">
            <text:p>0.001697</text:p>
          </table:table-cell>
          <table:table-cell office:value-type="float" office:value="0.001863">
            <text:p>0.001863</text:p>
          </table:table-cell>
          <table:table-cell office:value-type="float" office:value="0.002073">
            <text:p>0.002073</text:p>
          </table:table-cell>
          <table:table-cell office:value-type="float" office:value="0.002179">
            <text:p>0.002179</text:p>
          </table:table-cell>
          <table:table-cell office:value-type="float" office:value="0.002513">
            <text:p>0.002513</text:p>
          </table:table-cell>
          <table:table-cell office:value-type="float" office:value="0.002563">
            <text:p>0.002563</text:p>
          </table:table-cell>
          <table:table-cell office:value-type="float" office:value="0.002824">
            <text:p>0.002824</text:p>
          </table:table-cell>
          <table:table-cell office:value-type="float" office:value="0.002966">
            <text:p>0.002966</text:p>
          </table:table-cell>
          <table:table-cell office:value-type="float" office:value="0.00182">
            <text:p>0.00182</text:p>
          </table:table-cell>
          <table:table-cell office:value-type="float" office:value="0.001868">
            <text:p>0.001868</text:p>
          </table:table-cell>
          <table:table-cell office:value-type="float" office:value="0.002095">
            <text:p>0.002095</text:p>
          </table:table-cell>
          <table:table-cell office:value-type="float" office:value="0.002154">
            <text:p>0.002154</text:p>
          </table:table-cell>
          <table:table-cell office:value-type="float" office:value="0.002456">
            <text:p>0.002456</text:p>
          </table:table-cell>
          <table:table-cell office:value-type="float" office:value="0.002484">
            <text:p>0.002484</text:p>
          </table:table-cell>
          <table:table-cell office:value-type="float" office:value="0.002818">
            <text:p>0.002818</text:p>
          </table:table-cell>
          <table:table-cell office:value-type="float" office:value="0.002955">
            <text:p>0.002955</text:p>
          </table:table-cell>
          <table:table-cell office:value-type="float" office:value="0.003179">
            <text:p>0.003179</text:p>
          </table:table-cell>
          <table:table-cell office:value-type="float" office:value="0.003451">
            <text:p>0.003451</text:p>
          </table:table-cell>
          <table:table-cell office:value-type="float" office:value="0.394109">
            <text:p>0.394109</text:p>
          </table:table-cell>
          <table:table-cell office:value-type="float" office:value="17.611371">
            <text:p>17.611371</text:p>
          </table:table-cell>
          <table:table-cell office:value-type="float" office:value="7.409593">
            <text:p>7.409593</text:p>
          </table:table-cell>
          <table:table-cell office:value-type="float" office:value="4.528257">
            <text:p>4.528257</text:p>
          </table:table-cell>
          <table:table-cell office:value-type="float" office:value="2.321514">
            <text:p>2.3215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87238">
            <text:p>0.087238</text:p>
          </table:table-cell>
          <table:table-cell office:value-type="float" office:value="0.001697">
            <text:p>0.001697</text:p>
          </table:table-cell>
          <table:table-cell office:value-type="float" office:value="0.00186">
            <text:p>0.00186</text:p>
          </table:table-cell>
          <table:table-cell office:value-type="float" office:value="0.00207">
            <text:p>0.00207</text:p>
          </table:table-cell>
          <table:table-cell office:value-type="float" office:value="0.002174">
            <text:p>0.002174</text:p>
          </table:table-cell>
          <table:table-cell office:value-type="float" office:value="0.002514">
            <text:p>0.002514</text:p>
          </table:table-cell>
          <table:table-cell office:value-type="float" office:value="0.002552">
            <text:p>0.002552</text:p>
          </table:table-cell>
          <table:table-cell office:value-type="float" office:value="0.002823">
            <text:p>0.002823</text:p>
          </table:table-cell>
          <table:table-cell office:value-type="float" office:value="0.002961">
            <text:p>0.002961</text:p>
          </table:table-cell>
          <table:table-cell office:value-type="float" office:value="0.001849">
            <text:p>0.001849</text:p>
          </table:table-cell>
          <table:table-cell office:value-type="float" office:value="0.001865">
            <text:p>0.001865</text:p>
          </table:table-cell>
          <table:table-cell office:value-type="float" office:value="0.002088">
            <text:p>0.002088</text:p>
          </table:table-cell>
          <table:table-cell office:value-type="float" office:value="0.002199">
            <text:p>0.002199</text:p>
          </table:table-cell>
          <table:table-cell office:value-type="float" office:value="0.002427">
            <text:p>0.002427</text:p>
          </table:table-cell>
          <table:table-cell office:value-type="float" office:value="0.002509">
            <text:p>0.002509</text:p>
          </table:table-cell>
          <table:table-cell office:value-type="float" office:value="0.002777">
            <text:p>0.002777</text:p>
          </table:table-cell>
          <table:table-cell office:value-type="float" office:value="0.002959">
            <text:p>0.002959</text:p>
          </table:table-cell>
          <table:table-cell office:value-type="float" office:value="0.003178">
            <text:p>0.003178</text:p>
          </table:table-cell>
          <table:table-cell office:value-type="float" office:value="0.003442">
            <text:p>0.003442</text:p>
          </table:table-cell>
          <table:table-cell office:value-type="float" office:value="0.396578">
            <text:p>0.396578</text:p>
          </table:table-cell>
          <table:table-cell office:value-type="float" office:value="17.797397">
            <text:p>17.797397</text:p>
          </table:table-cell>
          <table:table-cell office:value-type="float" office:value="7.277717">
            <text:p>7.277717</text:p>
          </table:table-cell>
          <table:table-cell office:value-type="float" office:value="4.376771">
            <text:p>4.376771</text:p>
          </table:table-cell>
          <table:table-cell office:value-type="float" office:value="2.341714">
            <text:p>2.3417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6">
            <text:p>0.001866</text:p>
          </table:table-cell>
          <table:table-cell office:value-type="float" office:value="0.088381">
            <text:p>0.088381</text:p>
          </table:table-cell>
          <table:table-cell office:value-type="float" office:value="0.001694">
            <text:p>0.001694</text:p>
          </table:table-cell>
          <table:table-cell office:value-type="float" office:value="0.001866">
            <text:p>0.001866</text:p>
          </table:table-cell>
          <table:table-cell office:value-type="float" office:value="0.002073">
            <text:p>0.002073</text:p>
          </table:table-cell>
          <table:table-cell office:value-type="float" office:value="0.002174">
            <text:p>0.002174</text:p>
          </table:table-cell>
          <table:table-cell office:value-type="float" office:value="0.002515">
            <text:p>0.002515</text:p>
          </table:table-cell>
          <table:table-cell office:value-type="float" office:value="0.00259">
            <text:p>0.00259</text:p>
          </table:table-cell>
          <table:table-cell office:value-type="float" office:value="0.002823">
            <text:p>0.002823</text:p>
          </table:table-cell>
          <table:table-cell office:value-type="float" office:value="0.002966">
            <text:p>0.002966</text:p>
          </table:table-cell>
          <table:table-cell office:value-type="float" office:value="0.001842">
            <text:p>0.001842</text:p>
          </table:table-cell>
          <table:table-cell office:value-type="float" office:value="0.001865">
            <text:p>0.001865</text:p>
          </table:table-cell>
          <table:table-cell office:value-type="float" office:value="0.002082">
            <text:p>0.002082</text:p>
          </table:table-cell>
          <table:table-cell office:value-type="float" office:value="0.002175">
            <text:p>0.002175</text:p>
          </table:table-cell>
          <table:table-cell office:value-type="float" office:value="0.002423">
            <text:p>0.002423</text:p>
          </table:table-cell>
          <table:table-cell office:value-type="float" office:value="0.002513">
            <text:p>0.002513</text:p>
          </table:table-cell>
          <table:table-cell office:value-type="float" office:value="0.002772">
            <text:p>0.002772</text:p>
          </table:table-cell>
          <table:table-cell office:value-type="float" office:value="0.002959">
            <text:p>0.002959</text:p>
          </table:table-cell>
          <table:table-cell office:value-type="float" office:value="0.003169">
            <text:p>0.003169</text:p>
          </table:table-cell>
          <table:table-cell office:value-type="float" office:value="0.003448">
            <text:p>0.003448</text:p>
          </table:table-cell>
          <table:table-cell office:value-type="float" office:value="0.395096">
            <text:p>0.395096</text:p>
          </table:table-cell>
          <table:table-cell office:value-type="float" office:value="18.311591">
            <text:p>18.311591</text:p>
          </table:table-cell>
          <table:table-cell office:value-type="float" office:value="7.474162">
            <text:p>7.474162</text:p>
          </table:table-cell>
          <table:table-cell office:value-type="float" office:value="4.360857">
            <text:p>4.360857</text:p>
          </table:table-cell>
          <table:table-cell office:value-type="float" office:value="2.3354">
            <text:p>2.335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">
            <text:p>0.00185</text:p>
          </table:table-cell>
          <table:table-cell office:value-type="float" office:value="0.088381">
            <text:p>0.088381</text:p>
          </table:table-cell>
          <table:table-cell office:value-type="float" office:value="0.001694">
            <text:p>0.001694</text:p>
          </table:table-cell>
          <table:table-cell office:value-type="float" office:value="0.001863">
            <text:p>0.001863</text:p>
          </table:table-cell>
          <table:table-cell office:value-type="float" office:value="0.002072">
            <text:p>0.002072</text:p>
          </table:table-cell>
          <table:table-cell office:value-type="float" office:value="0.002183">
            <text:p>0.002183</text:p>
          </table:table-cell>
          <table:table-cell office:value-type="float" office:value="0.002515">
            <text:p>0.002515</text:p>
          </table:table-cell>
          <table:table-cell office:value-type="float" office:value="0.00261">
            <text:p>0.00261</text:p>
          </table:table-cell>
          <table:table-cell office:value-type="float" office:value="0.002824">
            <text:p>0.002824</text:p>
          </table:table-cell>
          <table:table-cell office:value-type="float" office:value="0.00296">
            <text:p>0.00296</text:p>
          </table:table-cell>
          <table:table-cell office:value-type="float" office:value="0.001819">
            <text:p>0.001819</text:p>
          </table:table-cell>
          <table:table-cell office:value-type="float" office:value="0.001867">
            <text:p>0.001867</text:p>
          </table:table-cell>
          <table:table-cell office:value-type="float" office:value="0.002102">
            <text:p>0.002102</text:p>
          </table:table-cell>
          <table:table-cell office:value-type="float" office:value="0.00219">
            <text:p>0.00219</text:p>
          </table:table-cell>
          <table:table-cell office:value-type="float" office:value="0.00244">
            <text:p>0.00244</text:p>
          </table:table-cell>
          <table:table-cell office:value-type="float" office:value="0.002552">
            <text:p>0.002552</text:p>
          </table:table-cell>
          <table:table-cell office:value-type="float" office:value="0.002766">
            <text:p>0.002766</text:p>
          </table:table-cell>
          <table:table-cell office:value-type="float" office:value="0.002961">
            <text:p>0.002961</text:p>
          </table:table-cell>
          <table:table-cell office:value-type="float" office:value="0.003187">
            <text:p>0.003187</text:p>
          </table:table-cell>
          <table:table-cell office:value-type="float" office:value="0.003451">
            <text:p>0.003451</text:p>
          </table:table-cell>
          <table:table-cell office:value-type="float" office:value="0.395058">
            <text:p>0.395058</text:p>
          </table:table-cell>
          <table:table-cell office:value-type="float" office:value="18.374757">
            <text:p>18.374757</text:p>
          </table:table-cell>
          <table:table-cell office:value-type="float" office:value="7.576246">
            <text:p>7.576246</text:p>
          </table:table-cell>
          <table:table-cell office:value-type="float" office:value="4.575743">
            <text:p>4.575743</text:p>
          </table:table-cell>
          <table:table-cell office:value-type="float" office:value="2.336771">
            <text:p>2.3367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1">
            <text:p>0.001851</text:p>
          </table:table-cell>
          <table:table-cell office:value-type="float" office:value="0.090762">
            <text:p>0.090762</text:p>
          </table:table-cell>
          <table:table-cell office:value-type="float" office:value="0.001696">
            <text:p>0.001696</text:p>
          </table:table-cell>
          <table:table-cell office:value-type="float" office:value="0.001865">
            <text:p>0.001865</text:p>
          </table:table-cell>
          <table:table-cell office:value-type="float" office:value="0.002072">
            <text:p>0.002072</text:p>
          </table:table-cell>
          <table:table-cell office:value-type="float" office:value="0.002203">
            <text:p>0.002203</text:p>
          </table:table-cell>
          <table:table-cell office:value-type="float" office:value="0.00252">
            <text:p>0.00252</text:p>
          </table:table-cell>
          <table:table-cell office:value-type="float" office:value="0.002548">
            <text:p>0.002548</text:p>
          </table:table-cell>
          <table:table-cell office:value-type="float" office:value="0.002823">
            <text:p>0.002823</text:p>
          </table:table-cell>
          <table:table-cell office:value-type="float" office:value="0.002964">
            <text:p>0.002964</text:p>
          </table:table-cell>
          <table:table-cell office:value-type="float" office:value="0.001822">
            <text:p>0.001822</text:p>
          </table:table-cell>
          <table:table-cell office:value-type="float" office:value="0.001865">
            <text:p>0.001865</text:p>
          </table:table-cell>
          <table:table-cell office:value-type="float" office:value="0.002112">
            <text:p>0.002112</text:p>
          </table:table-cell>
          <table:table-cell office:value-type="float" office:value="0.002195">
            <text:p>0.002195</text:p>
          </table:table-cell>
          <table:table-cell office:value-type="float" office:value="0.002429">
            <text:p>0.002429</text:p>
          </table:table-cell>
          <table:table-cell office:value-type="float" office:value="0.00252">
            <text:p>0.00252</text:p>
          </table:table-cell>
          <table:table-cell office:value-type="float" office:value="0.002767">
            <text:p>0.002767</text:p>
          </table:table-cell>
          <table:table-cell office:value-type="float" office:value="0.002959">
            <text:p>0.002959</text:p>
          </table:table-cell>
          <table:table-cell office:value-type="float" office:value="0.003187">
            <text:p>0.003187</text:p>
          </table:table-cell>
          <table:table-cell office:value-type="float" office:value="0.00345">
            <text:p>0.00345</text:p>
          </table:table-cell>
          <table:table-cell office:value-type="float" office:value="0.38997">
            <text:p>0.38997</text:p>
          </table:table-cell>
          <table:table-cell office:value-type="float" office:value="17.62116">
            <text:p>17.62116</text:p>
          </table:table-cell>
          <table:table-cell office:value-type="float" office:value="7.331953">
            <text:p>7.331953</text:p>
          </table:table-cell>
          <table:table-cell office:value-type="float" office:value="4.457114">
            <text:p>4.457114</text:p>
          </table:table-cell>
          <table:table-cell office:value-type="float" office:value="2.276686">
            <text:p>2.27668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4">
            <text:p>0.001854</text:p>
          </table:table-cell>
          <table:table-cell office:value-type="float" office:value="0.0910476666666667">
            <text:p>0.0910476667</text:p>
          </table:table-cell>
          <table:table-cell office:value-type="float" office:value="0.001691">
            <text:p>0.001691</text:p>
          </table:table-cell>
          <table:table-cell office:value-type="float" office:value="0.00186">
            <text:p>0.00186</text:p>
          </table:table-cell>
          <table:table-cell office:value-type="float" office:value="0.00207">
            <text:p>0.00207</text:p>
          </table:table-cell>
          <table:table-cell office:value-type="float" office:value="0.002177">
            <text:p>0.002177</text:p>
          </table:table-cell>
          <table:table-cell office:value-type="float" office:value="0.002526">
            <text:p>0.002526</text:p>
          </table:table-cell>
          <table:table-cell office:value-type="float" office:value="0.002546">
            <text:p>0.002546</text:p>
          </table:table-cell>
          <table:table-cell office:value-type="float" office:value="0.002823">
            <text:p>0.002823</text:p>
          </table:table-cell>
          <table:table-cell office:value-type="float" office:value="0.002963">
            <text:p>0.002963</text:p>
          </table:table-cell>
          <table:table-cell office:value-type="float" office:value="0.001813">
            <text:p>0.001813</text:p>
          </table:table-cell>
          <table:table-cell office:value-type="float" office:value="0.001864">
            <text:p>0.001864</text:p>
          </table:table-cell>
          <table:table-cell office:value-type="float" office:value="0.002105">
            <text:p>0.002105</text:p>
          </table:table-cell>
          <table:table-cell office:value-type="float" office:value="0.002161">
            <text:p>0.002161</text:p>
          </table:table-cell>
          <table:table-cell office:value-type="float" office:value="0.00244">
            <text:p>0.00244</text:p>
          </table:table-cell>
          <table:table-cell office:value-type="float" office:value="0.002502">
            <text:p>0.002502</text:p>
          </table:table-cell>
          <table:table-cell office:value-type="float" office:value="0.00276">
            <text:p>0.00276</text:p>
          </table:table-cell>
          <table:table-cell office:value-type="float" office:value="0.002957">
            <text:p>0.002957</text:p>
          </table:table-cell>
          <table:table-cell office:value-type="float" office:value="0.003185">
            <text:p>0.003185</text:p>
          </table:table-cell>
          <table:table-cell office:value-type="float" office:value="0.003436">
            <text:p>0.003436</text:p>
          </table:table-cell>
          <table:table-cell office:value-type="float" office:value="0.392999">
            <text:p>0.392999</text:p>
          </table:table-cell>
          <table:table-cell office:value-type="float" office:value="20.094869">
            <text:p>20.094869</text:p>
          </table:table-cell>
          <table:table-cell office:value-type="float" office:value="7.243416">
            <text:p>7.243416</text:p>
          </table:table-cell>
          <table:table-cell office:value-type="float" office:value="6.357571">
            <text:p>6.357571</text:p>
          </table:table-cell>
          <table:table-cell office:value-type="float" office:value="2.319314">
            <text:p>2.3193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2">
            <text:p>0.001862</text:p>
          </table:table-cell>
          <table:table-cell office:value-type="float" office:value="0.0904763333333333">
            <text:p>0.0904763333</text:p>
          </table:table-cell>
          <table:table-cell office:value-type="float" office:value="0.001695">
            <text:p>0.001695</text:p>
          </table:table-cell>
          <table:table-cell office:value-type="float" office:value="0.001863">
            <text:p>0.001863</text:p>
          </table:table-cell>
          <table:table-cell office:value-type="float" office:value="0.00207">
            <text:p>0.00207</text:p>
          </table:table-cell>
          <table:table-cell office:value-type="float" office:value="0.002177">
            <text:p>0.002177</text:p>
          </table:table-cell>
          <table:table-cell office:value-type="float" office:value="0.002518">
            <text:p>0.002518</text:p>
          </table:table-cell>
          <table:table-cell office:value-type="float" office:value="0.002551">
            <text:p>0.002551</text:p>
          </table:table-cell>
          <table:table-cell office:value-type="float" office:value="0.002821">
            <text:p>0.002821</text:p>
          </table:table-cell>
          <table:table-cell office:value-type="float" office:value="0.002966">
            <text:p>0.002966</text:p>
          </table:table-cell>
          <table:table-cell office:value-type="float" office:value="0.001836">
            <text:p>0.001836</text:p>
          </table:table-cell>
          <table:table-cell office:value-type="float" office:value="0.001867">
            <text:p>0.001867</text:p>
          </table:table-cell>
          <table:table-cell office:value-type="float" office:value="0.00211">
            <text:p>0.00211</text:p>
          </table:table-cell>
          <table:table-cell office:value-type="float" office:value="0.002169">
            <text:p>0.002169</text:p>
          </table:table-cell>
          <table:table-cell office:value-type="float" office:value="0.002465">
            <text:p>0.002465</text:p>
          </table:table-cell>
          <table:table-cell office:value-type="float" office:value="0.002495">
            <text:p>0.002495</text:p>
          </table:table-cell>
          <table:table-cell office:value-type="float" office:value="0.002776">
            <text:p>0.002776</text:p>
          </table:table-cell>
          <table:table-cell office:value-type="float" office:value="0.002961">
            <text:p>0.002961</text:p>
          </table:table-cell>
          <table:table-cell office:value-type="float" office:value="0.003178">
            <text:p>0.003178</text:p>
          </table:table-cell>
          <table:table-cell office:value-type="float" office:value="0.003452">
            <text:p>0.003452</text:p>
          </table:table-cell>
          <table:table-cell office:value-type="float" office:value="0.391221">
            <text:p>0.391221</text:p>
          </table:table-cell>
          <table:table-cell office:value-type="float" office:value="18.695823">
            <text:p>18.695823</text:p>
          </table:table-cell>
          <table:table-cell office:value-type="float" office:value="7.568923">
            <text:p>7.568923</text:p>
          </table:table-cell>
          <table:table-cell office:value-type="float" office:value="5.099114">
            <text:p>5.099114</text:p>
          </table:table-cell>
          <table:table-cell office:value-type="float" office:value="2.399229">
            <text:p>2.3992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48">
            <text:p>0.001848</text:p>
          </table:table-cell>
          <table:table-cell office:value-type="float" office:value="0.0910476666666667">
            <text:p>0.0910476667</text:p>
          </table:table-cell>
          <table:table-cell office:value-type="float" office:value="0.001695">
            <text:p>0.001695</text:p>
          </table:table-cell>
          <table:table-cell office:value-type="float" office:value="0.001865">
            <text:p>0.001865</text:p>
          </table:table-cell>
          <table:table-cell office:value-type="float" office:value="0.002071">
            <text:p>0.002071</text:p>
          </table:table-cell>
          <table:table-cell office:value-type="float" office:value="0.002176">
            <text:p>0.002176</text:p>
          </table:table-cell>
          <table:table-cell office:value-type="float" office:value="0.002517">
            <text:p>0.002517</text:p>
          </table:table-cell>
          <table:table-cell office:value-type="float" office:value="0.002552">
            <text:p>0.002552</text:p>
          </table:table-cell>
          <table:table-cell office:value-type="float" office:value="0.002822">
            <text:p>0.002822</text:p>
          </table:table-cell>
          <table:table-cell office:value-type="float" office:value="0.002966">
            <text:p>0.002966</text:p>
          </table:table-cell>
          <table:table-cell office:value-type="float" office:value="0.001825">
            <text:p>0.001825</text:p>
          </table:table-cell>
          <table:table-cell office:value-type="float" office:value="0.001868">
            <text:p>0.001868</text:p>
          </table:table-cell>
          <table:table-cell office:value-type="float" office:value="0.002098">
            <text:p>0.002098</text:p>
          </table:table-cell>
          <table:table-cell office:value-type="float" office:value="0.002177">
            <text:p>0.002177</text:p>
          </table:table-cell>
          <table:table-cell office:value-type="float" office:value="0.002467">
            <text:p>0.002467</text:p>
          </table:table-cell>
          <table:table-cell office:value-type="float" office:value="0.002492">
            <text:p>0.002492</text:p>
          </table:table-cell>
          <table:table-cell office:value-type="float" office:value="0.002783">
            <text:p>0.002783</text:p>
          </table:table-cell>
          <table:table-cell office:value-type="float" office:value="0.002963">
            <text:p>0.002963</text:p>
          </table:table-cell>
          <table:table-cell office:value-type="float" office:value="0.003176">
            <text:p>0.003176</text:p>
          </table:table-cell>
          <table:table-cell office:value-type="float" office:value="0.003443">
            <text:p>0.003443</text:p>
          </table:table-cell>
          <table:table-cell office:value-type="float" office:value="0.397608">
            <text:p>0.397608</text:p>
          </table:table-cell>
          <table:table-cell office:value-type="float" office:value="20.389791">
            <text:p>20.389791</text:p>
          </table:table-cell>
          <table:table-cell office:value-type="float" office:value="7.379349">
            <text:p>7.379349</text:p>
          </table:table-cell>
          <table:table-cell office:value-type="float" office:value="4.364686">
            <text:p>4.364686</text:p>
          </table:table-cell>
          <table:table-cell office:value-type="float" office:value="2.290771">
            <text:p>2.2907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46">
            <text:p>0.001846</text:p>
          </table:table-cell>
          <table:table-cell office:value-type="float" office:value="0.089143">
            <text:p>0.089143</text:p>
          </table:table-cell>
          <table:table-cell office:value-type="float" office:value="0.001696">
            <text:p>0.001696</text:p>
          </table:table-cell>
          <table:table-cell office:value-type="float" office:value="0.001862">
            <text:p>0.001862</text:p>
          </table:table-cell>
          <table:table-cell office:value-type="float" office:value="0.002071">
            <text:p>0.002071</text:p>
          </table:table-cell>
          <table:table-cell office:value-type="float" office:value="0.002177">
            <text:p>0.002177</text:p>
          </table:table-cell>
          <table:table-cell office:value-type="float" office:value="0.002515">
            <text:p>0.002515</text:p>
          </table:table-cell>
          <table:table-cell office:value-type="float" office:value="0.002571">
            <text:p>0.002571</text:p>
          </table:table-cell>
          <table:table-cell office:value-type="float" office:value="0.002823">
            <text:p>0.002823</text:p>
          </table:table-cell>
          <table:table-cell office:value-type="float" office:value="0.002964">
            <text:p>0.002964</text:p>
          </table:table-cell>
          <table:table-cell office:value-type="float" office:value="0.001822">
            <text:p>0.001822</text:p>
          </table:table-cell>
          <table:table-cell office:value-type="float" office:value="0.001867">
            <text:p>0.001867</text:p>
          </table:table-cell>
          <table:table-cell office:value-type="float" office:value="0.002109">
            <text:p>0.002109</text:p>
          </table:table-cell>
          <table:table-cell office:value-type="float" office:value="0.002181">
            <text:p>0.002181</text:p>
          </table:table-cell>
          <table:table-cell office:value-type="float" office:value="0.002422">
            <text:p>0.002422</text:p>
          </table:table-cell>
          <table:table-cell office:value-type="float" office:value="0.002483">
            <text:p>0.002483</text:p>
          </table:table-cell>
          <table:table-cell office:value-type="float" office:value="0.002774">
            <text:p>0.002774</text:p>
          </table:table-cell>
          <table:table-cell office:value-type="float" office:value="0.002957">
            <text:p>0.002957</text:p>
          </table:table-cell>
          <table:table-cell office:value-type="float" office:value="0.003169">
            <text:p>0.003169</text:p>
          </table:table-cell>
          <table:table-cell office:value-type="float" office:value="0.003449">
            <text:p>0.003449</text:p>
          </table:table-cell>
          <table:table-cell office:value-type="float" office:value="0.399994">
            <text:p>0.399994</text:p>
          </table:table-cell>
          <table:table-cell office:value-type="float" office:value="19.081794">
            <text:p>19.081794</text:p>
          </table:table-cell>
          <table:table-cell office:value-type="float" office:value="7.775476">
            <text:p>7.775476</text:p>
          </table:table-cell>
          <table:table-cell office:value-type="float" office:value="4.349029">
            <text:p>4.349029</text:p>
          </table:table-cell>
          <table:table-cell office:value-type="float" office:value="2.319143">
            <text:p>2.3191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45">
            <text:p>0.001845</text:p>
          </table:table-cell>
          <table:table-cell office:value-type="float" office:value="0.091619">
            <text:p>0.091619</text:p>
          </table:table-cell>
          <table:table-cell office:value-type="float" office:value="0.001695">
            <text:p>0.001695</text:p>
          </table:table-cell>
          <table:table-cell office:value-type="float" office:value="0.001862">
            <text:p>0.001862</text:p>
          </table:table-cell>
          <table:table-cell office:value-type="float" office:value="0.002073">
            <text:p>0.002073</text:p>
          </table:table-cell>
          <table:table-cell office:value-type="float" office:value="0.002177">
            <text:p>0.002177</text:p>
          </table:table-cell>
          <table:table-cell office:value-type="float" office:value="0.002516">
            <text:p>0.002516</text:p>
          </table:table-cell>
          <table:table-cell office:value-type="float" office:value="0.002558">
            <text:p>0.002558</text:p>
          </table:table-cell>
          <table:table-cell office:value-type="float" office:value="0.002826">
            <text:p>0.002826</text:p>
          </table:table-cell>
          <table:table-cell office:value-type="float" office:value="0.002968">
            <text:p>0.002968</text:p>
          </table:table-cell>
          <table:table-cell office:value-type="float" office:value="0.001828">
            <text:p>0.001828</text:p>
          </table:table-cell>
          <table:table-cell office:value-type="float" office:value="0.001867">
            <text:p>0.001867</text:p>
          </table:table-cell>
          <table:table-cell office:value-type="float" office:value="0.002106">
            <text:p>0.002106</text:p>
          </table:table-cell>
          <table:table-cell office:value-type="float" office:value="0.002196">
            <text:p>0.002196</text:p>
          </table:table-cell>
          <table:table-cell office:value-type="float" office:value="0.002428">
            <text:p>0.002428</text:p>
          </table:table-cell>
          <table:table-cell office:value-type="float" office:value="0.002483">
            <text:p>0.002483</text:p>
          </table:table-cell>
          <table:table-cell office:value-type="float" office:value="0.002822">
            <text:p>0.002822</text:p>
          </table:table-cell>
          <table:table-cell office:value-type="float" office:value="0.002961">
            <text:p>0.002961</text:p>
          </table:table-cell>
          <table:table-cell office:value-type="float" office:value="0.003178">
            <text:p>0.003178</text:p>
          </table:table-cell>
          <table:table-cell office:value-type="float" office:value="0.003451">
            <text:p>0.003451</text:p>
          </table:table-cell>
          <table:table-cell office:value-type="float" office:value="0.395936">
            <text:p>0.395936</text:p>
          </table:table-cell>
          <table:table-cell office:value-type="float" office:value="19.984831">
            <text:p>19.984831</text:p>
          </table:table-cell>
          <table:table-cell office:value-type="float" office:value="7.502723">
            <text:p>7.502723</text:p>
          </table:table-cell>
          <table:table-cell office:value-type="float" office:value="4.387571">
            <text:p>4.387571</text:p>
          </table:table-cell>
          <table:table-cell office:value-type="float" office:value="2.388514">
            <text:p>2.3885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886666666666667">
            <text:p>0.0886666667</text:p>
          </table:table-cell>
          <table:table-cell office:value-type="float" office:value="0.001698">
            <text:p>0.001698</text:p>
          </table:table-cell>
          <table:table-cell office:value-type="float" office:value="0.001866">
            <text:p>0.001866</text:p>
          </table:table-cell>
          <table:table-cell office:value-type="float" office:value="0.002072">
            <text:p>0.002072</text:p>
          </table:table-cell>
          <table:table-cell office:value-type="float" office:value="0.002176">
            <text:p>0.002176</text:p>
          </table:table-cell>
          <table:table-cell office:value-type="float" office:value="0.002519">
            <text:p>0.002519</text:p>
          </table:table-cell>
          <table:table-cell office:value-type="float" office:value="0.002551">
            <text:p>0.002551</text:p>
          </table:table-cell>
          <table:table-cell office:value-type="float" office:value="0.002821">
            <text:p>0.002821</text:p>
          </table:table-cell>
          <table:table-cell office:value-type="float" office:value="0.002961">
            <text:p>0.002961</text:p>
          </table:table-cell>
          <table:table-cell office:value-type="float" office:value="0.001834">
            <text:p>0.001834</text:p>
          </table:table-cell>
          <table:table-cell office:value-type="float" office:value="0.00187">
            <text:p>0.00187</text:p>
          </table:table-cell>
          <table:table-cell office:value-type="float" office:value="0.002095">
            <text:p>0.002095</text:p>
          </table:table-cell>
          <table:table-cell office:value-type="float" office:value="0.002166">
            <text:p>0.002166</text:p>
          </table:table-cell>
          <table:table-cell office:value-type="float" office:value="0.002415">
            <text:p>0.002415</text:p>
          </table:table-cell>
          <table:table-cell office:value-type="float" office:value="0.002486">
            <text:p>0.002486</text:p>
          </table:table-cell>
          <table:table-cell office:value-type="float" office:value="0.002776">
            <text:p>0.002776</text:p>
          </table:table-cell>
          <table:table-cell office:value-type="float" office:value="0.002958">
            <text:p>0.002958</text:p>
          </table:table-cell>
          <table:table-cell office:value-type="float" office:value="0.003175">
            <text:p>0.003175</text:p>
          </table:table-cell>
          <table:table-cell office:value-type="float" office:value="0.003443">
            <text:p>0.003443</text:p>
          </table:table-cell>
          <table:table-cell office:value-type="float" office:value="0.398146">
            <text:p>0.398146</text:p>
          </table:table-cell>
          <table:table-cell office:value-type="float" office:value="18.527703">
            <text:p>18.527703</text:p>
          </table:table-cell>
          <table:table-cell office:value-type="float" office:value="7.437232">
            <text:p>7.437232</text:p>
          </table:table-cell>
          <table:table-cell office:value-type="float" office:value="4.381114">
            <text:p>4.381114</text:p>
          </table:table-cell>
          <table:table-cell office:value-type="float" office:value="2.361629">
            <text:p>2.36162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4">
            <text:p>0.001854</text:p>
          </table:table-cell>
          <table:table-cell office:value-type="float" office:value="0.089619">
            <text:p>0.089619</text:p>
          </table:table-cell>
          <table:table-cell office:value-type="float" office:value="0.001697">
            <text:p>0.001697</text:p>
          </table:table-cell>
          <table:table-cell office:value-type="float" office:value="0.001864">
            <text:p>0.001864</text:p>
          </table:table-cell>
          <table:table-cell office:value-type="float" office:value="0.002068">
            <text:p>0.002068</text:p>
          </table:table-cell>
          <table:table-cell office:value-type="float" office:value="0.002177">
            <text:p>0.002177</text:p>
          </table:table-cell>
          <table:table-cell office:value-type="float" office:value="0.002523">
            <text:p>0.002523</text:p>
          </table:table-cell>
          <table:table-cell office:value-type="float" office:value="0.002563">
            <text:p>0.002563</text:p>
          </table:table-cell>
          <table:table-cell office:value-type="float" office:value="0.002823">
            <text:p>0.002823</text:p>
          </table:table-cell>
          <table:table-cell office:value-type="float" office:value="0.002961">
            <text:p>0.002961</text:p>
          </table:table-cell>
          <table:table-cell office:value-type="float" office:value="0.001837">
            <text:p>0.001837</text:p>
          </table:table-cell>
          <table:table-cell office:value-type="float" office:value="0.001868">
            <text:p>0.001868</text:p>
          </table:table-cell>
          <table:table-cell office:value-type="float" office:value="0.00212">
            <text:p>0.00212</text:p>
          </table:table-cell>
          <table:table-cell office:value-type="float" office:value="0.002166">
            <text:p>0.002166</text:p>
          </table:table-cell>
          <table:table-cell office:value-type="float" office:value="0.002424">
            <text:p>0.002424</text:p>
          </table:table-cell>
          <table:table-cell office:value-type="float" office:value="0.0025">
            <text:p>0.0025</text:p>
          </table:table-cell>
          <table:table-cell office:value-type="float" office:value="0.002768">
            <text:p>0.002768</text:p>
          </table:table-cell>
          <table:table-cell office:value-type="float" office:value="0.00296">
            <text:p>0.00296</text:p>
          </table:table-cell>
          <table:table-cell office:value-type="float" office:value="0.003178">
            <text:p>0.003178</text:p>
          </table:table-cell>
          <table:table-cell office:value-type="float" office:value="0.003437">
            <text:p>0.003437</text:p>
          </table:table-cell>
          <table:table-cell office:value-type="float" office:value="0.398601">
            <text:p>0.398601</text:p>
          </table:table-cell>
          <table:table-cell office:value-type="float" office:value="18.890826">
            <text:p>18.890826</text:p>
          </table:table-cell>
          <table:table-cell office:value-type="float" office:value="7.249405">
            <text:p>7.249405</text:p>
          </table:table-cell>
          <table:table-cell office:value-type="float" office:value="4.505857">
            <text:p>4.505857</text:p>
          </table:table-cell>
          <table:table-cell office:value-type="float" office:value="2.362057">
            <text:p>2.362057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6">
            <text:p>0.00186</text:p>
          </table:table-cell>
          <table:table-cell office:value-type="float" office:value="0.088381">
            <text:p>0.088381</text:p>
          </table:table-cell>
          <table:table-cell office:value-type="float" office:value="0.001697">
            <text:p>0.001697</text:p>
          </table:table-cell>
          <table:table-cell office:value-type="float" office:value="0.001865">
            <text:p>0.001865</text:p>
          </table:table-cell>
          <table:table-cell office:value-type="float" office:value="0.002071">
            <text:p>0.002071</text:p>
          </table:table-cell>
          <table:table-cell office:value-type="float" office:value="0.002175">
            <text:p>0.002175</text:p>
          </table:table-cell>
          <table:table-cell office:value-type="float" office:value="0.002518">
            <text:p>0.002518</text:p>
          </table:table-cell>
          <table:table-cell office:value-type="float" office:value="0.002559">
            <text:p>0.002559</text:p>
          </table:table-cell>
          <table:table-cell office:value-type="float" office:value="0.002821">
            <text:p>0.002821</text:p>
          </table:table-cell>
          <table:table-cell office:value-type="float" office:value="0.002965">
            <text:p>0.002965</text:p>
          </table:table-cell>
          <table:table-cell office:value-type="float" office:value="0.001843">
            <text:p>0.001843</text:p>
          </table:table-cell>
          <table:table-cell office:value-type="float" office:value="0.001866">
            <text:p>0.001866</text:p>
          </table:table-cell>
          <table:table-cell office:value-type="float" office:value="0.002123">
            <text:p>0.002123</text:p>
          </table:table-cell>
          <table:table-cell office:value-type="float" office:value="0.002154">
            <text:p>0.002154</text:p>
          </table:table-cell>
          <table:table-cell office:value-type="float" office:value="0.002456">
            <text:p>0.002456</text:p>
          </table:table-cell>
          <table:table-cell office:value-type="float" office:value="0.002519">
            <text:p>0.002519</text:p>
          </table:table-cell>
          <table:table-cell office:value-type="float" office:value="0.002765">
            <text:p>0.002765</text:p>
          </table:table-cell>
          <table:table-cell office:value-type="float" office:value="0.002959">
            <text:p>0.002959</text:p>
          </table:table-cell>
          <table:table-cell office:value-type="float" office:value="0.003182">
            <text:p>0.003182</text:p>
          </table:table-cell>
          <table:table-cell office:value-type="float" office:value="0.00345">
            <text:p>0.00345</text:p>
          </table:table-cell>
          <table:table-cell office:value-type="float" office:value="0.391779">
            <text:p>0.391779</text:p>
          </table:table-cell>
          <table:table-cell office:value-type="float" office:value="21.143829">
            <text:p>21.143829</text:p>
          </table:table-cell>
          <table:table-cell office:value-type="float" office:value="7.233323">
            <text:p>7.233323</text:p>
          </table:table-cell>
          <table:table-cell office:value-type="float" office:value="4.503486">
            <text:p>4.503486</text:p>
          </table:table-cell>
          <table:table-cell office:value-type="float" office:value="2.356514">
            <text:p>2.3565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6">
            <text:p>0.001856</text:p>
          </table:table-cell>
          <table:table-cell office:value-type="float" office:value="0.0904763333333333">
            <text:p>0.0904763333</text:p>
          </table:table-cell>
          <table:table-cell office:value-type="float" office:value="0.001696">
            <text:p>0.001696</text:p>
          </table:table-cell>
          <table:table-cell office:value-type="float" office:value="0.001865">
            <text:p>0.001865</text:p>
          </table:table-cell>
          <table:table-cell office:value-type="float" office:value="0.002071">
            <text:p>0.002071</text:p>
          </table:table-cell>
          <table:table-cell office:value-type="float" office:value="0.002184">
            <text:p>0.002184</text:p>
          </table:table-cell>
          <table:table-cell office:value-type="float" office:value="0.002516">
            <text:p>0.002516</text:p>
          </table:table-cell>
          <table:table-cell office:value-type="float" office:value="0.002559">
            <text:p>0.002559</text:p>
          </table:table-cell>
          <table:table-cell office:value-type="float" office:value="0.002826">
            <text:p>0.002826</text:p>
          </table:table-cell>
          <table:table-cell office:value-type="float" office:value="0.002965">
            <text:p>0.002965</text:p>
          </table:table-cell>
          <table:table-cell office:value-type="float" office:value="0.001835">
            <text:p>0.001835</text:p>
          </table:table-cell>
          <table:table-cell office:value-type="float" office:value="0.001865">
            <text:p>0.001865</text:p>
          </table:table-cell>
          <table:table-cell office:value-type="float" office:value="0.002109">
            <text:p>0.002109</text:p>
          </table:table-cell>
          <table:table-cell office:value-type="float" office:value="0.002165">
            <text:p>0.002165</text:p>
          </table:table-cell>
          <table:table-cell office:value-type="float" office:value="0.002421">
            <text:p>0.002421</text:p>
          </table:table-cell>
          <table:table-cell office:value-type="float" office:value="0.00252">
            <text:p>0.00252</text:p>
          </table:table-cell>
          <table:table-cell office:value-type="float" office:value="0.00277">
            <text:p>0.00277</text:p>
          </table:table-cell>
          <table:table-cell office:value-type="float" office:value="0.00296">
            <text:p>0.00296</text:p>
          </table:table-cell>
          <table:table-cell office:value-type="float" office:value="0.003183">
            <text:p>0.003183</text:p>
          </table:table-cell>
          <table:table-cell office:value-type="float" office:value="0.003439">
            <text:p>0.003439</text:p>
          </table:table-cell>
          <table:table-cell office:value-type="float" office:value="0.396229">
            <text:p>0.396229</text:p>
          </table:table-cell>
          <table:table-cell office:value-type="float" office:value="19.222451">
            <text:p>19.222451</text:p>
          </table:table-cell>
          <table:table-cell office:value-type="float" office:value="7.571849">
            <text:p>7.571849</text:p>
          </table:table-cell>
          <table:table-cell office:value-type="float" office:value="4.433314">
            <text:p>4.433314</text:p>
          </table:table-cell>
          <table:table-cell office:value-type="float" office:value="2.339571">
            <text:p>2.33957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9">
            <text:p>0.001859</text:p>
          </table:table-cell>
          <table:table-cell office:value-type="float" office:value="0.091619">
            <text:p>0.091619</text:p>
          </table:table-cell>
          <table:table-cell office:value-type="float" office:value="0.001695">
            <text:p>0.001695</text:p>
          </table:table-cell>
          <table:table-cell office:value-type="float" office:value="0.001861">
            <text:p>0.001861</text:p>
          </table:table-cell>
          <table:table-cell office:value-type="float" office:value="0.00207">
            <text:p>0.00207</text:p>
          </table:table-cell>
          <table:table-cell office:value-type="float" office:value="0.002175">
            <text:p>0.002175</text:p>
          </table:table-cell>
          <table:table-cell office:value-type="float" office:value="0.002517">
            <text:p>0.002517</text:p>
          </table:table-cell>
          <table:table-cell office:value-type="float" office:value="0.00255">
            <text:p>0.00255</text:p>
          </table:table-cell>
          <table:table-cell office:value-type="float" office:value="0.002827">
            <text:p>0.002827</text:p>
          </table:table-cell>
          <table:table-cell office:value-type="float" office:value="0.002964">
            <text:p>0.002964</text:p>
          </table:table-cell>
          <table:table-cell office:value-type="float" office:value="0.001829">
            <text:p>0.001829</text:p>
          </table:table-cell>
          <table:table-cell office:value-type="float" office:value="0.001865">
            <text:p>0.001865</text:p>
          </table:table-cell>
          <table:table-cell office:value-type="float" office:value="0.002124">
            <text:p>0.002124</text:p>
          </table:table-cell>
          <table:table-cell office:value-type="float" office:value="0.002152">
            <text:p>0.002152</text:p>
          </table:table-cell>
          <table:table-cell office:value-type="float" office:value="0.002436">
            <text:p>0.002436</text:p>
          </table:table-cell>
          <table:table-cell office:value-type="float" office:value="0.002532">
            <text:p>0.002532</text:p>
          </table:table-cell>
          <table:table-cell office:value-type="float" office:value="0.002768">
            <text:p>0.002768</text:p>
          </table:table-cell>
          <table:table-cell office:value-type="float" office:value="0.00296">
            <text:p>0.00296</text:p>
          </table:table-cell>
          <table:table-cell office:value-type="float" office:value="0.003171">
            <text:p>0.003171</text:p>
          </table:table-cell>
          <table:table-cell office:value-type="float" office:value="0.003442">
            <text:p>0.003442</text:p>
          </table:table-cell>
          <table:table-cell office:value-type="float" office:value="0.395314">
            <text:p>0.395314</text:p>
          </table:table-cell>
          <table:table-cell office:value-type="float" office:value="19.118397">
            <text:p>19.118397</text:p>
          </table:table-cell>
          <table:table-cell office:value-type="float" office:value="7.09001">
            <text:p>7.09001</text:p>
          </table:table-cell>
          <table:table-cell office:value-type="float" office:value="4.2654">
            <text:p>4.2654</text:p>
          </table:table-cell>
          <table:table-cell office:value-type="float" office:value="2.364514">
            <text:p>2.3645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.001857">
            <text:p>0.001857</text:p>
          </table:table-cell>
          <table:table-cell office:value-type="float" office:value="0.090762">
            <text:p>0.090762</text:p>
          </table:table-cell>
          <table:table-cell office:value-type="float" office:value="0.001698">
            <text:p>0.001698</text:p>
          </table:table-cell>
          <table:table-cell office:value-type="float" office:value="0.001863">
            <text:p>0.001863</text:p>
          </table:table-cell>
          <table:table-cell office:value-type="float" office:value="0.002072">
            <text:p>0.002072</text:p>
          </table:table-cell>
          <table:table-cell office:value-type="float" office:value="0.002177">
            <text:p>0.002177</text:p>
          </table:table-cell>
          <table:table-cell office:value-type="float" office:value="0.002513">
            <text:p>0.002513</text:p>
          </table:table-cell>
          <table:table-cell office:value-type="float" office:value="0.002558">
            <text:p>0.002558</text:p>
          </table:table-cell>
          <table:table-cell office:value-type="float" office:value="0.002826">
            <text:p>0.002826</text:p>
          </table:table-cell>
          <table:table-cell office:value-type="float" office:value="0.002962">
            <text:p>0.002962</text:p>
          </table:table-cell>
          <table:table-cell office:value-type="float" office:value="0.001818">
            <text:p>0.001818</text:p>
          </table:table-cell>
          <table:table-cell office:value-type="float" office:value="0.001861">
            <text:p>0.001861</text:p>
          </table:table-cell>
          <table:table-cell office:value-type="float" office:value="0.002104">
            <text:p>0.002104</text:p>
          </table:table-cell>
          <table:table-cell office:value-type="float" office:value="0.002166">
            <text:p>0.002166</text:p>
          </table:table-cell>
          <table:table-cell office:value-type="float" office:value="0.002416">
            <text:p>0.002416</text:p>
          </table:table-cell>
          <table:table-cell office:value-type="float" office:value="0.002536">
            <text:p>0.002536</text:p>
          </table:table-cell>
          <table:table-cell office:value-type="float" office:value="0.002812">
            <text:p>0.002812</text:p>
          </table:table-cell>
          <table:table-cell office:value-type="float" office:value="0.002955">
            <text:p>0.002955</text:p>
          </table:table-cell>
          <table:table-cell office:value-type="float" office:value="0.003174">
            <text:p>0.003174</text:p>
          </table:table-cell>
          <table:table-cell office:value-type="float" office:value="0.003455">
            <text:p>0.003455</text:p>
          </table:table-cell>
          <table:table-cell office:value-type="float" office:value="0.394382">
            <text:p>0.394382</text:p>
          </table:table-cell>
          <table:table-cell office:value-type="float" office:value="18.614586">
            <text:p>18.614586</text:p>
          </table:table-cell>
          <table:table-cell office:value-type="float" office:value="7.752301">
            <text:p>7.752301</text:p>
          </table:table-cell>
          <table:table-cell office:value-type="float" office:value="4.249657">
            <text:p>4.249657</text:p>
          </table:table-cell>
          <table:table-cell office:value-type="float" office:value="2.325514">
            <text:p>2.32551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7:.C106])" office:value-type="float" office:value="0.00185763">
            <text:p>0.00185763</text:p>
          </table:table-cell>
          <table:table-cell table:formula="of:=AVERAGE([.D7:.D106])" office:value-type="float" office:value="0.0892371466666667">
            <text:p>0.0892371467</text:p>
          </table:table-cell>
          <table:table-cell table:formula="of:=AVERAGE([.E7:.E106])" office:value-type="float" office:value="0.00169682">
            <text:p>0.00169682</text:p>
          </table:table-cell>
          <table:table-cell table:formula="of:=AVERAGE([.F7:.F106])" office:value-type="float" office:value="0.00186277">
            <text:p>0.00186277</text:p>
          </table:table-cell>
          <table:table-cell table:formula="of:=AVERAGE([.G7:.G106])" office:value-type="float" office:value="0.00209263">
            <text:p>0.00209263</text:p>
          </table:table-cell>
          <table:table-cell table:formula="of:=AVERAGE([.H7:.H106])" office:value-type="float" office:value="0.00217684">
            <text:p>0.00217684</text:p>
          </table:table-cell>
          <table:table-cell table:formula="of:=AVERAGE([.I7:.I106])" office:value-type="float" office:value="0.00251335">
            <text:p>0.00251335</text:p>
          </table:table-cell>
          <table:table-cell table:formula="of:=AVERAGE([.J7:.J106])" office:value-type="float" office:value="0.00257325">
            <text:p>0.00257325</text:p>
          </table:table-cell>
          <table:table-cell table:formula="of:=AVERAGE([.K7:.K106])" office:value-type="float" office:value="0.00281676">
            <text:p>0.00281676</text:p>
          </table:table-cell>
          <table:table-cell table:formula="of:=AVERAGE([.L7:.L106])" office:value-type="float" office:value="0.0030199">
            <text:p>0.0030199</text:p>
          </table:table-cell>
          <table:table-cell table:formula="of:=AVERAGE([.M7:.M106])" office:value-type="float" office:value="0.00182547">
            <text:p>0.00182547</text:p>
          </table:table-cell>
          <table:table-cell table:formula="of:=AVERAGE([.N7:.N106])" office:value-type="float" office:value="0.00187376">
            <text:p>0.00187376</text:p>
          </table:table-cell>
          <table:table-cell table:formula="of:=AVERAGE([.O7:.O106])" office:value-type="float" office:value="0.00209622">
            <text:p>0.00209622</text:p>
          </table:table-cell>
          <table:table-cell table:formula="of:=AVERAGE([.P7:.P106])" office:value-type="float" office:value="0.00217569">
            <text:p>0.00217569</text:p>
          </table:table-cell>
          <table:table-cell table:formula="of:=AVERAGE([.Q7:.Q106])" office:value-type="float" office:value="0.00242923">
            <text:p>0.00242923</text:p>
          </table:table-cell>
          <table:table-cell table:formula="of:=AVERAGE([.R7:.R106])" office:value-type="float" office:value="0.00250407">
            <text:p>0.00250407</text:p>
          </table:table-cell>
          <table:table-cell table:formula="of:=AVERAGE([.S7:.S106])" office:value-type="float" office:value="0.00277807">
            <text:p>0.00277807</text:p>
          </table:table-cell>
          <table:table-cell table:formula="of:=AVERAGE([.T7:.T106])" office:value-type="float" office:value="0.00297212">
            <text:p>0.00297212</text:p>
          </table:table-cell>
          <table:table-cell table:formula="of:=AVERAGE([.U7:.U106])" office:value-type="float" office:value="0.00318464">
            <text:p>0.00318464</text:p>
          </table:table-cell>
          <table:table-cell table:formula="of:=AVERAGE([.V7:.V106])" office:value-type="float" office:value="0.00344452">
            <text:p>0.00344452</text:p>
          </table:table-cell>
          <table:table-cell table:formula="of:=AVERAGE([.W7:.W106])" office:value-type="float" office:value="0.39713925">
            <text:p>0.39713925</text:p>
          </table:table-cell>
          <table:table-cell table:formula="of:=AVERAGE([.X7:.X106])" office:value-type="float" office:value="20.32746924">
            <text:p>20.32746924</text:p>
          </table:table-cell>
          <table:table-cell table:formula="of:=AVERAGE([.Y7:.Y106])" office:value-type="float" office:value="7.37290536">
            <text:p>7.37290536</text:p>
          </table:table-cell>
          <table:table-cell table:formula="of:=AVERAGE([.Z7:.Z106])" office:value-type="float" office:value="4.56731514">
            <text:p>4.56731514</text:p>
          </table:table-cell>
          <table:table-cell table:formula="of:=AVERAGE([.AA7:.AA106])" office:value-type="float" office:value="2.406322">
            <text:p>2.406322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Std Deviation</text:p>
          </table:table-cell>
          <table:table-cell table:formula="of:=STDEV([.C7:.C106])" office:value-type="float" office:value="0.00000604470717640523">
            <text:p>6.04470717640523E-006</text:p>
          </table:table-cell>
          <table:table-cell table:formula="of:=STDEV([.D7:.D106])" office:value-type="float" office:value="0.00142111877278954">
            <text:p>0.0014211188</text:p>
          </table:table-cell>
          <table:table-cell table:formula="of:=STDEV([.E7:.E106])" office:value-type="float" office:value="0.00000359960716150688">
            <text:p>3.59960716150688E-006</text:p>
          </table:table-cell>
          <table:table-cell table:formula="of:=STDEV([.F7:.F106])" office:value-type="float" office:value="0.00000213132007275425">
            <text:p>2.13132007275425E-006</text:p>
          </table:table-cell>
          <table:table-cell table:formula="of:=STDEV([.G7:.G106])" office:value-type="float" office:value="0.0000268375791860155">
            <text:p>2.68375791860155E-005</text:p>
          </table:table-cell>
          <table:table-cell table:formula="of:=STDEV([.H7:.H106])" office:value-type="float" office:value="0.00000413831566771515">
            <text:p>4.13831566771515E-006</text:p>
          </table:table-cell>
          <table:table-cell table:formula="of:=STDEV([.I7:.I106])" office:value-type="float" office:value="0.00000438172282892186">
            <text:p>4.38172282892186E-006</text:p>
          </table:table-cell>
          <table:table-cell table:formula="of:=STDEV([.J7:.J106])" office:value-type="float" office:value="0.0000299468805815507">
            <text:p>2.99468805815507E-005</text:p>
          </table:table-cell>
          <table:table-cell table:formula="of:=STDEV([.K7:.K106])" office:value-type="float" office:value="0.0000282771707184149">
            <text:p>2.82771707184149E-005</text:p>
          </table:table-cell>
          <table:table-cell table:formula="of:=STDEV([.L7:.L106])" office:value-type="float" office:value="0.0000315340124214147">
            <text:p>0.000031534</text:p>
          </table:table-cell>
          <table:table-cell table:formula="of:=STDEV([.M7:.M106])" office:value-type="float" office:value="0.0000131636590350829">
            <text:p>1.31636590350829E-005</text:p>
          </table:table-cell>
          <table:table-cell table:formula="of:=STDEV([.N7:.N106])" office:value-type="float" office:value="0.0000132238841159136">
            <text:p>1.32238841159136E-005</text:p>
          </table:table-cell>
          <table:table-cell table:formula="of:=STDEV([.O7:.O106])" office:value-type="float" office:value="0.0000144163067042117">
            <text:p>1.44163067042117E-005</text:p>
          </table:table-cell>
          <table:table-cell table:formula="of:=STDEV([.P7:.P106])" office:value-type="float" office:value="0.0000145183234972815">
            <text:p>1.45183234972815E-005</text:p>
          </table:table-cell>
          <table:table-cell table:formula="of:=STDEV([.Q7:.Q106])" office:value-type="float" office:value="0.0000164180579321254">
            <text:p>1.64180579321254E-005</text:p>
          </table:table-cell>
          <table:table-cell table:formula="of:=STDEV([.R7:.R106])" office:value-type="float" office:value="0.0000179315505478613">
            <text:p>1.79315505478613E-005</text:p>
          </table:table-cell>
          <table:table-cell table:formula="of:=STDEV([.S7:.S106])" office:value-type="float" office:value="0.0000172768631412071">
            <text:p>1.72768631412071E-005</text:p>
          </table:table-cell>
          <table:table-cell table:formula="of:=STDEV([.T7:.T106])" office:value-type="float" office:value="0.0000189700880974297">
            <text:p>1.89700880974297E-005</text:p>
          </table:table-cell>
          <table:table-cell table:formula="of:=STDEV([.U7:.U106])" office:value-type="float" office:value="0.0000141917033665605">
            <text:p>1.41917033665605E-005</text:p>
          </table:table-cell>
          <table:table-cell table:formula="of:=STDEV([.V7:.V106])" office:value-type="float" office:value="0.00000618646290155555">
            <text:p>6.18646290155555E-006</text:p>
          </table:table-cell>
          <table:table-cell table:formula="of:=STDEV([.W7:.W106])" office:value-type="float" office:value="0.00465861019587073">
            <text:p>0.0046586102</text:p>
          </table:table-cell>
          <table:table-cell table:formula="of:=STDEV([.X7:.X106])" office:value-type="float" office:value="3.17152315967366">
            <text:p>3.1715231597</text:p>
          </table:table-cell>
          <table:table-cell table:formula="of:=STDEV([.Y7:.Y106])" office:value-type="float" office:value="0.164626258028404">
            <text:p>0.164626258</text:p>
          </table:table-cell>
          <table:table-cell table:formula="of:=STDEV([.Z7:.Z106])" office:value-type="float" office:value="0.714402840294429">
            <text:p>0.7144028403</text:p>
          </table:table-cell>
          <table:table-cell table:formula="of:=STDEV([.AA7:.AA106])" office:value-type="float" office:value="0.272968707069384">
            <text:p>0.2729687071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Clock Cycles</text:p>
          </table:table-cell>
          <table:table-cell table:formula="of:=[.C108]*3500000000/1000000" office:value-type="float" office:value="6.501705">
            <text:p>6.501705</text:p>
          </table:table-cell>
          <table:table-cell table:formula="of:=[.D108]*3500000000/1000000" office:value-type="float" office:value="312.330013333333">
            <text:p>312.3300133333</text:p>
          </table:table-cell>
          <table:table-cell table:formula="of:=[.E108]*3500000000/1000000" office:value-type="float" office:value="5.93887000000001">
            <text:p>5.93887</text:p>
          </table:table-cell>
          <table:table-cell table:formula="of:=[.F108]*3500000000/1000000" office:value-type="float" office:value="6.51969500000001">
            <text:p>6.519695</text:p>
          </table:table-cell>
          <table:table-cell table:formula="of:=[.G108]*3500000000/1000000" office:value-type="float" office:value="7.32420499999999">
            <text:p>7.324205</text:p>
          </table:table-cell>
          <table:table-cell table:formula="of:=[.H108]*3500000000/1000000" office:value-type="float" office:value="7.61894000000001">
            <text:p>7.61894</text:p>
          </table:table-cell>
          <table:table-cell table:formula="of:=[.I108]*3500000000/1000000" office:value-type="float" office:value="8.79672499999999">
            <text:p>8.796725</text:p>
          </table:table-cell>
          <table:table-cell table:formula="of:=[.J108]*3500000000/1000000" office:value-type="float" office:value="9.006375">
            <text:p>9.006375</text:p>
          </table:table-cell>
          <table:table-cell table:formula="of:=[.K108]*3500000000/1000000" office:value-type="float" office:value="9.85866">
            <text:p>9.85866</text:p>
          </table:table-cell>
          <table:table-cell table:formula="of:=[.L108]*3500000000/1000000" office:value-type="float" office:value="10.56965">
            <text:p>10.56965</text:p>
          </table:table-cell>
          <table:table-cell table:formula="of:=[.M108]*3500000000/1000000" office:value-type="float" office:value="6.389145">
            <text:p>6.389145</text:p>
          </table:table-cell>
          <table:table-cell table:formula="of:=[.N108]*3500000000/1000000" office:value-type="float" office:value="6.55816">
            <text:p>6.55816</text:p>
          </table:table-cell>
          <table:table-cell table:formula="of:=[.O108]*3500000000/1000000" office:value-type="float" office:value="7.33677">
            <text:p>7.33677</text:p>
          </table:table-cell>
          <table:table-cell table:formula="of:=[.P108]*3500000000/1000000" office:value-type="float" office:value="7.614915">
            <text:p>7.614915</text:p>
          </table:table-cell>
          <table:table-cell table:formula="of:=[.Q108]*3500000000/1000000" office:value-type="float" office:value="8.502305">
            <text:p>8.502305</text:p>
          </table:table-cell>
          <table:table-cell table:formula="of:=[.R108]*3500000000/1000000" office:value-type="float" office:value="8.764245">
            <text:p>8.764245</text:p>
          </table:table-cell>
          <table:table-cell table:formula="of:=[.S108]*3500000000/1000000" office:value-type="float" office:value="9.723245">
            <text:p>9.723245</text:p>
          </table:table-cell>
          <table:table-cell table:formula="of:=[.T108]*3500000000/1000000" office:value-type="float" office:value="10.40242">
            <text:p>10.40242</text:p>
          </table:table-cell>
          <table:table-cell table:formula="of:=[.U108]*3500000000/1000000" office:value-type="float" office:value="11.14624">
            <text:p>11.14624</text:p>
          </table:table-cell>
          <table:table-cell table:formula="of:=[.V108]*3500000000/1000000" office:value-type="float" office:value="12.05582">
            <text:p>12.05582</text:p>
          </table:table-cell>
          <table:table-cell table:formula="of:=[.W108]*3500000000/1000000" office:value-type="float" office:value="1389.987375">
            <text:p>1389.987375</text:p>
          </table:table-cell>
          <table:table-cell table:formula="of:=[.X108]*3500000000/1000000" office:value-type="float" office:value="71146.14234">
            <text:p>71146.14234</text:p>
          </table:table-cell>
          <table:table-cell table:formula="of:=[.Y108]*3500000000/1000000" office:value-type="float" office:value="25805.16876">
            <text:p>25805.16876</text:p>
          </table:table-cell>
          <table:table-cell table:formula="of:=[.Z108]*3500000000/1000000" office:value-type="float" office:value="15985.60299">
            <text:p>15985.60299</text:p>
          </table:table-cell>
          <table:table-cell table:formula="of:=[.AA108]*3500000000/1000000" office:value-type="float" office:value="8422.127">
            <text:p>8422.127</text:p>
          </table:table-cell>
          <table:table-cell table:number-columns-repeated="99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Prodromou</meta:initial-creator>
    <meta:creation-date>2014-01-27T16:59:47</meta:creation-date>
    <dc:date>2014-01-28T09:48:13</dc:date>
    <dc:creator>Andreas Prodromou</dc:creator>
    <meta:editing-duration>PT16H33M16S</meta:editing-duration>
    <meta:editing-cycles>4</meta:editing-cycles>
    <meta:generator>LibreOffice/3.5$Linux_X86_64 LibreOffice_project/350m1$Build-2</meta:generator>
    <meta:document-statistic meta:table-count="3" meta:cell-count="2609" meta:object-count="0"/>
  </office:meta>
</office:document-meta>
</file>